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902in"/>
    </style:style>
    <style:style style:name="co2" style:family="table-column">
      <style:table-column-properties fo:break-before="auto" style:column-width="0.9752in"/>
    </style:style>
    <style:style style:name="co3" style:family="table-column">
      <style:table-column-properties fo:break-before="auto" style:column-width="0.911in"/>
    </style:style>
    <style:style style:name="co4" style:family="table-column">
      <style:table-column-properties fo:break-before="auto" style:column-width="1.1689in"/>
    </style:style>
    <style:style style:name="co5" style:family="table-column">
      <style:table-column-properties fo:break-before="auto" style:column-width="1.061in"/>
    </style:style>
    <style:style style:name="co6" style:family="table-column">
      <style:table-column-properties fo:break-before="auto" style:column-width="1.222in"/>
    </style:style>
    <style:style style:name="co7" style:family="table-column">
      <style:table-column-properties fo:break-before="auto" style:column-width="0.889in"/>
    </style:style>
    <style:style style:name="co8" style:family="table-column">
      <style:table-column-properties fo:break-before="auto" style:column-width="1.2756in"/>
    </style:style>
    <style:style style:name="co9" style:family="table-column">
      <style:table-column-properties fo:break-before="auto" style:column-width="0.8575in"/>
    </style:style>
    <style:style style:name="co10" style:family="table-column">
      <style:table-column-properties fo:break-before="auto" style:column-width="1.0398in"/>
    </style:style>
    <style:style style:name="co11" style:family="table-column">
      <style:table-column-properties fo:break-before="auto" style:column-width="1.0189in"/>
    </style:style>
    <style:style style:name="co12" style:family="table-column">
      <style:table-column-properties fo:break-before="auto" style:column-width="0.6571in"/>
    </style:style>
    <style:style style:name="co13" style:family="table-column">
      <style:table-column-properties fo:break-before="auto" style:column-width="1.0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13" style:family="table-cell" style:parent-style-name="Default" style:data-style-name="N10100"/>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ce41" style:family="table-cell" style:parent-style-name="Default" style:data-style-name="N37"/>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content-validations>
        <table:content-validation table:name="val1" table:condition="of:cell-content-text-length()=3" table:allow-empty-cell="true" table:base-cell-address="currency_conversion_calculator.D4">
          <table:error-message table:message-type="stop" table:display="true"/>
        </table:content-validation>
        <table:content-validation table:name="val2" table:condition="of:cell-content-is-decimal-number() and cell-content()&gt;=0" table:allow-empty-cell="true" table:base-cell-address="currency_conversion_calculator.E7">
          <table:error-message table:message-type="stop" table:display="true"/>
        </table:content-validation>
      </table:content-validations>
      <table:table table:name="currency_conversion_calculator" table:style-name="ta1" table:protected="true">
        <loext:table-protection loext:select-protected-cells="true" loext:select-unprotected-cells="true"/>
        <office:forms form:automatic-focus="false" form:apply-design-mode="false"/>
        <table:shapes>
          <draw:frame draw:z-index="0" draw:name="Text Frame 1" draw:style-name="gr1" draw:text-style-name="P1" svg:width="6.3157in" svg:height="5.1689in" svg:x="9.2402in" svg:y="1.6205in">
            <draw:text-box>
              <text:p><text:span text:style-name="T1">Преди да пуснете макроса изключете защитата от Tools -&gt; Protect sheet.</text:span></text:p>
              <text:p><text:span text:style-name="T1"/></text:p>
              <text:p><text:span text:style-name="T1">Желателно е да изключвате защитата само след като сте приключили</text:span></text:p>
              <text:p><text:span text:style-name="T1">с въвеждането на данните (за да не се объркате да въведете данни</text:span></text:p>
              <text:p><text:span text:style-name="T1">там, където те ще се изгубят при пускане на макроса) и да я пускате след</text:span></text:p>
              <text:p><text:span text:style-name="T1">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text:span></text:p>
              <text:p><text:span text:style-name="T1">отворете падащото меню от настоящия файл, отворете Standard и</text:span></text:p>
              <text:p><text:span text:style-name="T1">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text:span></text:p>
              <text:p><text:span text:style-name="T1">че изчиства редовете на колони B, C F, G до 100 реда надолу от</text:span></text:p>
              <text:p><text:span text:style-name="T1">последната дата в колона A (с цел оптимизация е ограничена проверката</text:span></text:p>
              <text:p><text:span text:style-name="T1">за въведени данни, но тъй като формулата на I6 за общата сумата в лева</text:span></text:p>
              <text:p><text:span text:style-name="T1">е ограничен обхват това не би трябвалко да е проблем за определяне на общата сума). Ако има празнина от повече от 100 реда в колона A следващите редове се игнорират.</text:span></text:p>
              <text:p><text:span text:style-name="T1"/></text:p>
              <text:p><text:span text:style-name="T1"/></text:p>
            </draw:text-box>
          </draw:frame>
        </table:shapes>
        <table:table-column table:style-name="co1" table:default-cell-style-name="ce4"/>
        <table:table-column table:style-name="co2" table:default-cell-style-name="ce7"/>
        <table:table-column table:style-name="co1" table:default-cell-style-name="ce8"/>
        <table:table-column table:style-name="co3" table:default-cell-style-name="ce22"/>
        <table:table-column table:style-name="co4" table:default-cell-style-name="ce23"/>
        <table:table-column table:style-name="co5" table:default-cell-style-name="ce29"/>
        <table:table-column table:style-name="co6" table:default-cell-style-name="ce30"/>
        <table:table-column table:style-name="co7" table:default-cell-style-name="Default"/>
        <table:table-column table:style-name="co8" table:default-cell-style-name="Default"/>
        <table:table-column table:style-name="co7" table:number-columns-repeated="1015" table:default-cell-style-name="Default"/>
        <table:table-row table:style-name="ro1">
          <table:table-cell table:number-columns-repeated="3" table:style-name="ce9" office:value-type="string" calcext:value-type="string">
            <text:p>дата</text:p>
          </table:table-cell>
          <table:table-cell table:style-name="ce9" office:value-type="string" calcext:value-type="string">
            <text:p>валута</text:p>
          </table:table-cell>
          <table:table-cell table:style-name="ce9" office:value-type="string" calcext:value-type="string">
            <text:p>сума</text:p>
          </table:table-cell>
          <table:table-cell table:style-name="ce9" office:value-type="string" calcext:value-type="string">
            <text:p>валутен</text:p>
          </table:table-cell>
          <table:table-cell table:style-name="ce9" office:value-type="string" calcext:value-type="string">
            <text:p>сума</text:p>
          </table:table-cell>
          <table:table-cell table:style-name="ce13"/>
          <table:table-cell table:style-name="ce14" table:number-columns-repeated="1016"/>
        </table:table-row>
        <table:table-row table:style-name="ro1">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курс</text:p>
          </table:table-cell>
          <table:table-cell table:style-name="ce9" office:value-type="string" calcext:value-type="string">
            <text:p>в лева</text:p>
          </table:table-cell>
          <table:table-cell table:style-name="ce13"/>
          <table:table-cell table:style-name="ce14" table:number-columns-repeated="1016"/>
        </table:table-row>
        <table:table-row table:style-name="ro1">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9" office:value-type="string" calcext:value-type="string">
            <text:p>код</text:p>
          </table:table-cell>
          <table:table-cell table:style-name="ce9" office:value-type="string" calcext:value-type="string">
            <text:p>валута</text:p>
          </table:table-cell>
          <table:table-cell table:style-name="ce24" table:number-columns-repeated="2"/>
          <table:table-cell table:style-name="ce13"/>
          <table:table-cell table:style-name="ce14" table:number-columns-repeated="1016"/>
        </table:table-row>
        <table:table-row table:style-name="ro1">
          <table:table-cell table:style-name="ce2" office:value-type="date" office:date-value="2024-09-11" calcext:value-type="date">
            <text:p>09/11/2024</text:p>
          </table:table-cell>
          <table:table-cell table:formula="of:=[.A4]" office:value-type="date" office:date-value="2024-09-11" calcext:value-type="date">
            <text:p>11.09.2024</text:p>
          </table:table-cell>
          <table:table-cell table:formula="of:=[.A4]" office:value-type="date" office:date-value="2024-09-11" calcext:value-type="date">
            <text:p>11 септември 2024 г.</text:p>
          </table:table-cell>
          <table:table-cell table:content-validation-name="val1" office:value-type="string" calcext:value-type="string">
            <text:p>USD</text:p>
          </table:table-cell>
          <table:table-cell table:style-name="ce21" table:content-validation-name="val2" office:value-type="float" office:value="4.36" calcext:value-type="float">
            <text:p>4.3600</text:p>
          </table:table-cell>
          <table:table-cell table:formula="of:=INDEX([USD.B:.B]; MATCH([.A4]; [USD.A:.A]; 0))" office:value-type="float" office:value="1.7711" calcext:value-type="float">
            <text:p><text:s text:c="3"/>1.7711000</text:p>
          </table:table-cell>
          <table:table-cell table:formula="of:=ROUND([.E4]*[.F4];2)" office:value-type="float" office:value="7.72" calcext:value-type="float">
            <text:p><text:s text:c="3"/>7.72</text:p>
          </table:table-cell>
          <table:table-cell table:number-columns-repeated="1017"/>
        </table:table-row>
        <table:table-row table:style-name="ro1">
          <table:table-cell table:style-name="ce2" office:value-type="date" office:date-value="2024-02-15" calcext:value-type="date">
            <text:p>02/15/2024</text:p>
          </table:table-cell>
          <table:table-cell table:formula="of:=[.A5]" office:value-type="date" office:date-value="2024-02-15" calcext:value-type="date">
            <text:p>15.02.2024</text:p>
          </table:table-cell>
          <table:table-cell table:formula="of:=[.A5]" office:value-type="date" office:date-value="2024-02-15" calcext:value-type="date">
            <text:p>15 февруари 2024 г.</text:p>
          </table:table-cell>
          <table:table-cell table:content-validation-name="val1" office:value-type="string" calcext:value-type="string">
            <text:p>USD</text:p>
          </table:table-cell>
          <table:table-cell table:style-name="ce21" table:content-validation-name="val2" office:value-type="float" office:value="487.4" calcext:value-type="float">
            <text:p>487.4000</text:p>
          </table:table-cell>
          <table:table-cell table:formula="of:=INDEX([USD.B:.B]; MATCH([.A5]; [USD.A:.A]; 0))" office:value-type="float" office:value="1.82056" calcext:value-type="float">
            <text:p><text:s text:c="3"/>1.8205600</text:p>
          </table:table-cell>
          <table:table-cell table:formula="of:=ROUND([.E5]*[.F5];2)" office:value-type="float" office:value="887.34" calcext:value-type="float">
            <text:p><text:s text:c="3"/>887.34</text:p>
          </table:table-cell>
          <table:table-cell/>
          <table:table-cell table:style-name="ce9" office:value-type="string" calcext:value-type="string">
            <text:p>Обща сума:</text:p>
          </table:table-cell>
          <table:table-cell table:number-columns-repeated="1015"/>
        </table:table-row>
        <table:table-row table:style-name="ro1">
          <table:table-cell table:style-name="ce2" office:value-type="date" office:date-value="2024-08-24" calcext:value-type="date">
            <text:p>08/24/2024</text:p>
          </table:table-cell>
          <table:table-cell table:formula="of:=[.A6]" office:value-type="date" office:date-value="2024-08-24" calcext:value-type="date">
            <text:p>24.08.2024</text:p>
          </table:table-cell>
          <table:table-cell table:formula="of:=[.A6]" office:value-type="date" office:date-value="2024-08-24" calcext:value-type="date">
            <text:p>24 август 2024 г.</text:p>
          </table:table-cell>
          <table:table-cell table:content-validation-name="val1" office:value-type="string" calcext:value-type="string">
            <text:p>USD</text:p>
          </table:table-cell>
          <table:table-cell table:style-name="ce21" table:content-validation-name="val2" office:value-type="float" office:value="55" calcext:value-type="float">
            <text:p>55.0000</text:p>
          </table:table-cell>
          <table:table-cell table:formula="of:=INDEX([USD.B:.B]; MATCH([.A6]; [USD.A:.A]; 0))" office:value-type="float" office:value="1.75868" calcext:value-type="float">
            <text:p><text:s text:c="3"/>1.7586800</text:p>
          </table:table-cell>
          <table:table-cell table:formula="of:=ROUND([.E6]*[.F6];2)" office:value-type="float" office:value="96.73" calcext:value-type="float">
            <text:p><text:s text:c="3"/>96.73</text:p>
          </table:table-cell>
          <table:table-cell/>
          <table:table-cell table:style-name="ce30" table:formula="of:=SUM([.G4:.G103])" office:value-type="float" office:value="85064.55" calcext:value-type="float">
            <text:p><text:s text:c="2"/>85 064.55</text:p>
          </table:table-cell>
          <table:table-cell table:number-columns-repeated="1015"/>
        </table:table-row>
        <table:table-row table:style-name="ro1">
          <table:table-cell table:style-name="ce2" office:value-type="date" office:date-value="2024-08-31" calcext:value-type="date">
            <text:p>08/31/2024</text:p>
          </table:table-cell>
          <table:table-cell table:formula="of:=[.A7]" office:value-type="date" office:date-value="2024-08-31" calcext:value-type="date">
            <text:p>31.08.2024</text:p>
          </table:table-cell>
          <table:table-cell table:formula="of:=[.A7]" office:value-type="date" office:date-value="2024-08-31" calcext:value-type="date">
            <text:p>31 август 2024 г.</text:p>
          </table:table-cell>
          <table:table-cell table:content-validation-name="val1" office:value-type="string" calcext:value-type="string">
            <text:p>GBP</text:p>
          </table:table-cell>
          <table:table-cell table:style-name="ce21" table:content-validation-name="val2" office:value-type="float" office:value="136.55" calcext:value-type="float">
            <text:p>136.5500</text:p>
          </table:table-cell>
          <table:table-cell table:formula="of:=INDEX([GBP.B:.B]; MATCH([.A7]; [GBP.A:.A]; 0))" office:value-type="float" office:value="2.32505" calcext:value-type="float">
            <text:p><text:s text:c="3"/>2.3250500</text:p>
          </table:table-cell>
          <table:table-cell table:formula="of:=ROUND([.E7]*[.F7];2)" office:value-type="float" office:value="317.49" calcext:value-type="float">
            <text:p><text:s text:c="3"/>317.49</text:p>
          </table:table-cell>
          <table:table-cell table:number-columns-repeated="1017"/>
        </table:table-row>
        <table:table-row table:style-name="ro1">
          <table:table-cell table:style-name="ce2" office:value-type="date" office:date-value="2024-09-07" calcext:value-type="date">
            <text:p>09/07/2024</text:p>
          </table:table-cell>
          <table:table-cell table:formula="of:=[.A8]" office:value-type="date" office:date-value="2024-09-07" calcext:value-type="date">
            <text:p>07.09.2024</text:p>
          </table:table-cell>
          <table:table-cell table:formula="of:=[.A8]" office:value-type="date" office:date-value="2024-09-07" calcext:value-type="date">
            <text:p>7 септември 2024 г.</text:p>
          </table:table-cell>
          <table:table-cell table:content-validation-name="val1" office:value-type="string" calcext:value-type="string">
            <text:p>USD</text:p>
          </table:table-cell>
          <table:table-cell table:style-name="ce21" table:content-validation-name="val2" office:value-type="float" office:value="547.67" calcext:value-type="float">
            <text:p>547.6700</text:p>
          </table:table-cell>
          <table:table-cell table:formula="of:=INDEX([USD.B:.B]; MATCH([.A8]; [USD.A:.A]; 0))" office:value-type="float" office:value="1.76249" calcext:value-type="float">
            <text:p><text:s text:c="3"/>1.7624900</text:p>
          </table:table-cell>
          <table:table-cell table:formula="of:=ROUND([.E8]*[.F8];2)" office:value-type="float" office:value="965.26" calcext:value-type="float">
            <text:p><text:s text:c="3"/>965.26</text:p>
          </table:table-cell>
          <table:table-cell table:number-columns-repeated="1017"/>
        </table:table-row>
        <table:table-row table:style-name="ro1">
          <table:table-cell table:style-name="ce2" office:value-type="date" office:date-value="2024-06-12" calcext:value-type="date">
            <text:p>06/12/2024</text:p>
          </table:table-cell>
          <table:table-cell table:formula="of:=[.A9]" office:value-type="date" office:date-value="2024-06-12" calcext:value-type="date">
            <text:p>12.06.2024</text:p>
          </table:table-cell>
          <table:table-cell table:formula="of:=[.A9]" office:value-type="date" office:date-value="2024-06-12" calcext:value-type="date">
            <text:p>12 юни 2024 г.</text:p>
          </table:table-cell>
          <table:table-cell table:content-validation-name="val1" office:value-type="string" calcext:value-type="string">
            <text:p>EUR</text:p>
          </table:table-cell>
          <table:table-cell table:style-name="ce21" table:content-validation-name="val2" office:value-type="float" office:value="487.98" calcext:value-type="float">
            <text:p>487.9800</text:p>
          </table:table-cell>
          <table:table-cell office:value-type="float" office:value="1.95583" calcext:value-type="float">
            <text:p><text:s text:c="3"/>1.9558300</text:p>
          </table:table-cell>
          <table:table-cell table:formula="of:=ROUND([.E9]*[.F9];2)" office:value-type="float" office:value="954.41" calcext:value-type="float">
            <text:p><text:s text:c="3"/>954.41</text:p>
          </table:table-cell>
          <table:table-cell table:number-columns-repeated="1017"/>
        </table:table-row>
        <table:table-row table:style-name="ro1">
          <table:table-cell table:style-name="ce2" office:value-type="date" office:date-value="2024-09-15" calcext:value-type="date">
            <text:p>09/15/2024</text:p>
          </table:table-cell>
          <table:table-cell table:formula="of:=[.A10]" office:value-type="date" office:date-value="2024-09-15" calcext:value-type="date">
            <text:p>15.09.2024</text:p>
          </table:table-cell>
          <table:table-cell table:formula="of:=[.A10]" office:value-type="date" office:date-value="2024-09-15" calcext:value-type="date">
            <text:p>15 септември 2024 г.</text:p>
          </table:table-cell>
          <table:table-cell table:content-validation-name="val1" office:value-type="string" calcext:value-type="string">
            <text:p>GBP</text:p>
          </table:table-cell>
          <table:table-cell table:style-name="ce21" table:content-validation-name="val2" office:value-type="float" office:value="654.14" calcext:value-type="float">
            <text:p>654.1400</text:p>
          </table:table-cell>
          <table:table-cell table:formula="of:=INDEX([GBP.B:.B]; MATCH([.A10]; [GBP.A:.A]; 0))" office:value-type="float" office:value="2.31528" calcext:value-type="float">
            <text:p><text:s text:c="3"/>2.3152800</text:p>
          </table:table-cell>
          <table:table-cell table:formula="of:=ROUND([.E10]*[.F10];2)" office:value-type="float" office:value="1514.52" calcext:value-type="float">
            <text:p><text:s text:c="2"/>1 514.52</text:p>
          </table:table-cell>
          <table:table-cell table:number-columns-repeated="1017"/>
        </table:table-row>
        <table:table-row table:style-name="ro1">
          <table:table-cell table:style-name="ce2" office:value-type="date" office:date-value="2024-11-28" calcext:value-type="date">
            <text:p>11/28/2024</text:p>
          </table:table-cell>
          <table:table-cell table:formula="of:=[.A11]" office:value-type="date" office:date-value="2024-11-28" calcext:value-type="date">
            <text:p>28.11.2024</text:p>
          </table:table-cell>
          <table:table-cell table:formula="of:=[.A11]" office:value-type="date" office:date-value="2024-11-28" calcext:value-type="date">
            <text:p>28 ноември 2024 г.</text:p>
          </table:table-cell>
          <table:table-cell table:content-validation-name="val1" office:value-type="string" calcext:value-type="string">
            <text:p>USD</text:p>
          </table:table-cell>
          <table:table-cell table:style-name="ce21" table:content-validation-name="val2" office:value-type="float" office:value="454" calcext:value-type="float">
            <text:p>454.0000</text:p>
          </table:table-cell>
          <table:table-cell table:formula="of:=INDEX([USD.B:.B]; MATCH([.A11]; [USD.A:.A]; 0))" office:value-type="float" office:value="1.85527" calcext:value-type="float">
            <text:p><text:s text:c="3"/>1.8552700</text:p>
          </table:table-cell>
          <table:table-cell table:formula="of:=ROUND([.E11]*[.F11];2)" office:value-type="float" office:value="842.29" calcext:value-type="float">
            <text:p><text:s text:c="3"/>842.29</text:p>
          </table:table-cell>
          <table:table-cell table:number-columns-repeated="1017"/>
        </table:table-row>
        <table:table-row table:style-name="ro1">
          <table:table-cell table:style-name="ce2" office:value-type="date" office:date-value="2024-11-30" calcext:value-type="date">
            <text:p>11/30/2024</text:p>
          </table:table-cell>
          <table:table-cell table:formula="of:=[.A12]" office:value-type="date" office:date-value="2024-11-30" calcext:value-type="date">
            <text:p>30.11.2024</text:p>
          </table:table-cell>
          <table:table-cell table:formula="of:=[.A12]" office:value-type="date" office:date-value="2024-11-30" calcext:value-type="date">
            <text:p>30 ноември 2024 г.</text:p>
          </table:table-cell>
          <table:table-cell table:content-validation-name="val1" office:value-type="string" calcext:value-type="string">
            <text:p>USD</text:p>
          </table:table-cell>
          <table:table-cell table:style-name="ce21" table:content-validation-name="val2" office:value-type="float" office:value="8995" calcext:value-type="float">
            <text:p>8995.0000</text:p>
          </table:table-cell>
          <table:table-cell table:formula="of:=INDEX([USD.B:.B]; MATCH([.A12]; [USD.A:.A]; 0))" office:value-type="float" office:value="1.85176" calcext:value-type="float">
            <text:p><text:s text:c="3"/>1.8517600</text:p>
          </table:table-cell>
          <table:table-cell table:formula="of:=ROUND([.E12]*[.F12];2)" office:value-type="float" office:value="16656.58" calcext:value-type="float">
            <text:p><text:s text:c="2"/>16 656.58</text:p>
          </table:table-cell>
          <table:table-cell table:number-columns-repeated="1017"/>
        </table:table-row>
        <table:table-row table:style-name="ro1">
          <table:table-cell table:style-name="ce2" office:value-type="date" office:date-value="2024-12-11" calcext:value-type="date">
            <text:p>12/11/2024</text:p>
          </table:table-cell>
          <table:table-cell table:formula="of:=[.A13]" office:value-type="date" office:date-value="2024-12-11" calcext:value-type="date">
            <text:p>11.12.2024</text:p>
          </table:table-cell>
          <table:table-cell table:formula="of:=[.A13]" office:value-type="date" office:date-value="2024-12-11" calcext:value-type="date">
            <text:p>11 декември 2024 г.</text:p>
          </table:table-cell>
          <table:table-cell table:content-validation-name="val1" office:value-type="string" calcext:value-type="string">
            <text:p>EUR</text:p>
          </table:table-cell>
          <table:table-cell table:style-name="ce21" table:content-validation-name="val2" office:value-type="float" office:value="455" calcext:value-type="float">
            <text:p>455.0000</text:p>
          </table:table-cell>
          <table:table-cell office:value-type="float" office:value="1.95583" calcext:value-type="float">
            <text:p><text:s text:c="3"/>1.9558300</text:p>
          </table:table-cell>
          <table:table-cell table:formula="of:=ROUND([.E13]*[.F13];2)" office:value-type="float" office:value="889.9" calcext:value-type="float">
            <text:p><text:s text:c="3"/>889.90</text:p>
          </table:table-cell>
          <table:table-cell table:number-columns-repeated="1017"/>
        </table:table-row>
        <table:table-row table:style-name="ro1">
          <table:table-cell table:style-name="ce3" office:value-type="date" office:date-value="2024-05-25" calcext:value-type="date">
            <text:p>25.05.2024 г.</text:p>
          </table:table-cell>
          <table:table-cell table:formula="of:=[.A14]" office:value-type="date" office:date-value="2024-05-25" calcext:value-type="date">
            <text:p>25.05.2024</text:p>
          </table:table-cell>
          <table:table-cell table:formula="of:=[.A14]" office:value-type="date" office:date-value="2024-05-25" calcext:value-type="date">
            <text:p>25 май 2024 г.</text:p>
          </table:table-cell>
          <table:table-cell table:content-validation-name="val1" office:value-type="string" calcext:value-type="string">
            <text:p>USD</text:p>
          </table:table-cell>
          <table:table-cell table:style-name="ce21" table:content-validation-name="val2" office:value-type="float" office:value="12498" calcext:value-type="float">
            <text:p>12498.0000</text:p>
          </table:table-cell>
          <table:table-cell table:formula="of:=INDEX([USD.B:.B]; MATCH([.A14]; [USD.A:.A]; 0))" office:value-type="float" office:value="1.80194" calcext:value-type="float">
            <text:p><text:s text:c="3"/>1.8019400</text:p>
          </table:table-cell>
          <table:table-cell table:formula="of:=ROUND([.E14]*[.F14];2)" office:value-type="float" office:value="22520.65" calcext:value-type="float">
            <text:p><text:s text:c="2"/>22 520.65</text:p>
          </table:table-cell>
          <table:table-cell table:number-columns-repeated="1017"/>
        </table:table-row>
        <table:table-row table:style-name="ro1">
          <table:table-cell table:style-name="ce3" office:value-type="date" office:date-value="2024-06-12" calcext:value-type="date">
            <text:p>12.06.2024 г.</text:p>
          </table:table-cell>
          <table:table-cell table:formula="of:=[.A15]" office:value-type="date" office:date-value="2024-06-12" calcext:value-type="date">
            <text:p>12.06.2024</text:p>
          </table:table-cell>
          <table:table-cell table:formula="of:=[.A15]" office:value-type="date" office:date-value="2024-06-12" calcext:value-type="date">
            <text:p>12 юни 2024 г.</text:p>
          </table:table-cell>
          <table:table-cell table:content-validation-name="val1" office:value-type="string" calcext:value-type="string">
            <text:p>USD</text:p>
          </table:table-cell>
          <table:table-cell table:style-name="ce21" table:content-validation-name="val2" office:value-type="float" office:value="1565" calcext:value-type="float">
            <text:p>1565.0000</text:p>
          </table:table-cell>
          <table:table-cell table:formula="of:=INDEX([USD.B:.B]; MATCH([.A15]; [USD.A:.A]; 0))" office:value-type="float" office:value="1.81684" calcext:value-type="float">
            <text:p><text:s text:c="3"/>1.8168400</text:p>
          </table:table-cell>
          <table:table-cell table:formula="of:=ROUND([.E15]*[.F15];2)" office:value-type="float" office:value="2843.35" calcext:value-type="float">
            <text:p><text:s text:c="2"/>2 843.35</text:p>
          </table:table-cell>
          <table:table-cell table:number-columns-repeated="1017"/>
        </table:table-row>
        <table:table-row table:style-name="ro1">
          <table:table-cell table:style-name="ce3" office:value-type="date" office:date-value="2024-06-17" calcext:value-type="date">
            <text:p>17.06.2024 г.</text:p>
          </table:table-cell>
          <table:table-cell table:formula="of:=[.A16]" office:value-type="date" office:date-value="2024-06-17" calcext:value-type="date">
            <text:p>17.06.2024</text:p>
          </table:table-cell>
          <table:table-cell table:formula="of:=[.A16]" office:value-type="date" office:date-value="2024-06-17" calcext:value-type="date">
            <text:p>17 юни 2024 г.</text:p>
          </table:table-cell>
          <table:table-cell table:content-validation-name="val1" office:value-type="string" calcext:value-type="string">
            <text:p>USD</text:p>
          </table:table-cell>
          <table:table-cell table:style-name="ce21" table:content-validation-name="val2" office:value-type="float" office:value="15" calcext:value-type="float">
            <text:p>15.0000</text:p>
          </table:table-cell>
          <table:table-cell table:formula="of:=INDEX([USD.B:.B]; MATCH([.A16]; [USD.A:.A]; 0))" office:value-type="float" office:value="1.82583" calcext:value-type="float">
            <text:p><text:s text:c="3"/>1.8258300</text:p>
          </table:table-cell>
          <table:table-cell table:formula="of:=ROUND([.E16]*[.F16];2)" office:value-type="float" office:value="27.39" calcext:value-type="float">
            <text:p><text:s text:c="3"/>27.39</text:p>
          </table:table-cell>
          <table:table-cell table:number-columns-repeated="1017"/>
        </table:table-row>
        <table:table-row table:style-name="ro1">
          <table:table-cell table:style-name="ce3" office:value-type="date" office:date-value="2024-08-24" calcext:value-type="date">
            <text:p>24.08.2024 г.</text:p>
          </table:table-cell>
          <table:table-cell table:formula="of:=[.A17]" office:value-type="date" office:date-value="2024-08-24" calcext:value-type="date">
            <text:p>24.08.2024</text:p>
          </table:table-cell>
          <table:table-cell table:formula="of:=[.A17]" office:value-type="date" office:date-value="2024-08-24" calcext:value-type="date">
            <text:p>24 август 2024 г.</text:p>
          </table:table-cell>
          <table:table-cell table:content-validation-name="val1" office:value-type="string" calcext:value-type="string">
            <text:p>USD</text:p>
          </table:table-cell>
          <table:table-cell table:style-name="ce21" table:content-validation-name="val2" office:value-type="float" office:value="57" calcext:value-type="float">
            <text:p>57.0000</text:p>
          </table:table-cell>
          <table:table-cell table:formula="of:=INDEX([USD.B:.B]; MATCH([.A17]; [USD.A:.A]; 0))" office:value-type="float" office:value="1.75868" calcext:value-type="float">
            <text:p><text:s text:c="3"/>1.7586800</text:p>
          </table:table-cell>
          <table:table-cell table:formula="of:=ROUND([.E17]*[.F17];2)" office:value-type="float" office:value="100.24" calcext:value-type="float">
            <text:p><text:s text:c="3"/>100.24</text:p>
          </table:table-cell>
          <table:table-cell table:number-columns-repeated="1017"/>
        </table:table-row>
        <table:table-row table:style-name="ro1">
          <table:table-cell table:style-name="ce3" office:value-type="date" office:date-value="2024-08-31" calcext:value-type="date">
            <text:p>31.08.2024 г.</text:p>
          </table:table-cell>
          <table:table-cell table:formula="of:=[.A18]" office:value-type="date" office:date-value="2024-08-31" calcext:value-type="date">
            <text:p>31.08.2024</text:p>
          </table:table-cell>
          <table:table-cell table:formula="of:=[.A18]" office:value-type="date" office:date-value="2024-08-31" calcext:value-type="date">
            <text:p>31 август 2024 г.</text:p>
          </table:table-cell>
          <table:table-cell table:content-validation-name="val1" office:value-type="string" calcext:value-type="string">
            <text:p>GBP</text:p>
          </table:table-cell>
          <table:table-cell table:style-name="ce21" table:content-validation-name="val2" office:value-type="float" office:value="2367" calcext:value-type="float">
            <text:p>2367.0000</text:p>
          </table:table-cell>
          <table:table-cell table:formula="of:=INDEX([GBP.B:.B]; MATCH([.A18]; [GBP.A:.A]; 0))" office:value-type="float" office:value="2.32505" calcext:value-type="float">
            <text:p><text:s text:c="3"/>2.3250500</text:p>
          </table:table-cell>
          <table:table-cell table:formula="of:=ROUND([.E18]*[.F18];2)" office:value-type="float" office:value="5503.39" calcext:value-type="float">
            <text:p><text:s text:c="2"/>5 503.39</text:p>
          </table:table-cell>
          <table:table-cell table:number-columns-repeated="1017"/>
        </table:table-row>
        <table:table-row table:style-name="ro1">
          <table:table-cell table:style-name="ce3" office:value-type="date" office:date-value="2024-09-07" calcext:value-type="date">
            <text:p>7.09.2024 г.</text:p>
          </table:table-cell>
          <table:table-cell table:formula="of:=[.A19]" office:value-type="date" office:date-value="2024-09-07" calcext:value-type="date">
            <text:p>07.09.2024</text:p>
          </table:table-cell>
          <table:table-cell table:formula="of:=[.A19]" office:value-type="date" office:date-value="2024-09-07" calcext:value-type="date">
            <text:p>7 септември 2024 г.</text:p>
          </table:table-cell>
          <table:table-cell table:content-validation-name="val1" office:value-type="string" calcext:value-type="string">
            <text:p>USD</text:p>
          </table:table-cell>
          <table:table-cell table:style-name="ce21" table:content-validation-name="val2" office:value-type="float" office:value="65" calcext:value-type="float">
            <text:p>65.0000</text:p>
          </table:table-cell>
          <table:table-cell table:formula="of:=INDEX([USD.B:.B]; MATCH([.A19]; [USD.A:.A]; 0))" office:value-type="float" office:value="1.76249" calcext:value-type="float">
            <text:p><text:s text:c="3"/>1.7624900</text:p>
          </table:table-cell>
          <table:table-cell table:formula="of:=ROUND([.E19]*[.F19];2)" office:value-type="float" office:value="114.56" calcext:value-type="float">
            <text:p><text:s text:c="3"/>114.56</text:p>
          </table:table-cell>
          <table:table-cell table:number-columns-repeated="1017"/>
        </table:table-row>
        <table:table-row table:style-name="ro1">
          <table:table-cell table:style-name="ce3" office:value-type="date" office:date-value="2024-09-11" calcext:value-type="date">
            <text:p>11.09.2024 г.</text:p>
          </table:table-cell>
          <table:table-cell table:formula="of:=[.A20]" office:value-type="date" office:date-value="2024-09-11" calcext:value-type="date">
            <text:p>11.09.2024</text:p>
          </table:table-cell>
          <table:table-cell table:formula="of:=[.A20]" office:value-type="date" office:date-value="2024-09-11" calcext:value-type="date">
            <text:p>11 септември 2024 г.</text:p>
          </table:table-cell>
          <table:table-cell table:content-validation-name="val1" office:value-type="string" calcext:value-type="string">
            <text:p>EUR</text:p>
          </table:table-cell>
          <table:table-cell table:style-name="ce21" table:content-validation-name="val2" office:value-type="float" office:value="23.87" calcext:value-type="float">
            <text:p>23.8700</text:p>
          </table:table-cell>
          <table:table-cell office:value-type="float" office:value="1.95583" calcext:value-type="float">
            <text:p><text:s text:c="3"/>1.9558300</text:p>
          </table:table-cell>
          <table:table-cell table:formula="of:=ROUND([.E20]*[.F20];2)" office:value-type="float" office:value="46.69" calcext:value-type="float">
            <text:p><text:s text:c="3"/>46.69</text:p>
          </table:table-cell>
          <table:table-cell table:number-columns-repeated="1017"/>
        </table:table-row>
        <table:table-row table:style-name="ro1">
          <table:table-cell table:style-name="ce3" office:value-type="date" office:date-value="2024-09-15" calcext:value-type="date">
            <text:p>15.09.2024 г.</text:p>
          </table:table-cell>
          <table:table-cell table:formula="of:=[.A21]" office:value-type="date" office:date-value="2024-09-15" calcext:value-type="date">
            <text:p>15.09.2024</text:p>
          </table:table-cell>
          <table:table-cell table:formula="of:=[.A21]" office:value-type="date" office:date-value="2024-09-15" calcext:value-type="date">
            <text:p>15 септември 2024 г.</text:p>
          </table:table-cell>
          <table:table-cell table:content-validation-name="val1" office:value-type="string" calcext:value-type="string">
            <text:p>GBP</text:p>
          </table:table-cell>
          <table:table-cell table:style-name="ce21" table:content-validation-name="val2" office:value-type="float" office:value="55" calcext:value-type="float">
            <text:p>55.0000</text:p>
          </table:table-cell>
          <table:table-cell table:formula="of:=INDEX([GBP.B:.B]; MATCH([.A21]; [GBP.A:.A]; 0))" office:value-type="float" office:value="2.31528" calcext:value-type="float">
            <text:p><text:s text:c="3"/>2.3152800</text:p>
          </table:table-cell>
          <table:table-cell table:formula="of:=ROUND([.E21]*[.F21];2)" office:value-type="float" office:value="127.34" calcext:value-type="float">
            <text:p><text:s text:c="3"/>127.34</text:p>
          </table:table-cell>
          <table:table-cell table:number-columns-repeated="1017"/>
        </table:table-row>
        <table:table-row table:style-name="ro1">
          <table:table-cell table:style-name="ce3" office:value-type="date" office:date-value="2024-11-25" calcext:value-type="date">
            <text:p>25.11.2024 г.</text:p>
          </table:table-cell>
          <table:table-cell table:formula="of:=[.A22]" office:value-type="date" office:date-value="2024-11-25" calcext:value-type="date">
            <text:p>25.11.2024</text:p>
          </table:table-cell>
          <table:table-cell table:formula="of:=[.A22]" office:value-type="date" office:date-value="2024-11-25" calcext:value-type="date">
            <text:p>25 ноември 2024 г.</text:p>
          </table:table-cell>
          <table:table-cell table:content-validation-name="val1" office:value-type="string" calcext:value-type="string">
            <text:p>USD</text:p>
          </table:table-cell>
          <table:table-cell table:style-name="ce21" table:content-validation-name="val2" office:value-type="float" office:value="4835.44" calcext:value-type="float">
            <text:p>4835.4400</text:p>
          </table:table-cell>
          <table:table-cell table:formula="of:=INDEX([USD.B:.B]; MATCH([.A22]; [USD.A:.A]; 0))" office:value-type="float" office:value="1.86358" calcext:value-type="float">
            <text:p><text:s text:c="3"/>1.8635800</text:p>
          </table:table-cell>
          <table:table-cell table:formula="of:=ROUND([.E22]*[.F22];2)" office:value-type="float" office:value="9011.23" calcext:value-type="float">
            <text:p><text:s text:c="2"/>9 011.23</text:p>
          </table:table-cell>
          <table:table-cell table:number-columns-repeated="1017"/>
        </table:table-row>
        <table:table-row table:style-name="ro1">
          <table:table-cell table:style-name="ce3" office:value-type="date" office:date-value="2024-11-30" calcext:value-type="date">
            <text:p>30.11.2024 г.</text:p>
          </table:table-cell>
          <table:table-cell table:formula="of:=[.A23]" office:value-type="date" office:date-value="2024-11-30" calcext:value-type="date">
            <text:p>30.11.2024</text:p>
          </table:table-cell>
          <table:table-cell table:formula="of:=[.A23]" office:value-type="date" office:date-value="2024-11-30" calcext:value-type="date">
            <text:p>30 ноември 2024 г.</text:p>
          </table:table-cell>
          <table:table-cell table:content-validation-name="val1" office:value-type="string" calcext:value-type="string">
            <text:p>USD</text:p>
          </table:table-cell>
          <table:table-cell table:style-name="ce21" table:content-validation-name="val2" office:value-type="float" office:value="465.45" calcext:value-type="float">
            <text:p>465.4500</text:p>
          </table:table-cell>
          <table:table-cell table:formula="of:=INDEX([USD.B:.B]; MATCH([.A23]; [USD.A:.A]; 0))" office:value-type="float" office:value="1.85176" calcext:value-type="float">
            <text:p><text:s text:c="3"/>1.8517600</text:p>
          </table:table-cell>
          <table:table-cell table:formula="of:=ROUND([.E23]*[.F23];2)" office:value-type="float" office:value="861.9" calcext:value-type="float">
            <text:p><text:s text:c="3"/>861.90</text:p>
          </table:table-cell>
          <table:table-cell table:number-columns-repeated="1017"/>
        </table:table-row>
        <table:table-row table:style-name="ro1">
          <table:table-cell table:style-name="ce3" office:value-type="date" office:date-value="2024-12-11" calcext:value-type="date">
            <text:p>11.12.2024 г.</text:p>
          </table:table-cell>
          <table:table-cell table:formula="of:=[.A24]" office:value-type="date" office:date-value="2024-12-11" calcext:value-type="date">
            <text:p>11.12.2024</text:p>
          </table:table-cell>
          <table:table-cell table:formula="of:=[.A24]" office:value-type="date" office:date-value="2024-12-11" calcext:value-type="date">
            <text:p>11 декември 2024 г.</text:p>
          </table:table-cell>
          <table:table-cell table:content-validation-name="val1" office:value-type="string" calcext:value-type="string">
            <text:p>EUR</text:p>
          </table:table-cell>
          <table:table-cell table:style-name="ce21" table:content-validation-name="val2" office:value-type="float" office:value="43.45" calcext:value-type="float">
            <text:p>43.4500</text:p>
          </table:table-cell>
          <table:table-cell office:value-type="float" office:value="1.95583" calcext:value-type="float">
            <text:p><text:s text:c="3"/>1.9558300</text:p>
          </table:table-cell>
          <table:table-cell table:formula="of:=ROUND([.E24]*[.F24];2)" office:value-type="float" office:value="84.98" calcext:value-type="float">
            <text:p><text:s text:c="3"/>84.98</text:p>
          </table:table-cell>
          <table:table-cell table:number-columns-repeated="1017"/>
        </table:table-row>
        <table:table-row table:style-name="ro1">
          <table:table-cell table:style-name="ce17" office:value-type="date" office:date-value="2024-01-03" calcext:value-type="date">
            <text:p>2024-01-03</text:p>
          </table:table-cell>
          <table:table-cell table:formula="of:=[.A25]" office:value-type="date" office:date-value="2024-01-03" calcext:value-type="date">
            <text:p>03.01.2024</text:p>
          </table:table-cell>
          <table:table-cell table:formula="of:=[.A25]" office:value-type="date" office:date-value="2024-01-03" calcext:value-type="date">
            <text:p>3 януари 2024 г.</text:p>
          </table:table-cell>
          <table:table-cell table:content-validation-name="val1" office:value-type="string" calcext:value-type="string">
            <text:p>USD</text:p>
          </table:table-cell>
          <table:table-cell table:style-name="ce21" table:content-validation-name="val2" office:value-type="float" office:value="7" calcext:value-type="float">
            <text:p>7.0000</text:p>
          </table:table-cell>
          <table:table-cell table:formula="of:=INDEX([USD.B:.B]; MATCH([.A25]; [USD.A:.A]; 0))" office:value-type="float" office:value="1.79122" calcext:value-type="float">
            <text:p><text:s text:c="3"/>1.7912200</text:p>
          </table:table-cell>
          <table:table-cell table:formula="of:=ROUND([.E25]*[.F25];2)" office:value-type="float" office:value="12.54" calcext:value-type="float">
            <text:p><text:s text:c="3"/>12.54</text:p>
          </table:table-cell>
          <table:table-cell table:number-columns-repeated="1017"/>
        </table:table-row>
        <table:table-row table:style-name="ro1">
          <table:table-cell table:style-name="ce17" office:value-type="date" office:date-value="2024-02-01" calcext:value-type="date">
            <text:p>2024-02-01</text:p>
          </table:table-cell>
          <table:table-cell table:formula="of:=[.A26]" office:value-type="date" office:date-value="2024-02-01" calcext:value-type="date">
            <text:p>01.02.2024</text:p>
          </table:table-cell>
          <table:table-cell table:formula="of:=[.A26]" office:value-type="date" office:date-value="2024-02-01" calcext:value-type="date">
            <text:p>1 февруари 2024 г.</text:p>
          </table:table-cell>
          <table:table-cell table:content-validation-name="val1" office:value-type="string" calcext:value-type="string">
            <text:p>USD</text:p>
          </table:table-cell>
          <table:table-cell table:style-name="ce21" table:content-validation-name="val2" office:value-type="float" office:value="78.45" calcext:value-type="float">
            <text:p>78.4500</text:p>
          </table:table-cell>
          <table:table-cell table:formula="of:=INDEX([USD.B:.B]; MATCH([.A26]; [USD.A:.A]; 0))" office:value-type="float" office:value="1.80861" calcext:value-type="float">
            <text:p><text:s text:c="3"/>1.8086100</text:p>
          </table:table-cell>
          <table:table-cell table:formula="of:=ROUND([.E26]*[.F26];2)" office:value-type="float" office:value="141.89" calcext:value-type="float">
            <text:p><text:s text:c="3"/>141.89</text:p>
          </table:table-cell>
          <table:table-cell table:number-columns-repeated="1017"/>
        </table:table-row>
        <table:table-row table:style-name="ro1">
          <table:table-cell table:style-name="ce18" office:value-type="date" office:date-value="2024-03-10" calcext:value-type="date">
            <text:p>2024-03-10</text:p>
          </table:table-cell>
          <table:table-cell table:formula="of:=[.A27]" office:value-type="date" office:date-value="2024-03-10" calcext:value-type="date">
            <text:p>10.03.2024</text:p>
          </table:table-cell>
          <table:table-cell table:formula="of:=[.A27]" office:value-type="date" office:date-value="2024-03-10" calcext:value-type="date">
            <text:p>10 март 2024 г.</text:p>
          </table:table-cell>
          <table:table-cell table:content-validation-name="val1" office:value-type="string" calcext:value-type="string">
            <text:p>AUD</text:p>
          </table:table-cell>
          <table:table-cell table:style-name="ce21" table:content-validation-name="val2" office:value-type="float" office:value="54" calcext:value-type="float">
            <text:p>54.0000</text:p>
          </table:table-cell>
          <table:table-cell table:formula="of:=INDEX([AUD.B:.B]; MATCH([.A27]; [AUD.A:.A]; 0))" office:value-type="float" office:value="1.18758" calcext:value-type="float">
            <text:p><text:s text:c="3"/>1.1875800</text:p>
          </table:table-cell>
          <table:table-cell table:formula="of:=ROUND([.E27]*[.F27];2)" office:value-type="float" office:value="64.13" calcext:value-type="float">
            <text:p><text:s text:c="3"/>64.13</text:p>
          </table:table-cell>
          <table:table-cell table:number-columns-repeated="1017"/>
        </table:table-row>
        <table:table-row table:style-name="ro1">
          <table:table-cell table:style-name="ce18" office:value-type="date" office:date-value="2024-03-17" calcext:value-type="date">
            <text:p>2024-03-17</text:p>
          </table:table-cell>
          <table:table-cell table:formula="of:=[.A28]" office:value-type="date" office:date-value="2024-03-17" calcext:value-type="date">
            <text:p>17.03.2024</text:p>
          </table:table-cell>
          <table:table-cell table:formula="of:=[.A28]" office:value-type="date" office:date-value="2024-03-17" calcext:value-type="date">
            <text:p>17 март 2024 г.</text:p>
          </table:table-cell>
          <table:table-cell table:content-validation-name="val1" office:value-type="string" calcext:value-type="string">
            <text:p>CHF</text:p>
          </table:table-cell>
          <table:table-cell table:style-name="ce21" table:content-validation-name="val2" office:value-type="float" office:value="345.76" calcext:value-type="float">
            <text:p>345.7600</text:p>
          </table:table-cell>
          <table:table-cell table:formula="of:=INDEX([CHF.B:.B]; MATCH([.A28]; [CHF.A:.A]; 0))" office:value-type="float" office:value="2.03457" calcext:value-type="float">
            <text:p><text:s text:c="3"/>2.0345700</text:p>
          </table:table-cell>
          <table:table-cell table:formula="of:=ROUND([.E28]*[.F28];2)" office:value-type="float" office:value="703.47" calcext:value-type="float">
            <text:p><text:s text:c="3"/>703.47</text:p>
          </table:table-cell>
          <table:table-cell table:number-columns-repeated="1017"/>
        </table:table-row>
        <table:table-row table:style-name="ro1">
          <table:table-cell table:style-name="ce18" office:value-type="date" office:date-value="2024-03-31" calcext:value-type="date">
            <text:p>2024-03-31</text:p>
          </table:table-cell>
          <table:table-cell table:formula="of:=[.A29]" office:value-type="date" office:date-value="2024-03-31" calcext:value-type="date">
            <text:p>31.03.2024</text:p>
          </table:table-cell>
          <table:table-cell table:formula="of:=[.A29]" office:value-type="date" office:date-value="2024-03-31" calcext:value-type="date">
            <text:p>31 март 2024 г.</text:p>
          </table:table-cell>
          <table:table-cell table:content-validation-name="val1" office:value-type="string" calcext:value-type="string">
            <text:p>CHF</text:p>
          </table:table-cell>
          <table:table-cell table:style-name="ce21" table:content-validation-name="val2" office:value-type="float" office:value="64" calcext:value-type="float">
            <text:p>64.0000</text:p>
          </table:table-cell>
          <table:table-cell table:formula="of:=INDEX([CHF.B:.B]; MATCH([.A29]; [CHF.A:.A]; 0))" office:value-type="float" office:value="2.00269" calcext:value-type="float">
            <text:p><text:s text:c="3"/>2.0026900</text:p>
          </table:table-cell>
          <table:table-cell table:formula="of:=ROUND([.E29]*[.F29];2)" office:value-type="float" office:value="128.17" calcext:value-type="float">
            <text:p><text:s text:c="3"/>128.17</text:p>
          </table:table-cell>
          <table:table-cell table:number-columns-repeated="1017"/>
        </table:table-row>
        <table:table-row table:style-name="ro1">
          <table:table-cell table:style-name="ce18" office:value-type="date" office:date-value="2024-03-31" calcext:value-type="date">
            <text:p>2024-03-31</text:p>
          </table:table-cell>
          <table:table-cell table:formula="of:=[.A30]" office:value-type="date" office:date-value="2024-03-31" calcext:value-type="date">
            <text:p>31.03.2024</text:p>
          </table:table-cell>
          <table:table-cell table:formula="of:=[.A30]" office:value-type="date" office:date-value="2024-03-31" calcext:value-type="date">
            <text:p>31 март 2024 г.</text:p>
          </table:table-cell>
          <table:table-cell table:content-validation-name="val1" office:value-type="string" calcext:value-type="string">
            <text:p>CAD</text:p>
          </table:table-cell>
          <table:table-cell table:style-name="ce21" table:content-validation-name="val2" office:value-type="float" office:value="64.71" calcext:value-type="float">
            <text:p>64.7100</text:p>
          </table:table-cell>
          <table:table-cell table:formula="of:=INDEX([CAD.B:.B]; MATCH([.A30]; [CAD.A:.A]; 0))" office:value-type="float" office:value="1.33304" calcext:value-type="float">
            <text:p><text:s text:c="3"/>1.3330400</text:p>
          </table:table-cell>
          <table:table-cell table:formula="of:=ROUND([.E30]*[.F30];2)" office:value-type="float" office:value="86.26" calcext:value-type="float">
            <text:p><text:s text:c="3"/>86.26</text:p>
          </table:table-cell>
          <table:table-cell table:number-columns-repeated="1017"/>
        </table:table-row>
        <table:table-row table:style-name="ro1">
          <table:table-cell table:style-name="ce18" office:value-type="date" office:date-value="2024-04-03" calcext:value-type="date">
            <text:p>2024-04-03</text:p>
          </table:table-cell>
          <table:table-cell table:formula="of:=[.A31]" office:value-type="date" office:date-value="2024-04-03" calcext:value-type="date">
            <text:p>03.04.2024</text:p>
          </table:table-cell>
          <table:table-cell table:formula="of:=[.A31]" office:value-type="date" office:date-value="2024-04-03" calcext:value-type="date">
            <text:p>3 април 2024 г.</text:p>
          </table:table-cell>
          <table:table-cell table:content-validation-name="val1" office:value-type="string" calcext:value-type="string">
            <text:p>EUR</text:p>
          </table:table-cell>
          <table:table-cell table:style-name="ce21" table:content-validation-name="val2" office:value-type="float" office:value="9657.44" calcext:value-type="float">
            <text:p>9657.4400</text:p>
          </table:table-cell>
          <table:table-cell office:value-type="float" office:value="1.95583" calcext:value-type="float">
            <text:p><text:s text:c="3"/>1.9558300</text:p>
          </table:table-cell>
          <table:table-cell table:formula="of:=ROUND([.E31]*[.F31];2)" office:value-type="float" office:value="18888.31" calcext:value-type="float">
            <text:p><text:s text:c="2"/>18 888.31</text:p>
          </table:table-cell>
          <table:table-cell table:number-columns-repeated="1017"/>
        </table:table-row>
        <table:table-row table:style-name="ro1">
          <table:table-cell table:style-name="ce18" office:value-type="date" office:date-value="2024-05-01" calcext:value-type="date">
            <text:p>2024-05-01</text:p>
          </table:table-cell>
          <table:table-cell table:formula="of:=[.A32]" office:value-type="date" office:date-value="2024-05-01" calcext:value-type="date">
            <text:p>01.05.2024</text:p>
          </table:table-cell>
          <table:table-cell table:formula="of:=[.A32]" office:value-type="date" office:date-value="2024-05-01" calcext:value-type="date">
            <text:p>1 май 2024 г.</text:p>
          </table:table-cell>
          <table:table-cell table:content-validation-name="val1" office:value-type="string" calcext:value-type="string">
            <text:p>CAD</text:p>
          </table:table-cell>
          <table:table-cell table:style-name="ce21" table:content-validation-name="val2" office:value-type="float" office:value="154.95" calcext:value-type="float">
            <text:p>154.9500</text:p>
          </table:table-cell>
          <table:table-cell table:formula="of:=INDEX([CAD.B:.B]; MATCH([.A32]; [CAD.A:.A]; 0))" office:value-type="float" office:value="1.33304" calcext:value-type="float">
            <text:p><text:s text:c="3"/>1.3330400</text:p>
          </table:table-cell>
          <table:table-cell table:formula="of:=ROUND([.E32]*[.F32];2)" office:value-type="float" office:value="206.55" calcext:value-type="float">
            <text:p><text:s text:c="3"/>206.55</text:p>
          </table:table-cell>
          <table:table-cell table:number-columns-repeated="1017"/>
        </table:table-row>
        <table:table-row table:style-name="ro1">
          <table:table-cell table:style-name="ce18" office:value-type="date" office:date-value="2024-06-12" calcext:value-type="date">
            <text:p>2024-06-12</text:p>
          </table:table-cell>
          <table:table-cell table:formula="of:=[.A33]" office:value-type="date" office:date-value="2024-06-12" calcext:value-type="date">
            <text:p>12.06.2024</text:p>
          </table:table-cell>
          <table:table-cell table:formula="of:=[.A33]" office:value-type="date" office:date-value="2024-06-12" calcext:value-type="date">
            <text:p>12 юни 2024 г.</text:p>
          </table:table-cell>
          <table:table-cell table:content-validation-name="val1" office:value-type="string" calcext:value-type="string">
            <text:p>JPY</text:p>
          </table:table-cell>
          <table:table-cell table:style-name="ce21" table:content-validation-name="val2" office:value-type="float" office:value="36.45" calcext:value-type="float">
            <text:p>36.4500</text:p>
          </table:table-cell>
          <table:table-cell table:formula="of:=INDEX([JPY.B:.B]; MATCH([.A33]; [JPY.A:.A]; 0))" office:value-type="float" office:value="0.011549" calcext:value-type="float">
            <text:p><text:s text:c="3"/>0.0115490</text:p>
          </table:table-cell>
          <table:table-cell table:formula="of:=ROUND([.E33]*[.F33];2)" office:value-type="float" office:value="0.42" calcext:value-type="float">
            <text:p><text:s text:c="3"/>0.42</text:p>
          </table:table-cell>
          <table:table-cell table:number-columns-repeated="1017"/>
        </table:table-row>
        <table:table-row table:style-name="ro1">
          <table:table-cell table:style-name="ce18" office:value-type="date" office:date-value="2024-07-05" calcext:value-type="date">
            <text:p>2024-07-05</text:p>
          </table:table-cell>
          <table:table-cell table:formula="of:=[.A34]" office:value-type="date" office:date-value="2024-07-05" calcext:value-type="date">
            <text:p>05.07.2024</text:p>
          </table:table-cell>
          <table:table-cell table:formula="of:=[.A34]" office:value-type="date" office:date-value="2024-07-05" calcext:value-type="date">
            <text:p>5 юли 2024 г.</text:p>
          </table:table-cell>
          <table:table-cell table:content-validation-name="val1" office:value-type="string" calcext:value-type="string">
            <text:p>AUD</text:p>
          </table:table-cell>
          <table:table-cell table:style-name="ce21" table:content-validation-name="val2" office:value-type="float" office:value="47.74" calcext:value-type="float">
            <text:p>47.7400</text:p>
          </table:table-cell>
          <table:table-cell table:formula="of:=INDEX([AUD.B:.B]; MATCH([.A34]; [AUD.A:.A]; 0))" office:value-type="float" office:value="1.21684" calcext:value-type="float">
            <text:p><text:s text:c="3"/>1.2168400</text:p>
          </table:table-cell>
          <table:table-cell table:formula="of:=ROUND([.E34]*[.F34];2)" office:value-type="float" office:value="58.09" calcext:value-type="float">
            <text:p><text:s text:c="3"/>58.09</text:p>
          </table:table-cell>
          <table:table-cell table:number-columns-repeated="1017"/>
        </table:table-row>
        <table:table-row table:style-name="ro1">
          <table:table-cell table:style-name="ce18" office:value-type="date" office:date-value="2024-08-01" calcext:value-type="date">
            <text:p>2024-08-01</text:p>
          </table:table-cell>
          <table:table-cell table:formula="of:=[.A35]" office:value-type="date" office:date-value="2024-08-01" calcext:value-type="date">
            <text:p>01.08.2024</text:p>
          </table:table-cell>
          <table:table-cell table:formula="of:=[.A35]" office:value-type="date" office:date-value="2024-08-01" calcext:value-type="date">
            <text:p>1 август 2024 г.</text:p>
          </table:table-cell>
          <table:table-cell table:content-validation-name="val1" office:value-type="string" calcext:value-type="string">
            <text:p>AUD</text:p>
          </table:table-cell>
          <table:table-cell table:style-name="ce21" table:content-validation-name="val2" office:value-type="float" office:value="77.96" calcext:value-type="float">
            <text:p>77.9600</text:p>
          </table:table-cell>
          <table:table-cell table:formula="of:=INDEX([AUD.B:.B]; MATCH([.A35]; [AUD.A:.A]; 0))" office:value-type="float" office:value="1.18528" calcext:value-type="float">
            <text:p><text:s text:c="3"/>1.1852800</text:p>
          </table:table-cell>
          <table:table-cell table:formula="of:=ROUND([.E35]*[.F35];2)" office:value-type="float" office:value="92.4" calcext:value-type="float">
            <text:p><text:s text:c="3"/>92.40</text:p>
          </table:table-cell>
          <table:table-cell table:number-columns-repeated="1017"/>
        </table:table-row>
        <table:table-row table:style-name="ro1">
          <table:table-cell office:value-type="date" office:date-value="2024-10-19" calcext:value-type="date">
            <text:p>10/19/24</text:p>
          </table:table-cell>
          <table:table-cell table:formula="of:=[.A36]" office:value-type="date" office:date-value="2024-10-19" calcext:value-type="date">
            <text:p>19.10.2024</text:p>
          </table:table-cell>
          <table:table-cell table:formula="of:=[.A36]" office:value-type="date" office:date-value="2024-10-19" calcext:value-type="date">
            <text:p>19 октомври 2024 г.</text:p>
          </table:table-cell>
          <table:table-cell table:content-validation-name="val1" office:value-type="string" calcext:value-type="string">
            <text:p>AUD</text:p>
          </table:table-cell>
          <table:table-cell table:style-name="ce21" table:content-validation-name="val2" office:value-type="float" office:value="148" calcext:value-type="float">
            <text:p>148.0000</text:p>
          </table:table-cell>
          <table:table-cell table:formula="of:=INDEX([AUD.B:.B]; MATCH([.A36]; [AUD.A:.A]; 0))" office:value-type="float" office:value="1.20992" calcext:value-type="float">
            <text:p><text:s text:c="3"/>1.2099200</text:p>
          </table:table-cell>
          <table:table-cell table:formula="of:=ROUND([.E36]*[.F36];2)" office:value-type="float" office:value="179.07" calcext:value-type="float">
            <text:p><text:s text:c="3"/>179.07</text:p>
          </table:table-cell>
          <table:table-cell table:number-columns-repeated="1017"/>
        </table:table-row>
        <table:table-row table:style-name="ro1">
          <table:table-cell office:value-type="date" office:date-value="2024-10-19" calcext:value-type="date">
            <text:p>10/19/24</text:p>
          </table:table-cell>
          <table:table-cell table:formula="of:=[.A37]" office:value-type="date" office:date-value="2024-10-19" calcext:value-type="date">
            <text:p>19.10.2024</text:p>
          </table:table-cell>
          <table:table-cell table:formula="of:=[.A37]" office:value-type="date" office:date-value="2024-10-19" calcext:value-type="date">
            <text:p>19 октомври 2024 г.</text:p>
          </table:table-cell>
          <table:table-cell table:content-validation-name="val1" office:value-type="string" calcext:value-type="string">
            <text:p>BRL</text:p>
          </table:table-cell>
          <table:table-cell table:style-name="ce21" table:content-validation-name="val2" office:value-type="float" office:value="14.57" calcext:value-type="float">
            <text:p>14.5700</text:p>
          </table:table-cell>
          <table:table-cell table:formula="of:=INDEX([BRL.B:.B]; MATCH([.A37]; [BRL.A:.A]; 0))" office:value-type="float" office:value="0.318913" calcext:value-type="float">
            <text:p><text:s text:c="3"/>0.3189130</text:p>
          </table:table-cell>
          <table:table-cell table:formula="of:=ROUND([.E37]*[.F37];2)" office:value-type="float" office:value="4.65" calcext:value-type="float">
            <text:p><text:s text:c="3"/>4.65</text:p>
          </table:table-cell>
          <table:table-cell table:number-columns-repeated="1017"/>
        </table:table-row>
        <table:table-row table:style-name="ro1">
          <table:table-cell office:value-type="date" office:date-value="2024-10-19" calcext:value-type="date">
            <text:p>10/19/24</text:p>
          </table:table-cell>
          <table:table-cell table:formula="of:=[.A38]" office:value-type="date" office:date-value="2024-10-19" calcext:value-type="date">
            <text:p>19.10.2024</text:p>
          </table:table-cell>
          <table:table-cell table:formula="of:=[.A38]" office:value-type="date" office:date-value="2024-10-19" calcext:value-type="date">
            <text:p>19 октомври 2024 г.</text:p>
          </table:table-cell>
          <table:table-cell table:content-validation-name="val1" office:value-type="string" calcext:value-type="string">
            <text:p>USD</text:p>
          </table:table-cell>
          <table:table-cell table:style-name="ce21" table:content-validation-name="val2" office:value-type="float" office:value="14" calcext:value-type="float">
            <text:p>14.0000</text:p>
          </table:table-cell>
          <table:table-cell table:formula="of:=INDEX([USD.B:.B]; MATCH([.A38]; [USD.A:.A]; 0))" office:value-type="float" office:value="1.80311" calcext:value-type="float">
            <text:p><text:s text:c="3"/>1.8031100</text:p>
          </table:table-cell>
          <table:table-cell table:formula="of:=ROUND([.E38]*[.F38];2)" office:value-type="float" office:value="25.24" calcext:value-type="float">
            <text:p><text:s text:c="3"/>25.24</text:p>
          </table:table-cell>
          <table:table-cell table:number-columns-repeated="1017"/>
        </table:table-row>
        <table:table-row table:style-name="ro1">
          <table:table-cell table:style-name="ce15" office:value-type="date" office:date-value="2024-12-31" calcext:value-type="date">
            <text:p>31.12.2024</text:p>
          </table:table-cell>
          <table:table-cell table:formula="of:=[.A39]" office:value-type="date" office:date-value="2024-12-31" calcext:value-type="date">
            <text:p>31.12.2024</text:p>
          </table:table-cell>
          <table:table-cell table:formula="of:=[.A39]" office:value-type="date" office:date-value="2024-12-31" calcext:value-type="date">
            <text:p>31 декември 2024 г.</text:p>
          </table:table-cell>
          <table:table-cell table:content-validation-name="val1" office:value-type="string" calcext:value-type="string">
            <text:p>BGN</text:p>
          </table:table-cell>
          <table:table-cell table:style-name="ce21" table:content-validation-name="val2" office:value-type="float" office:value="99.4" calcext:value-type="float">
            <text:p>99.4000</text:p>
          </table:table-cell>
          <table:table-cell office:value-type="float" office:value="1" calcext:value-type="float">
            <text:p><text:s text:c="3"/>1.0000000</text:p>
          </table:table-cell>
          <table:table-cell table:formula="of:=ROUND([.E39]*[.F39];2)" office:value-type="float" office:value="99.4" calcext:value-type="float">
            <text:p><text:s text:c="3"/>99.40</text:p>
          </table:table-cell>
          <table:table-cell table:number-columns-repeated="1017"/>
        </table:table-row>
        <table:table-row table:style-name="ro1" table:number-rows-repeated="58">
          <table:table-cell table:number-columns-repeated="3"/>
          <table:table-cell table:content-validation-name="val1"/>
          <table:table-cell table:content-validation-name="val2"/>
          <table:table-cell table:number-columns-repeated="1019"/>
        </table:table-row>
        <table:table-row table:style-name="ro1" table:number-rows-repeated="8">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4">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83">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4">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171">
          <table:table-cell table:number-columns-repeated="3"/>
          <table:table-cell table:content-validation-name="val1"/>
          <table:table-cell table:content-validation-name="val2"/>
          <table:table-cell table:number-columns-repeated="1019"/>
        </table:table-row>
        <table:table-row table:style-name="ro1" table:number-rows-repeated="6">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1048173">
          <table:table-cell table:number-columns-repeated="3"/>
          <table:table-cell table:content-validation-name="val1"/>
          <table:table-cell table:content-validation-name="val2"/>
          <table:table-cell table:number-columns-repeated="1019"/>
        </table:table-row>
        <table:table-row table:style-name="ro1">
          <table:table-cell table:number-columns-repeated="3"/>
          <table:table-cell table:content-validation-name="val1"/>
          <table:table-cell table:content-validation-name="val2"/>
          <table:table-cell table:number-columns-repeated="1019"/>
        </table:table-row>
      </table:table>
      <table:table table:name="USD" table:style-name="ta1" table:protected="true">
        <loext:table-protection loext:select-protected-cells="true" loext:select-unprotected-cells="true"/>
        <table:table-column table:style-name="co9" table:default-cell-style-name="ce31"/>
        <table:table-column table:style-name="co10"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JPY" table:style-name="ta1" table:protected="true">
        <loext:table-protection loext:select-protected-cells="true" loext:select-unprotected-cells="true"/>
        <office:forms form:automatic-focus="false" form:apply-design-mode="false"/>
        <table:table-column table:style-name="co12" table:default-cell-style-name="ce41"/>
        <table:table-column table:style-name="co13"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0125109" calcext:value-type="float">
            <text:p>0.0125109</text:p>
          </table:table-cell>
        </table:table-row>
        <table:table-row table:style-name="ro1">
          <table:table-cell office:value-type="date" office:date-value="2024-01-02" calcext:value-type="date">
            <text:p>01/02/24</text:p>
          </table:table-cell>
          <table:table-cell office:value-type="float" office:value="0.0125631" calcext:value-type="float">
            <text:p>0.0125631</text:p>
          </table:table-cell>
        </table:table-row>
        <table:table-row table:style-name="ro1">
          <table:table-cell office:value-type="date" office:date-value="2024-01-03" calcext:value-type="date">
            <text:p>01/03/24</text:p>
          </table:table-cell>
          <table:table-cell office:value-type="float" office:value="0.0125245" calcext:value-type="float">
            <text:p>0.0125245</text:p>
          </table:table-cell>
        </table:table-row>
        <table:table-row table:style-name="ro1">
          <table:table-cell office:value-type="date" office:date-value="2024-01-04" calcext:value-type="date">
            <text:p>01/04/24</text:p>
          </table:table-cell>
          <table:table-cell office:value-type="float" office:value="0.0123857" calcext:value-type="float">
            <text:p>0.0123857</text:p>
          </table:table-cell>
        </table:table-row>
        <table:table-row table:style-name="ro1">
          <table:table-cell office:value-type="date" office:date-value="2024-01-05" calcext:value-type="date">
            <text:p>01/05/24</text:p>
          </table:table-cell>
          <table:table-cell office:value-type="float" office:value="0.0123342" calcext:value-type="float">
            <text:p>0.0123342</text:p>
          </table:table-cell>
        </table:table-row>
        <table:table-row table:style-name="ro1">
          <table:table-cell office:value-type="date" office:date-value="2024-01-06" calcext:value-type="date">
            <text:p>01/06/24</text:p>
          </table:table-cell>
          <table:table-cell office:value-type="float" office:value="0.0123342" calcext:value-type="float">
            <text:p>0.0123342</text:p>
          </table:table-cell>
        </table:table-row>
        <table:table-row table:style-name="ro1">
          <table:table-cell office:value-type="date" office:date-value="2024-01-07" calcext:value-type="date">
            <text:p>01/07/24</text:p>
          </table:table-cell>
          <table:table-cell office:value-type="float" office:value="0.0123342" calcext:value-type="float">
            <text:p>0.0123342</text:p>
          </table:table-cell>
        </table:table-row>
        <table:table-row table:style-name="ro1">
          <table:table-cell office:value-type="date" office:date-value="2024-01-08" calcext:value-type="date">
            <text:p>01/08/24</text:p>
          </table:table-cell>
          <table:table-cell office:value-type="float" office:value="0.0123638" calcext:value-type="float">
            <text:p>0.0123638</text:p>
          </table:table-cell>
        </table:table-row>
        <table:table-row table:style-name="ro1">
          <table:table-cell office:value-type="date" office:date-value="2024-01-09" calcext:value-type="date">
            <text:p>01/09/24</text:p>
          </table:table-cell>
          <table:table-cell office:value-type="float" office:value="0.0124077" calcext:value-type="float">
            <text:p>0.0124077</text:p>
          </table:table-cell>
        </table:table-row>
        <table:table-row table:style-name="ro1">
          <table:table-cell office:value-type="date" office:date-value="2024-01-10" calcext:value-type="date">
            <text:p>01/10/24</text:p>
          </table:table-cell>
          <table:table-cell office:value-type="float" office:value="0.0122985" calcext:value-type="float">
            <text:p>0.0122985</text:p>
          </table:table-cell>
        </table:table-row>
        <table:table-row table:style-name="ro1">
          <table:table-cell office:value-type="date" office:date-value="2024-01-11" calcext:value-type="date">
            <text:p>01/11/24</text:p>
          </table:table-cell>
          <table:table-cell office:value-type="float" office:value="0.0122461" calcext:value-type="float">
            <text:p>0.0122461</text:p>
          </table:table-cell>
        </table:table-row>
        <table:table-row table:style-name="ro1">
          <table:table-cell office:value-type="date" office:date-value="2024-01-12" calcext:value-type="date">
            <text:p>01/12/24</text:p>
          </table:table-cell>
          <table:table-cell office:value-type="float" office:value="0.0122877" calcext:value-type="float">
            <text:p>0.0122877</text:p>
          </table:table-cell>
        </table:table-row>
        <table:table-row table:style-name="ro1">
          <table:table-cell office:value-type="date" office:date-value="2024-01-13" calcext:value-type="date">
            <text:p>01/13/24</text:p>
          </table:table-cell>
          <table:table-cell office:value-type="float" office:value="0.0122877" calcext:value-type="float">
            <text:p>0.0122877</text:p>
          </table:table-cell>
        </table:table-row>
        <table:table-row table:style-name="ro1">
          <table:table-cell office:value-type="date" office:date-value="2024-01-14" calcext:value-type="date">
            <text:p>01/14/24</text:p>
          </table:table-cell>
          <table:table-cell office:value-type="float" office:value="0.0122877" calcext:value-type="float">
            <text:p>0.0122877</text:p>
          </table:table-cell>
        </table:table-row>
        <table:table-row table:style-name="ro1">
          <table:table-cell office:value-type="date" office:date-value="2024-01-15" calcext:value-type="date">
            <text:p>01/15/24</text:p>
          </table:table-cell>
          <table:table-cell office:value-type="float" office:value="0.0122492" calcext:value-type="float">
            <text:p>0.0122492</text:p>
          </table:table-cell>
        </table:table-row>
        <table:table-row table:style-name="ro1">
          <table:table-cell office:value-type="date" office:date-value="2024-01-16" calcext:value-type="date">
            <text:p>01/16/24</text:p>
          </table:table-cell>
          <table:table-cell office:value-type="float" office:value="0.0122515" calcext:value-type="float">
            <text:p>0.0122515</text:p>
          </table:table-cell>
        </table:table-row>
        <table:table-row table:style-name="ro1">
          <table:table-cell office:value-type="date" office:date-value="2024-01-17" calcext:value-type="date">
            <text:p>01/17/24</text:p>
          </table:table-cell>
          <table:table-cell office:value-type="float" office:value="0.0121745" calcext:value-type="float">
            <text:p>0.0121745</text:p>
          </table:table-cell>
        </table:table-row>
        <table:table-row table:style-name="ro1">
          <table:table-cell office:value-type="date" office:date-value="2024-01-18" calcext:value-type="date">
            <text:p>01/18/24</text:p>
          </table:table-cell>
          <table:table-cell office:value-type="float" office:value="0.0121563" calcext:value-type="float">
            <text:p>0.0121563</text:p>
          </table:table-cell>
        </table:table-row>
        <table:table-row table:style-name="ro1">
          <table:table-cell office:value-type="date" office:date-value="2024-01-19" calcext:value-type="date">
            <text:p>01/19/24</text:p>
          </table:table-cell>
          <table:table-cell office:value-type="float" office:value="0.0121352" calcext:value-type="float">
            <text:p>0.0121352</text:p>
          </table:table-cell>
        </table:table-row>
        <table:table-row table:style-name="ro1">
          <table:table-cell office:value-type="date" office:date-value="2024-01-20" calcext:value-type="date">
            <text:p>01/20/24</text:p>
          </table:table-cell>
          <table:table-cell office:value-type="float" office:value="0.0121352" calcext:value-type="float">
            <text:p>0.0121352</text:p>
          </table:table-cell>
        </table:table-row>
        <table:table-row table:style-name="ro1">
          <table:table-cell office:value-type="date" office:date-value="2024-01-21" calcext:value-type="date">
            <text:p>01/21/24</text:p>
          </table:table-cell>
          <table:table-cell office:value-type="float" office:value="0.0121352" calcext:value-type="float">
            <text:p>0.0121352</text:p>
          </table:table-cell>
        </table:table-row>
        <table:table-row table:style-name="ro1">
          <table:table-cell office:value-type="date" office:date-value="2024-01-22" calcext:value-type="date">
            <text:p>01/22/24</text:p>
          </table:table-cell>
          <table:table-cell office:value-type="float" office:value="0.0121518" calcext:value-type="float">
            <text:p>0.0121518</text:p>
          </table:table-cell>
        </table:table-row>
        <table:table-row table:style-name="ro1">
          <table:table-cell office:value-type="date" office:date-value="2024-01-23" calcext:value-type="date">
            <text:p>01/23/24</text:p>
          </table:table-cell>
          <table:table-cell office:value-type="float" office:value="0.0121571" calcext:value-type="float">
            <text:p>0.0121571</text:p>
          </table:table-cell>
        </table:table-row>
        <table:table-row table:style-name="ro1">
          <table:table-cell office:value-type="date" office:date-value="2024-01-24" calcext:value-type="date">
            <text:p>01/24/24</text:p>
          </table:table-cell>
          <table:table-cell office:value-type="float" office:value="0.0121889" calcext:value-type="float">
            <text:p>0.0121889</text:p>
          </table:table-cell>
        </table:table-row>
        <table:table-row table:style-name="ro1">
          <table:table-cell office:value-type="date" office:date-value="2024-01-25" calcext:value-type="date">
            <text:p>01/25/24</text:p>
          </table:table-cell>
          <table:table-cell office:value-type="float" office:value="0.0121624" calcext:value-type="float">
            <text:p>0.0121624</text:p>
          </table:table-cell>
        </table:table-row>
        <table:table-row table:style-name="ro1">
          <table:table-cell office:value-type="date" office:date-value="2024-01-26" calcext:value-type="date">
            <text:p>01/26/24</text:p>
          </table:table-cell>
          <table:table-cell office:value-type="float" office:value="0.0121768" calcext:value-type="float">
            <text:p>0.0121768</text:p>
          </table:table-cell>
        </table:table-row>
        <table:table-row table:style-name="ro1">
          <table:table-cell office:value-type="date" office:date-value="2024-01-27" calcext:value-type="date">
            <text:p>01/27/24</text:p>
          </table:table-cell>
          <table:table-cell office:value-type="float" office:value="0.0121768" calcext:value-type="float">
            <text:p>0.0121768</text:p>
          </table:table-cell>
        </table:table-row>
        <table:table-row table:style-name="ro1">
          <table:table-cell office:value-type="date" office:date-value="2024-01-28" calcext:value-type="date">
            <text:p>01/28/24</text:p>
          </table:table-cell>
          <table:table-cell office:value-type="float" office:value="0.0121768" calcext:value-type="float">
            <text:p>0.0121768</text:p>
          </table:table-cell>
        </table:table-row>
        <table:table-row table:style-name="ro1">
          <table:table-cell office:value-type="date" office:date-value="2024-01-29" calcext:value-type="date">
            <text:p>01/29/24</text:p>
          </table:table-cell>
          <table:table-cell office:value-type="float" office:value="0.012214" calcext:value-type="float">
            <text:p>0.012214</text:p>
          </table:table-cell>
        </table:table-row>
        <table:table-row table:style-name="ro1">
          <table:table-cell office:value-type="date" office:date-value="2024-01-30" calcext:value-type="date">
            <text:p>01/30/24</text:p>
          </table:table-cell>
          <table:table-cell office:value-type="float" office:value="0.0122262" calcext:value-type="float">
            <text:p>0.0122262</text:p>
          </table:table-cell>
        </table:table-row>
        <table:table-row table:style-name="ro1">
          <table:table-cell office:value-type="date" office:date-value="2024-01-31" calcext:value-type="date">
            <text:p>01/31/24</text:p>
          </table:table-cell>
          <table:table-cell office:value-type="float" office:value="0.0122094" calcext:value-type="float">
            <text:p>0.0122094</text:p>
          </table:table-cell>
        </table:table-row>
        <table:table-row table:style-name="ro1">
          <table:table-cell office:value-type="date" office:date-value="2024-02-01" calcext:value-type="date">
            <text:p>02/01/24</text:p>
          </table:table-cell>
          <table:table-cell office:value-type="float" office:value="0.0123039" calcext:value-type="float">
            <text:p>0.0123039</text:p>
          </table:table-cell>
        </table:table-row>
        <table:table-row table:style-name="ro1">
          <table:table-cell office:value-type="date" office:date-value="2024-02-02" calcext:value-type="date">
            <text:p>02/02/24</text:p>
          </table:table-cell>
          <table:table-cell office:value-type="float" office:value="0.0122561" calcext:value-type="float">
            <text:p>0.0122561</text:p>
          </table:table-cell>
        </table:table-row>
        <table:table-row table:style-name="ro1">
          <table:table-cell office:value-type="date" office:date-value="2024-02-03" calcext:value-type="date">
            <text:p>02/03/24</text:p>
          </table:table-cell>
          <table:table-cell office:value-type="float" office:value="0.0122561" calcext:value-type="float">
            <text:p>0.0122561</text:p>
          </table:table-cell>
        </table:table-row>
        <table:table-row table:style-name="ro1">
          <table:table-cell office:value-type="date" office:date-value="2024-02-04" calcext:value-type="date">
            <text:p>02/04/24</text:p>
          </table:table-cell>
          <table:table-cell office:value-type="float" office:value="0.0122561" calcext:value-type="float">
            <text:p>0.0122561</text:p>
          </table:table-cell>
        </table:table-row>
        <table:table-row table:style-name="ro1">
          <table:table-cell office:value-type="date" office:date-value="2024-02-05" calcext:value-type="date">
            <text:p>02/05/24</text:p>
          </table:table-cell>
          <table:table-cell office:value-type="float" office:value="0.0122454" calcext:value-type="float">
            <text:p>0.0122454</text:p>
          </table:table-cell>
        </table:table-row>
        <table:table-row table:style-name="ro1">
          <table:table-cell office:value-type="date" office:date-value="2024-02-06" calcext:value-type="date">
            <text:p>02/06/24</text:p>
          </table:table-cell>
          <table:table-cell office:value-type="float" office:value="0.0122576" calcext:value-type="float">
            <text:p>0.0122576</text:p>
          </table:table-cell>
        </table:table-row>
        <table:table-row table:style-name="ro1">
          <table:table-cell office:value-type="date" office:date-value="2024-02-07" calcext:value-type="date">
            <text:p>02/07/24</text:p>
          </table:table-cell>
          <table:table-cell office:value-type="float" office:value="0.0122461" calcext:value-type="float">
            <text:p>0.0122461</text:p>
          </table:table-cell>
        </table:table-row>
        <table:table-row table:style-name="ro1">
          <table:table-cell office:value-type="date" office:date-value="2024-02-08" calcext:value-type="date">
            <text:p>02/08/24</text:p>
          </table:table-cell>
          <table:table-cell office:value-type="float" office:value="0.0121821" calcext:value-type="float">
            <text:p>0.0121821</text:p>
          </table:table-cell>
        </table:table-row>
        <table:table-row table:style-name="ro1">
          <table:table-cell office:value-type="date" office:date-value="2024-02-09" calcext:value-type="date">
            <text:p>02/09/24</text:p>
          </table:table-cell>
          <table:table-cell office:value-type="float" office:value="0.012148" calcext:value-type="float">
            <text:p>0.012148</text:p>
          </table:table-cell>
        </table:table-row>
        <table:table-row table:style-name="ro1">
          <table:table-cell office:value-type="date" office:date-value="2024-02-10" calcext:value-type="date">
            <text:p>02/10/24</text:p>
          </table:table-cell>
          <table:table-cell office:value-type="float" office:value="0.012148" calcext:value-type="float">
            <text:p>0.012148</text:p>
          </table:table-cell>
        </table:table-row>
        <table:table-row table:style-name="ro1">
          <table:table-cell office:value-type="date" office:date-value="2024-02-11" calcext:value-type="date">
            <text:p>02/11/24</text:p>
          </table:table-cell>
          <table:table-cell office:value-type="float" office:value="0.012148" calcext:value-type="float">
            <text:p>0.012148</text:p>
          </table:table-cell>
        </table:table-row>
        <table:table-row table:style-name="ro1">
          <table:table-cell office:value-type="date" office:date-value="2024-02-12" calcext:value-type="date">
            <text:p>02/12/24</text:p>
          </table:table-cell>
          <table:table-cell office:value-type="float" office:value="0.0121851" calcext:value-type="float">
            <text:p>0.0121851</text:p>
          </table:table-cell>
        </table:table-row>
        <table:table-row table:style-name="ro1">
          <table:table-cell office:value-type="date" office:date-value="2024-02-13" calcext:value-type="date">
            <text:p>02/13/24</text:p>
          </table:table-cell>
          <table:table-cell office:value-type="float" office:value="0.0121352" calcext:value-type="float">
            <text:p>0.0121352</text:p>
          </table:table-cell>
        </table:table-row>
        <table:table-row table:style-name="ro1">
          <table:table-cell office:value-type="date" office:date-value="2024-02-14" calcext:value-type="date">
            <text:p>02/14/24</text:p>
          </table:table-cell>
          <table:table-cell office:value-type="float" office:value="0.0121269" calcext:value-type="float">
            <text:p>0.0121269</text:p>
          </table:table-cell>
        </table:table-row>
        <table:table-row table:style-name="ro1">
          <table:table-cell office:value-type="date" office:date-value="2024-02-15" calcext:value-type="date">
            <text:p>02/15/24</text:p>
          </table:table-cell>
          <table:table-cell office:value-type="float" office:value="0.0121284" calcext:value-type="float">
            <text:p>0.0121284</text:p>
          </table:table-cell>
        </table:table-row>
        <table:table-row table:style-name="ro1">
          <table:table-cell office:value-type="date" office:date-value="2024-02-16" calcext:value-type="date">
            <text:p>02/16/24</text:p>
          </table:table-cell>
          <table:table-cell office:value-type="float" office:value="0.012082" calcext:value-type="float">
            <text:p>0.012082</text:p>
          </table:table-cell>
        </table:table-row>
        <table:table-row table:style-name="ro1">
          <table:table-cell office:value-type="date" office:date-value="2024-02-17" calcext:value-type="date">
            <text:p>02/17/24</text:p>
          </table:table-cell>
          <table:table-cell office:value-type="float" office:value="0.012082" calcext:value-type="float">
            <text:p>0.012082</text:p>
          </table:table-cell>
        </table:table-row>
        <table:table-row table:style-name="ro1">
          <table:table-cell office:value-type="date" office:date-value="2024-02-18" calcext:value-type="date">
            <text:p>02/18/24</text:p>
          </table:table-cell>
          <table:table-cell office:value-type="float" office:value="0.012082" calcext:value-type="float">
            <text:p>0.012082</text:p>
          </table:table-cell>
        </table:table-row>
        <table:table-row table:style-name="ro1">
          <table:table-cell office:value-type="date" office:date-value="2024-02-19" calcext:value-type="date">
            <text:p>02/19/24</text:p>
          </table:table-cell>
          <table:table-cell office:value-type="float" office:value="0.0121037" calcext:value-type="float">
            <text:p>0.0121037</text:p>
          </table:table-cell>
        </table:table-row>
        <table:table-row table:style-name="ro1">
          <table:table-cell office:value-type="date" office:date-value="2024-02-20" calcext:value-type="date">
            <text:p>02/20/24</text:p>
          </table:table-cell>
          <table:table-cell office:value-type="float" office:value="0.0120596" calcext:value-type="float">
            <text:p>0.0120596</text:p>
          </table:table-cell>
        </table:table-row>
        <table:table-row table:style-name="ro1">
          <table:table-cell office:value-type="date" office:date-value="2024-02-21" calcext:value-type="date">
            <text:p>02/21/24</text:p>
          </table:table-cell>
          <table:table-cell office:value-type="float" office:value="0.0120641" calcext:value-type="float">
            <text:p>0.0120641</text:p>
          </table:table-cell>
        </table:table-row>
        <table:table-row table:style-name="ro1">
          <table:table-cell office:value-type="date" office:date-value="2024-02-22" calcext:value-type="date">
            <text:p>02/22/24</text:p>
          </table:table-cell>
          <table:table-cell office:value-type="float" office:value="0.0119901" calcext:value-type="float">
            <text:p>0.0119901</text:p>
          </table:table-cell>
        </table:table-row>
        <table:table-row table:style-name="ro1">
          <table:table-cell office:value-type="date" office:date-value="2024-02-23" calcext:value-type="date">
            <text:p>02/23/24</text:p>
          </table:table-cell>
          <table:table-cell office:value-type="float" office:value="0.0120056" calcext:value-type="float">
            <text:p>0.0120056</text:p>
          </table:table-cell>
        </table:table-row>
        <table:table-row table:style-name="ro1">
          <table:table-cell office:value-type="date" office:date-value="2024-02-24" calcext:value-type="date">
            <text:p>02/24/24</text:p>
          </table:table-cell>
          <table:table-cell office:value-type="float" office:value="0.0120056" calcext:value-type="float">
            <text:p>0.0120056</text:p>
          </table:table-cell>
        </table:table-row>
        <table:table-row table:style-name="ro1">
          <table:table-cell office:value-type="date" office:date-value="2024-02-25" calcext:value-type="date">
            <text:p>02/25/24</text:p>
          </table:table-cell>
          <table:table-cell office:value-type="float" office:value="0.0120056" calcext:value-type="float">
            <text:p>0.0120056</text:p>
          </table:table-cell>
        </table:table-row>
        <table:table-row table:style-name="ro1">
          <table:table-cell office:value-type="date" office:date-value="2024-02-26" calcext:value-type="date">
            <text:p>02/26/24</text:p>
          </table:table-cell>
          <table:table-cell office:value-type="float" office:value="0.011971" calcext:value-type="float">
            <text:p>0.011971</text:p>
          </table:table-cell>
        </table:table-row>
        <table:table-row table:style-name="ro1">
          <table:table-cell office:value-type="date" office:date-value="2024-02-27" calcext:value-type="date">
            <text:p>02/27/24</text:p>
          </table:table-cell>
          <table:table-cell office:value-type="float" office:value="0.011996" calcext:value-type="float">
            <text:p>0.011996</text:p>
          </table:table-cell>
        </table:table-row>
        <table:table-row table:style-name="ro1">
          <table:table-cell office:value-type="date" office:date-value="2024-02-28" calcext:value-type="date">
            <text:p>02/28/24</text:p>
          </table:table-cell>
          <table:table-cell office:value-type="float" office:value="0.0120085" calcext:value-type="float">
            <text:p>0.0120085</text:p>
          </table:table-cell>
        </table:table-row>
        <table:table-row table:style-name="ro1">
          <table:table-cell office:value-type="date" office:date-value="2024-02-29" calcext:value-type="date">
            <text:p>02/29/24</text:p>
          </table:table-cell>
          <table:table-cell office:value-type="float" office:value="0.0120337" calcext:value-type="float">
            <text:p>0.0120337</text:p>
          </table:table-cell>
        </table:table-row>
        <table:table-row table:style-name="ro1">
          <table:table-cell office:value-type="date" office:date-value="2024-03-01" calcext:value-type="date">
            <text:p>03/01/24</text:p>
          </table:table-cell>
          <table:table-cell office:value-type="float" office:value="0.0120122" calcext:value-type="float">
            <text:p>0.0120122</text:p>
          </table:table-cell>
        </table:table-row>
        <table:table-row table:style-name="ro1">
          <table:table-cell office:value-type="date" office:date-value="2024-03-02" calcext:value-type="date">
            <text:p>03/02/24</text:p>
          </table:table-cell>
          <table:table-cell office:value-type="float" office:value="0.0120122" calcext:value-type="float">
            <text:p>0.0120122</text:p>
          </table:table-cell>
        </table:table-row>
        <table:table-row table:style-name="ro1">
          <table:table-cell office:value-type="date" office:date-value="2024-03-03" calcext:value-type="date">
            <text:p>03/03/24</text:p>
          </table:table-cell>
          <table:table-cell office:value-type="float" office:value="0.0120122" calcext:value-type="float">
            <text:p>0.0120122</text:p>
          </table:table-cell>
        </table:table-row>
        <table:table-row table:style-name="ro1">
          <table:table-cell office:value-type="date" office:date-value="2024-03-04" calcext:value-type="date">
            <text:p>03/04/24</text:p>
          </table:table-cell>
          <table:table-cell office:value-type="float" office:value="0.0120122" calcext:value-type="float">
            <text:p>0.0120122</text:p>
          </table:table-cell>
        </table:table-row>
        <table:table-row table:style-name="ro1">
          <table:table-cell office:value-type="date" office:date-value="2024-03-05" calcext:value-type="date">
            <text:p>03/05/24</text:p>
          </table:table-cell>
          <table:table-cell office:value-type="float" office:value="0.0119982" calcext:value-type="float">
            <text:p>0.0119982</text:p>
          </table:table-cell>
        </table:table-row>
        <table:table-row table:style-name="ro1">
          <table:table-cell office:value-type="date" office:date-value="2024-03-06" calcext:value-type="date">
            <text:p>03/06/24</text:p>
          </table:table-cell>
          <table:table-cell office:value-type="float" office:value="0.0120233" calcext:value-type="float">
            <text:p>0.0120233</text:p>
          </table:table-cell>
        </table:table-row>
        <table:table-row table:style-name="ro1">
          <table:table-cell office:value-type="date" office:date-value="2024-03-07" calcext:value-type="date">
            <text:p>03/07/24</text:p>
          </table:table-cell>
          <table:table-cell office:value-type="float" office:value="0.0121412" calcext:value-type="float">
            <text:p>0.0121412</text:p>
          </table:table-cell>
        </table:table-row>
        <table:table-row table:style-name="ro1">
          <table:table-cell office:value-type="date" office:date-value="2024-03-08" calcext:value-type="date">
            <text:p>03/08/24</text:p>
          </table:table-cell>
          <table:table-cell office:value-type="float" office:value="0.0121488" calcext:value-type="float">
            <text:p>0.0121488</text:p>
          </table:table-cell>
        </table:table-row>
        <table:table-row table:style-name="ro1">
          <table:table-cell office:value-type="date" office:date-value="2024-03-09" calcext:value-type="date">
            <text:p>03/09/24</text:p>
          </table:table-cell>
          <table:table-cell office:value-type="float" office:value="0.0121488" calcext:value-type="float">
            <text:p>0.0121488</text:p>
          </table:table-cell>
        </table:table-row>
        <table:table-row table:style-name="ro1">
          <table:table-cell office:value-type="date" office:date-value="2024-03-10" calcext:value-type="date">
            <text:p>03/10/24</text:p>
          </table:table-cell>
          <table:table-cell office:value-type="float" office:value="0.0121488" calcext:value-type="float">
            <text:p>0.0121488</text:p>
          </table:table-cell>
        </table:table-row>
        <table:table-row table:style-name="ro1">
          <table:table-cell office:value-type="date" office:date-value="2024-03-11" calcext:value-type="date">
            <text:p>03/11/24</text:p>
          </table:table-cell>
          <table:table-cell office:value-type="float" office:value="0.0121912" calcext:value-type="float">
            <text:p>0.0121912</text:p>
          </table:table-cell>
        </table:table-row>
        <table:table-row table:style-name="ro1">
          <table:table-cell office:value-type="date" office:date-value="2024-03-12" calcext:value-type="date">
            <text:p>03/12/24</text:p>
          </table:table-cell>
          <table:table-cell office:value-type="float" office:value="0.0121187" calcext:value-type="float">
            <text:p>0.0121187</text:p>
          </table:table-cell>
        </table:table-row>
        <table:table-row table:style-name="ro1">
          <table:table-cell office:value-type="date" office:date-value="2024-03-13" calcext:value-type="date">
            <text:p>03/13/24</text:p>
          </table:table-cell>
          <table:table-cell office:value-type="float" office:value="0.0120857" calcext:value-type="float">
            <text:p>0.0120857</text:p>
          </table:table-cell>
        </table:table-row>
        <table:table-row table:style-name="ro1">
          <table:table-cell office:value-type="date" office:date-value="2024-03-14" calcext:value-type="date">
            <text:p>03/14/24</text:p>
          </table:table-cell>
          <table:table-cell office:value-type="float" office:value="0.0120954" calcext:value-type="float">
            <text:p>0.0120954</text:p>
          </table:table-cell>
        </table:table-row>
        <table:table-row table:style-name="ro1">
          <table:table-cell office:value-type="date" office:date-value="2024-03-15" calcext:value-type="date">
            <text:p>03/15/24</text:p>
          </table:table-cell>
          <table:table-cell office:value-type="float" office:value="0.0120708" calcext:value-type="float">
            <text:p>0.0120708</text:p>
          </table:table-cell>
        </table:table-row>
        <table:table-row table:style-name="ro1">
          <table:table-cell office:value-type="date" office:date-value="2024-03-16" calcext:value-type="date">
            <text:p>03/16/24</text:p>
          </table:table-cell>
          <table:table-cell office:value-type="float" office:value="0.0120708" calcext:value-type="float">
            <text:p>0.0120708</text:p>
          </table:table-cell>
        </table:table-row>
        <table:table-row table:style-name="ro1">
          <table:table-cell office:value-type="date" office:date-value="2024-03-17" calcext:value-type="date">
            <text:p>03/17/24</text:p>
          </table:table-cell>
          <table:table-cell office:value-type="float" office:value="0.0120708" calcext:value-type="float">
            <text:p>0.0120708</text:p>
          </table:table-cell>
        </table:table-row>
        <table:table-row table:style-name="ro1">
          <table:table-cell office:value-type="date" office:date-value="2024-03-18" calcext:value-type="date">
            <text:p>03/18/24</text:p>
          </table:table-cell>
          <table:table-cell office:value-type="float" office:value="0.0120351" calcext:value-type="float">
            <text:p>0.0120351</text:p>
          </table:table-cell>
        </table:table-row>
        <table:table-row table:style-name="ro1">
          <table:table-cell office:value-type="date" office:date-value="2024-03-19" calcext:value-type="date">
            <text:p>03/19/24</text:p>
          </table:table-cell>
          <table:table-cell office:value-type="float" office:value="0.0119718" calcext:value-type="float">
            <text:p>0.0119718</text:p>
          </table:table-cell>
        </table:table-row>
        <table:table-row table:style-name="ro1">
          <table:table-cell office:value-type="date" office:date-value="2024-03-20" calcext:value-type="date">
            <text:p>03/20/24</text:p>
          </table:table-cell>
          <table:table-cell office:value-type="float" office:value="0.0118867" calcext:value-type="float">
            <text:p>0.0118867</text:p>
          </table:table-cell>
        </table:table-row>
        <table:table-row table:style-name="ro1">
          <table:table-cell office:value-type="date" office:date-value="2024-03-21" calcext:value-type="date">
            <text:p>03/21/24</text:p>
          </table:table-cell>
          <table:table-cell office:value-type="float" office:value="0.0118564" calcext:value-type="float">
            <text:p>0.0118564</text:p>
          </table:table-cell>
        </table:table-row>
        <table:table-row table:style-name="ro1">
          <table:table-cell office:value-type="date" office:date-value="2024-03-22" calcext:value-type="date">
            <text:p>03/22/24</text:p>
          </table:table-cell>
          <table:table-cell office:value-type="float" office:value="0.0119447" calcext:value-type="float">
            <text:p>0.0119447</text:p>
          </table:table-cell>
        </table:table-row>
        <table:table-row table:style-name="ro1">
          <table:table-cell office:value-type="date" office:date-value="2024-03-23" calcext:value-type="date">
            <text:p>03/23/24</text:p>
          </table:table-cell>
          <table:table-cell office:value-type="float" office:value="0.0119447" calcext:value-type="float">
            <text:p>0.0119447</text:p>
          </table:table-cell>
        </table:table-row>
        <table:table-row table:style-name="ro1">
          <table:table-cell office:value-type="date" office:date-value="2024-03-24" calcext:value-type="date">
            <text:p>03/24/24</text:p>
          </table:table-cell>
          <table:table-cell office:value-type="float" office:value="0.0119447" calcext:value-type="float">
            <text:p>0.0119447</text:p>
          </table:table-cell>
        </table:table-row>
        <table:table-row table:style-name="ro1">
          <table:table-cell office:value-type="date" office:date-value="2024-03-25" calcext:value-type="date">
            <text:p>03/25/24</text:p>
          </table:table-cell>
          <table:table-cell office:value-type="float" office:value="0.0119418" calcext:value-type="float">
            <text:p>0.0119418</text:p>
          </table:table-cell>
        </table:table-row>
        <table:table-row table:style-name="ro1">
          <table:table-cell office:value-type="date" office:date-value="2024-03-26" calcext:value-type="date">
            <text:p>03/26/24</text:p>
          </table:table-cell>
          <table:table-cell office:value-type="float" office:value="0.0118968" calcext:value-type="float">
            <text:p>0.0118968</text:p>
          </table:table-cell>
        </table:table-row>
        <table:table-row table:style-name="ro1">
          <table:table-cell office:value-type="date" office:date-value="2024-03-27" calcext:value-type="date">
            <text:p>03/27/24</text:p>
          </table:table-cell>
          <table:table-cell office:value-type="float" office:value="0.0119608" calcext:value-type="float">
            <text:p>0.0119608</text:p>
          </table:table-cell>
        </table:table-row>
        <table:table-row table:style-name="ro1">
          <table:table-cell office:value-type="date" office:date-value="2024-03-28" calcext:value-type="date">
            <text:p>03/28/24</text:p>
          </table:table-cell>
          <table:table-cell office:value-type="float" office:value="0.0119659" calcext:value-type="float">
            <text:p>0.0119659</text:p>
          </table:table-cell>
        </table:table-row>
        <table:table-row table:style-name="ro1">
          <table:table-cell office:value-type="date" office:date-value="2024-03-29" calcext:value-type="date">
            <text:p>03/29/24</text:p>
          </table:table-cell>
          <table:table-cell office:value-type="float" office:value="0.0119659" calcext:value-type="float">
            <text:p>0.0119659</text:p>
          </table:table-cell>
        </table:table-row>
        <table:table-row table:style-name="ro1">
          <table:table-cell office:value-type="date" office:date-value="2024-03-30" calcext:value-type="date">
            <text:p>03/30/24</text:p>
          </table:table-cell>
          <table:table-cell office:value-type="float" office:value="0.0119659" calcext:value-type="float">
            <text:p>0.0119659</text:p>
          </table:table-cell>
        </table:table-row>
        <table:table-row table:style-name="ro1">
          <table:table-cell office:value-type="date" office:date-value="2024-03-31" calcext:value-type="date">
            <text:p>03/31/24</text:p>
          </table:table-cell>
          <table:table-cell office:value-type="float" office:value="0.0119659" calcext:value-type="float">
            <text:p>0.0119659</text:p>
          </table:table-cell>
        </table:table-row>
        <table:table-row table:style-name="ro1">
          <table:table-cell office:value-type="date" office:date-value="2024-04-01" calcext:value-type="date">
            <text:p>04/01/24</text:p>
          </table:table-cell>
          <table:table-cell office:value-type="float" office:value="0.0119659" calcext:value-type="float">
            <text:p>0.0119659</text:p>
          </table:table-cell>
        </table:table-row>
        <table:table-row table:style-name="ro1">
          <table:table-cell office:value-type="date" office:date-value="2024-04-02" calcext:value-type="date">
            <text:p>04/02/24</text:p>
          </table:table-cell>
          <table:table-cell office:value-type="float" office:value="0.0119982" calcext:value-type="float">
            <text:p>0.0119982</text:p>
          </table:table-cell>
        </table:table-row>
        <table:table-row table:style-name="ro1">
          <table:table-cell office:value-type="date" office:date-value="2024-04-03" calcext:value-type="date">
            <text:p>04/03/24</text:p>
          </table:table-cell>
          <table:table-cell office:value-type="float" office:value="0.0119506" calcext:value-type="float">
            <text:p>0.0119506</text:p>
          </table:table-cell>
        </table:table-row>
        <table:table-row table:style-name="ro1">
          <table:table-cell office:value-type="date" office:date-value="2024-04-04" calcext:value-type="date">
            <text:p>04/04/24</text:p>
          </table:table-cell>
          <table:table-cell office:value-type="float" office:value="0.0118758" calcext:value-type="float">
            <text:p>0.0118758</text:p>
          </table:table-cell>
        </table:table-row>
        <table:table-row table:style-name="ro1">
          <table:table-cell office:value-type="date" office:date-value="2024-04-05" calcext:value-type="date">
            <text:p>04/05/24</text:p>
          </table:table-cell>
          <table:table-cell office:value-type="float" office:value="0.0119185" calcext:value-type="float">
            <text:p>0.0119185</text:p>
          </table:table-cell>
        </table:table-row>
        <table:table-row table:style-name="ro1">
          <table:table-cell office:value-type="date" office:date-value="2024-04-06" calcext:value-type="date">
            <text:p>04/06/24</text:p>
          </table:table-cell>
          <table:table-cell office:value-type="float" office:value="0.0119185" calcext:value-type="float">
            <text:p>0.0119185</text:p>
          </table:table-cell>
        </table:table-row>
        <table:table-row table:style-name="ro1">
          <table:table-cell office:value-type="date" office:date-value="2024-04-07" calcext:value-type="date">
            <text:p>04/07/24</text:p>
          </table:table-cell>
          <table:table-cell office:value-type="float" office:value="0.0119185" calcext:value-type="float">
            <text:p>0.0119185</text:p>
          </table:table-cell>
        </table:table-row>
        <table:table-row table:style-name="ro1">
          <table:table-cell office:value-type="date" office:date-value="2024-04-08" calcext:value-type="date">
            <text:p>04/08/24</text:p>
          </table:table-cell>
          <table:table-cell office:value-type="float" office:value="0.0118946" calcext:value-type="float">
            <text:p>0.0118946</text:p>
          </table:table-cell>
        </table:table-row>
        <table:table-row table:style-name="ro1">
          <table:table-cell office:value-type="date" office:date-value="2024-04-09" calcext:value-type="date">
            <text:p>04/09/24</text:p>
          </table:table-cell>
          <table:table-cell office:value-type="float" office:value="0.0118557" calcext:value-type="float">
            <text:p>0.0118557</text:p>
          </table:table-cell>
        </table:table-row>
        <table:table-row table:style-name="ro1">
          <table:table-cell office:value-type="date" office:date-value="2024-04-10" calcext:value-type="date">
            <text:p>04/10/24</text:p>
          </table:table-cell>
          <table:table-cell office:value-type="float" office:value="0.0118614" calcext:value-type="float">
            <text:p>0.0118614</text:p>
          </table:table-cell>
        </table:table-row>
        <table:table-row table:style-name="ro1">
          <table:table-cell office:value-type="date" office:date-value="2024-04-11" calcext:value-type="date">
            <text:p>04/11/24</text:p>
          </table:table-cell>
          <table:table-cell office:value-type="float" office:value="0.0119127" calcext:value-type="float">
            <text:p>0.0119127</text:p>
          </table:table-cell>
        </table:table-row>
        <table:table-row table:style-name="ro1">
          <table:table-cell office:value-type="date" office:date-value="2024-04-12" calcext:value-type="date">
            <text:p>04/12/24</text:p>
          </table:table-cell>
          <table:table-cell office:value-type="float" office:value="0.0119872" calcext:value-type="float">
            <text:p>0.0119872</text:p>
          </table:table-cell>
        </table:table-row>
        <table:table-row table:style-name="ro1">
          <table:table-cell office:value-type="date" office:date-value="2024-04-13" calcext:value-type="date">
            <text:p>04/13/24</text:p>
          </table:table-cell>
          <table:table-cell office:value-type="float" office:value="0.0119872" calcext:value-type="float">
            <text:p>0.0119872</text:p>
          </table:table-cell>
        </table:table-row>
        <table:table-row table:style-name="ro1">
          <table:table-cell office:value-type="date" office:date-value="2024-04-14" calcext:value-type="date">
            <text:p>04/14/24</text:p>
          </table:table-cell>
          <table:table-cell office:value-type="float" office:value="0.0119872" calcext:value-type="float">
            <text:p>0.0119872</text:p>
          </table:table-cell>
        </table:table-row>
        <table:table-row table:style-name="ro1">
          <table:table-cell office:value-type="date" office:date-value="2024-04-15" calcext:value-type="date">
            <text:p>04/15/24</text:p>
          </table:table-cell>
          <table:table-cell office:value-type="float" office:value="0.0119222" calcext:value-type="float">
            <text:p>0.0119222</text:p>
          </table:table-cell>
        </table:table-row>
        <table:table-row table:style-name="ro1">
          <table:table-cell office:value-type="date" office:date-value="2024-04-16" calcext:value-type="date">
            <text:p>04/16/24</text:p>
          </table:table-cell>
          <table:table-cell office:value-type="float" office:value="0.0118867" calcext:value-type="float">
            <text:p>0.0118867</text:p>
          </table:table-cell>
        </table:table-row>
        <table:table-row table:style-name="ro1">
          <table:table-cell office:value-type="date" office:date-value="2024-04-17" calcext:value-type="date">
            <text:p>04/17/24</text:p>
          </table:table-cell>
          <table:table-cell office:value-type="float" office:value="0.0118867" calcext:value-type="float">
            <text:p>0.0118867</text:p>
          </table:table-cell>
        </table:table-row>
        <table:table-row table:style-name="ro1">
          <table:table-cell office:value-type="date" office:date-value="2024-04-18" calcext:value-type="date">
            <text:p>04/18/24</text:p>
          </table:table-cell>
          <table:table-cell office:value-type="float" office:value="0.0118665" calcext:value-type="float">
            <text:p>0.0118665</text:p>
          </table:table-cell>
        </table:table-row>
        <table:table-row table:style-name="ro1">
          <table:table-cell office:value-type="date" office:date-value="2024-04-19" calcext:value-type="date">
            <text:p>04/19/24</text:p>
          </table:table-cell>
          <table:table-cell office:value-type="float" office:value="0.0118765" calcext:value-type="float">
            <text:p>0.0118765</text:p>
          </table:table-cell>
        </table:table-row>
        <table:table-row table:style-name="ro1">
          <table:table-cell office:value-type="date" office:date-value="2024-04-20" calcext:value-type="date">
            <text:p>04/20/24</text:p>
          </table:table-cell>
          <table:table-cell office:value-type="float" office:value="0.0118765" calcext:value-type="float">
            <text:p>0.0118765</text:p>
          </table:table-cell>
        </table:table-row>
        <table:table-row table:style-name="ro1">
          <table:table-cell office:value-type="date" office:date-value="2024-04-21" calcext:value-type="date">
            <text:p>04/21/24</text:p>
          </table:table-cell>
          <table:table-cell office:value-type="float" office:value="0.0118765" calcext:value-type="float">
            <text:p>0.0118765</text:p>
          </table:table-cell>
        </table:table-row>
        <table:table-row table:style-name="ro1">
          <table:table-cell office:value-type="date" office:date-value="2024-04-22" calcext:value-type="date">
            <text:p>04/22/24</text:p>
          </table:table-cell>
          <table:table-cell office:value-type="float" office:value="0.0118888" calcext:value-type="float">
            <text:p>0.0118888</text:p>
          </table:table-cell>
        </table:table-row>
        <table:table-row table:style-name="ro1">
          <table:table-cell office:value-type="date" office:date-value="2024-04-23" calcext:value-type="date">
            <text:p>04/23/24</text:p>
          </table:table-cell>
          <table:table-cell office:value-type="float" office:value="0.011837" calcext:value-type="float">
            <text:p>0.011837</text:p>
          </table:table-cell>
        </table:table-row>
        <table:table-row table:style-name="ro1">
          <table:table-cell office:value-type="date" office:date-value="2024-04-24" calcext:value-type="date">
            <text:p>04/24/24</text:p>
          </table:table-cell>
          <table:table-cell office:value-type="float" office:value="0.0118127" calcext:value-type="float">
            <text:p>0.0118127</text:p>
          </table:table-cell>
        </table:table-row>
        <table:table-row table:style-name="ro1">
          <table:table-cell office:value-type="date" office:date-value="2024-04-25" calcext:value-type="date">
            <text:p>04/25/24</text:p>
          </table:table-cell>
          <table:table-cell office:value-type="float" office:value="0.0117284" calcext:value-type="float">
            <text:p>0.0117284</text:p>
          </table:table-cell>
        </table:table-row>
        <table:table-row table:style-name="ro1">
          <table:table-cell office:value-type="date" office:date-value="2024-04-26" calcext:value-type="date">
            <text:p>04/26/24</text:p>
          </table:table-cell>
          <table:table-cell office:value-type="float" office:value="0.0116398" calcext:value-type="float">
            <text:p>0.0116398</text:p>
          </table:table-cell>
        </table:table-row>
        <table:table-row table:style-name="ro1">
          <table:table-cell office:value-type="date" office:date-value="2024-04-27" calcext:value-type="date">
            <text:p>04/27/24</text:p>
          </table:table-cell>
          <table:table-cell office:value-type="float" office:value="0.0116398" calcext:value-type="float">
            <text:p>0.0116398</text:p>
          </table:table-cell>
        </table:table-row>
        <table:table-row table:style-name="ro1">
          <table:table-cell office:value-type="date" office:date-value="2024-04-28" calcext:value-type="date">
            <text:p>04/28/24</text:p>
          </table:table-cell>
          <table:table-cell office:value-type="float" office:value="0.0116398" calcext:value-type="float">
            <text:p>0.0116398</text:p>
          </table:table-cell>
        </table:table-row>
        <table:table-row table:style-name="ro1">
          <table:table-cell office:value-type="date" office:date-value="2024-04-29" calcext:value-type="date">
            <text:p>04/29/24</text:p>
          </table:table-cell>
          <table:table-cell office:value-type="float" office:value="0.0116745" calcext:value-type="float">
            <text:p>0.0116745</text:p>
          </table:table-cell>
        </table:table-row>
        <table:table-row table:style-name="ro1">
          <table:table-cell office:value-type="date" office:date-value="2024-04-30" calcext:value-type="date">
            <text:p>04/30/24</text:p>
          </table:table-cell>
          <table:table-cell office:value-type="float" office:value="0.0116232" calcext:value-type="float">
            <text:p>0.0116232</text:p>
          </table:table-cell>
        </table:table-row>
        <table:table-row table:style-name="ro1">
          <table:table-cell office:value-type="date" office:date-value="2024-05-01" calcext:value-type="date">
            <text:p>05/01/24</text:p>
          </table:table-cell>
          <table:table-cell office:value-type="float" office:value="0.0116232" calcext:value-type="float">
            <text:p>0.0116232</text:p>
          </table:table-cell>
        </table:table-row>
        <table:table-row table:style-name="ro1">
          <table:table-cell office:value-type="date" office:date-value="2024-05-02" calcext:value-type="date">
            <text:p>05/02/24</text:p>
          </table:table-cell>
          <table:table-cell office:value-type="float" office:value="0.0118084" calcext:value-type="float">
            <text:p>0.0118084</text:p>
          </table:table-cell>
        </table:table-row>
        <table:table-row table:style-name="ro1">
          <table:table-cell office:value-type="date" office:date-value="2024-05-03" calcext:value-type="date">
            <text:p>05/03/24</text:p>
          </table:table-cell>
          <table:table-cell office:value-type="float" office:value="0.0118084" calcext:value-type="float">
            <text:p>0.0118084</text:p>
          </table:table-cell>
        </table:table-row>
        <table:table-row table:style-name="ro1">
          <table:table-cell office:value-type="date" office:date-value="2024-05-04" calcext:value-type="date">
            <text:p>05/04/24</text:p>
          </table:table-cell>
          <table:table-cell office:value-type="float" office:value="0.0118084" calcext:value-type="float">
            <text:p>0.0118084</text:p>
          </table:table-cell>
        </table:table-row>
        <table:table-row table:style-name="ro1">
          <table:table-cell office:value-type="date" office:date-value="2024-05-05" calcext:value-type="date">
            <text:p>05/05/24</text:p>
          </table:table-cell>
          <table:table-cell office:value-type="float" office:value="0.0118084" calcext:value-type="float">
            <text:p>0.0118084</text:p>
          </table:table-cell>
        </table:table-row>
        <table:table-row table:style-name="ro1">
          <table:table-cell office:value-type="date" office:date-value="2024-05-06" calcext:value-type="date">
            <text:p>05/06/24</text:p>
          </table:table-cell>
          <table:table-cell office:value-type="float" office:value="0.0118084" calcext:value-type="float">
            <text:p>0.0118084</text:p>
          </table:table-cell>
        </table:table-row>
        <table:table-row table:style-name="ro1">
          <table:table-cell office:value-type="date" office:date-value="2024-05-07" calcext:value-type="date">
            <text:p>05/07/24</text:p>
          </table:table-cell>
          <table:table-cell office:value-type="float" office:value="0.0117503" calcext:value-type="float">
            <text:p>0.0117503</text:p>
          </table:table-cell>
        </table:table-row>
        <table:table-row table:style-name="ro1">
          <table:table-cell office:value-type="date" office:date-value="2024-05-08" calcext:value-type="date">
            <text:p>05/08/24</text:p>
          </table:table-cell>
          <table:table-cell office:value-type="float" office:value="0.011701" calcext:value-type="float">
            <text:p>0.011701</text:p>
          </table:table-cell>
        </table:table-row>
        <table:table-row table:style-name="ro1">
          <table:table-cell office:value-type="date" office:date-value="2024-05-09" calcext:value-type="date">
            <text:p>05/09/24</text:p>
          </table:table-cell>
          <table:table-cell office:value-type="float" office:value="0.0116892" calcext:value-type="float">
            <text:p>0.0116892</text:p>
          </table:table-cell>
        </table:table-row>
        <table:table-row table:style-name="ro1">
          <table:table-cell office:value-type="date" office:date-value="2024-05-10" calcext:value-type="date">
            <text:p>05/10/24</text:p>
          </table:table-cell>
          <table:table-cell office:value-type="float" office:value="0.0116509" calcext:value-type="float">
            <text:p>0.0116509</text:p>
          </table:table-cell>
        </table:table-row>
        <table:table-row table:style-name="ro1">
          <table:table-cell office:value-type="date" office:date-value="2024-05-11" calcext:value-type="date">
            <text:p>05/11/24</text:p>
          </table:table-cell>
          <table:table-cell office:value-type="float" office:value="0.0116509" calcext:value-type="float">
            <text:p>0.0116509</text:p>
          </table:table-cell>
        </table:table-row>
        <table:table-row table:style-name="ro1">
          <table:table-cell office:value-type="date" office:date-value="2024-05-12" calcext:value-type="date">
            <text:p>05/12/24</text:p>
          </table:table-cell>
          <table:table-cell office:value-type="float" office:value="0.0116509" calcext:value-type="float">
            <text:p>0.0116509</text:p>
          </table:table-cell>
        </table:table-row>
        <table:table-row table:style-name="ro1">
          <table:table-cell office:value-type="date" office:date-value="2024-05-13" calcext:value-type="date">
            <text:p>05/13/24</text:p>
          </table:table-cell>
          <table:table-cell office:value-type="float" office:value="0.0116245" calcext:value-type="float">
            <text:p>0.0116245</text:p>
          </table:table-cell>
        </table:table-row>
        <table:table-row table:style-name="ro1">
          <table:table-cell office:value-type="date" office:date-value="2024-05-14" calcext:value-type="date">
            <text:p>05/14/24</text:p>
          </table:table-cell>
          <table:table-cell office:value-type="float" office:value="0.0115805" calcext:value-type="float">
            <text:p>0.0115805</text:p>
          </table:table-cell>
        </table:table-row>
        <table:table-row table:style-name="ro1">
          <table:table-cell office:value-type="date" office:date-value="2024-05-15" calcext:value-type="date">
            <text:p>05/15/24</text:p>
          </table:table-cell>
          <table:table-cell office:value-type="float" office:value="0.0116121" calcext:value-type="float">
            <text:p>0.0116121</text:p>
          </table:table-cell>
        </table:table-row>
        <table:table-row table:style-name="ro1">
          <table:table-cell office:value-type="date" office:date-value="2024-05-16" calcext:value-type="date">
            <text:p>05/16/24</text:p>
          </table:table-cell>
          <table:table-cell office:value-type="float" office:value="0.011619" calcext:value-type="float">
            <text:p>0.011619</text:p>
          </table:table-cell>
        </table:table-row>
        <table:table-row table:style-name="ro1">
          <table:table-cell office:value-type="date" office:date-value="2024-05-17" calcext:value-type="date">
            <text:p>05/17/24</text:p>
          </table:table-cell>
          <table:table-cell office:value-type="float" office:value="0.0115757" calcext:value-type="float">
            <text:p>0.0115757</text:p>
          </table:table-cell>
        </table:table-row>
        <table:table-row table:style-name="ro1">
          <table:table-cell office:value-type="date" office:date-value="2024-05-18" calcext:value-type="date">
            <text:p>05/18/24</text:p>
          </table:table-cell>
          <table:table-cell office:value-type="float" office:value="0.0115757" calcext:value-type="float">
            <text:p>0.0115757</text:p>
          </table:table-cell>
        </table:table-row>
        <table:table-row table:style-name="ro1">
          <table:table-cell office:value-type="date" office:date-value="2024-05-19" calcext:value-type="date">
            <text:p>05/19/24</text:p>
          </table:table-cell>
          <table:table-cell office:value-type="float" office:value="0.0115757" calcext:value-type="float">
            <text:p>0.0115757</text:p>
          </table:table-cell>
        </table:table-row>
        <table:table-row table:style-name="ro1">
          <table:table-cell office:value-type="date" office:date-value="2024-05-20" calcext:value-type="date">
            <text:p>05/20/24</text:p>
          </table:table-cell>
          <table:table-cell office:value-type="float" office:value="0.0115559" calcext:value-type="float">
            <text:p>0.0115559</text:p>
          </table:table-cell>
        </table:table-row>
        <table:table-row table:style-name="ro1">
          <table:table-cell office:value-type="date" office:date-value="2024-05-21" calcext:value-type="date">
            <text:p>05/21/24</text:p>
          </table:table-cell>
          <table:table-cell office:value-type="float" office:value="0.0115144" calcext:value-type="float">
            <text:p>0.0115144</text:p>
          </table:table-cell>
        </table:table-row>
        <table:table-row table:style-name="ro1">
          <table:table-cell office:value-type="date" office:date-value="2024-05-22" calcext:value-type="date">
            <text:p>05/22/24</text:p>
          </table:table-cell>
          <table:table-cell office:value-type="float" office:value="0.0115361" calcext:value-type="float">
            <text:p>0.0115361</text:p>
          </table:table-cell>
        </table:table-row>
        <table:table-row table:style-name="ro1">
          <table:table-cell office:value-type="date" office:date-value="2024-05-23" calcext:value-type="date">
            <text:p>05/23/24</text:p>
          </table:table-cell>
          <table:table-cell office:value-type="float" office:value="0.0115117" calcext:value-type="float">
            <text:p>0.0115117</text:p>
          </table:table-cell>
        </table:table-row>
        <table:table-row table:style-name="ro1">
          <table:table-cell office:value-type="date" office:date-value="2024-05-24" calcext:value-type="date">
            <text:p>05/24/24</text:p>
          </table:table-cell>
          <table:table-cell office:value-type="float" office:value="0.0115117" calcext:value-type="float">
            <text:p>0.0115117</text:p>
          </table:table-cell>
        </table:table-row>
        <table:table-row table:style-name="ro1">
          <table:table-cell office:value-type="date" office:date-value="2024-05-25" calcext:value-type="date">
            <text:p>05/25/24</text:p>
          </table:table-cell>
          <table:table-cell office:value-type="float" office:value="0.0115117" calcext:value-type="float">
            <text:p>0.0115117</text:p>
          </table:table-cell>
        </table:table-row>
        <table:table-row table:style-name="ro1">
          <table:table-cell office:value-type="date" office:date-value="2024-05-26" calcext:value-type="date">
            <text:p>05/26/24</text:p>
          </table:table-cell>
          <table:table-cell office:value-type="float" office:value="0.0115117" calcext:value-type="float">
            <text:p>0.0115117</text:p>
          </table:table-cell>
        </table:table-row>
        <table:table-row table:style-name="ro1">
          <table:table-cell office:value-type="date" office:date-value="2024-05-27" calcext:value-type="date">
            <text:p>05/27/24</text:p>
          </table:table-cell>
          <table:table-cell office:value-type="float" office:value="0.0115001" calcext:value-type="float">
            <text:p>0.0115001</text:p>
          </table:table-cell>
        </table:table-row>
        <table:table-row table:style-name="ro1">
          <table:table-cell office:value-type="date" office:date-value="2024-05-28" calcext:value-type="date">
            <text:p>05/28/24</text:p>
          </table:table-cell>
          <table:table-cell office:value-type="float" office:value="0.0114685" calcext:value-type="float">
            <text:p>0.0114685</text:p>
          </table:table-cell>
        </table:table-row>
        <table:table-row table:style-name="ro1">
          <table:table-cell office:value-type="date" office:date-value="2024-05-29" calcext:value-type="date">
            <text:p>05/29/24</text:p>
          </table:table-cell>
          <table:table-cell office:value-type="float" office:value="0.011455" calcext:value-type="float">
            <text:p>0.011455</text:p>
          </table:table-cell>
        </table:table-row>
        <table:table-row table:style-name="ro1">
          <table:table-cell office:value-type="date" office:date-value="2024-05-30" calcext:value-type="date">
            <text:p>05/30/24</text:p>
          </table:table-cell>
          <table:table-cell office:value-type="float" office:value="0.0115388" calcext:value-type="float">
            <text:p>0.0115388</text:p>
          </table:table-cell>
        </table:table-row>
        <table:table-row table:style-name="ro1">
          <table:table-cell office:value-type="date" office:date-value="2024-05-31" calcext:value-type="date">
            <text:p>05/31/24</text:p>
          </table:table-cell>
          <table:table-cell office:value-type="float" office:value="0.0114698" calcext:value-type="float">
            <text:p>0.0114698</text:p>
          </table:table-cell>
        </table:table-row>
        <table:table-row table:style-name="ro1">
          <table:table-cell office:value-type="date" office:date-value="2024-06-01" calcext:value-type="date">
            <text:p>06/01/24</text:p>
          </table:table-cell>
          <table:table-cell office:value-type="float" office:value="0.0114698" calcext:value-type="float">
            <text:p>0.0114698</text:p>
          </table:table-cell>
        </table:table-row>
        <table:table-row table:style-name="ro1">
          <table:table-cell office:value-type="date" office:date-value="2024-06-02" calcext:value-type="date">
            <text:p>06/02/24</text:p>
          </table:table-cell>
          <table:table-cell office:value-type="float" office:value="0.0114698" calcext:value-type="float">
            <text:p>0.0114698</text:p>
          </table:table-cell>
        </table:table-row>
        <table:table-row table:style-name="ro1">
          <table:table-cell office:value-type="date" office:date-value="2024-06-03" calcext:value-type="date">
            <text:p>06/03/24</text:p>
          </table:table-cell>
          <table:table-cell office:value-type="float" office:value="0.0114988" calcext:value-type="float">
            <text:p>0.0114988</text:p>
          </table:table-cell>
        </table:table-row>
        <table:table-row table:style-name="ro1">
          <table:table-cell office:value-type="date" office:date-value="2024-06-04" calcext:value-type="date">
            <text:p>06/04/24</text:p>
          </table:table-cell>
          <table:table-cell office:value-type="float" office:value="0.0116218" calcext:value-type="float">
            <text:p>0.0116218</text:p>
          </table:table-cell>
        </table:table-row>
        <table:table-row table:style-name="ro1">
          <table:table-cell office:value-type="date" office:date-value="2024-06-05" calcext:value-type="date">
            <text:p>06/05/24</text:p>
          </table:table-cell>
          <table:table-cell office:value-type="float" office:value="0.0115239" calcext:value-type="float">
            <text:p>0.0115239</text:p>
          </table:table-cell>
        </table:table-row>
        <table:table-row table:style-name="ro1">
          <table:table-cell office:value-type="date" office:date-value="2024-06-06" calcext:value-type="date">
            <text:p>06/06/24</text:p>
          </table:table-cell>
          <table:table-cell office:value-type="float" office:value="0.0115225" calcext:value-type="float">
            <text:p>0.0115225</text:p>
          </table:table-cell>
        </table:table-row>
        <table:table-row table:style-name="ro1">
          <table:table-cell office:value-type="date" office:date-value="2024-06-07" calcext:value-type="date">
            <text:p>06/07/24</text:p>
          </table:table-cell>
          <table:table-cell office:value-type="float" office:value="0.0115375" calcext:value-type="float">
            <text:p>0.0115375</text:p>
          </table:table-cell>
        </table:table-row>
        <table:table-row table:style-name="ro1">
          <table:table-cell office:value-type="date" office:date-value="2024-06-08" calcext:value-type="date">
            <text:p>06/08/24</text:p>
          </table:table-cell>
          <table:table-cell office:value-type="float" office:value="0.0115375" calcext:value-type="float">
            <text:p>0.0115375</text:p>
          </table:table-cell>
        </table:table-row>
        <table:table-row table:style-name="ro1">
          <table:table-cell office:value-type="date" office:date-value="2024-06-09" calcext:value-type="date">
            <text:p>06/09/24</text:p>
          </table:table-cell>
          <table:table-cell office:value-type="float" office:value="0.0115375" calcext:value-type="float">
            <text:p>0.0115375</text:p>
          </table:table-cell>
        </table:table-row>
        <table:table-row table:style-name="ro1">
          <table:table-cell office:value-type="date" office:date-value="2024-06-10" calcext:value-type="date">
            <text:p>06/10/24</text:p>
          </table:table-cell>
          <table:table-cell office:value-type="float" office:value="0.0115908" calcext:value-type="float">
            <text:p>0.0115908</text:p>
          </table:table-cell>
        </table:table-row>
        <table:table-row table:style-name="ro1">
          <table:table-cell office:value-type="date" office:date-value="2024-06-11" calcext:value-type="date">
            <text:p>06/11/24</text:p>
          </table:table-cell>
          <table:table-cell office:value-type="float" office:value="0.0116101" calcext:value-type="float">
            <text:p>0.0116101</text:p>
          </table:table-cell>
        </table:table-row>
        <table:table-row table:style-name="ro1">
          <table:table-cell office:value-type="date" office:date-value="2024-06-12" calcext:value-type="date">
            <text:p>06/12/24</text:p>
          </table:table-cell>
          <table:table-cell office:value-type="float" office:value="0.011549" calcext:value-type="float">
            <text:p>0.011549</text:p>
          </table:table-cell>
        </table:table-row>
        <table:table-row table:style-name="ro1">
          <table:table-cell office:value-type="date" office:date-value="2024-06-13" calcext:value-type="date">
            <text:p>06/13/24</text:p>
          </table:table-cell>
          <table:table-cell office:value-type="float" office:value="0.0115334" calcext:value-type="float">
            <text:p>0.0115334</text:p>
          </table:table-cell>
        </table:table-row>
        <table:table-row table:style-name="ro1">
          <table:table-cell office:value-type="date" office:date-value="2024-06-14" calcext:value-type="date">
            <text:p>06/14/24</text:p>
          </table:table-cell>
          <table:table-cell office:value-type="float" office:value="0.0116557" calcext:value-type="float">
            <text:p>0.0116557</text:p>
          </table:table-cell>
        </table:table-row>
        <table:table-row table:style-name="ro1">
          <table:table-cell office:value-type="date" office:date-value="2024-06-15" calcext:value-type="date">
            <text:p>06/15/24</text:p>
          </table:table-cell>
          <table:table-cell office:value-type="float" office:value="0.0116557" calcext:value-type="float">
            <text:p>0.0116557</text:p>
          </table:table-cell>
        </table:table-row>
        <table:table-row table:style-name="ro1">
          <table:table-cell office:value-type="date" office:date-value="2024-06-16" calcext:value-type="date">
            <text:p>06/16/24</text:p>
          </table:table-cell>
          <table:table-cell office:value-type="float" office:value="0.0116557" calcext:value-type="float">
            <text:p>0.0116557</text:p>
          </table:table-cell>
        </table:table-row>
        <table:table-row table:style-name="ro1">
          <table:table-cell office:value-type="date" office:date-value="2024-06-17" calcext:value-type="date">
            <text:p>06/17/24</text:p>
          </table:table-cell>
          <table:table-cell office:value-type="float" office:value="0.0115654" calcext:value-type="float">
            <text:p>0.0115654</text:p>
          </table:table-cell>
        </table:table-row>
        <table:table-row table:style-name="ro1">
          <table:table-cell office:value-type="date" office:date-value="2024-06-18" calcext:value-type="date">
            <text:p>06/18/24</text:p>
          </table:table-cell>
          <table:table-cell office:value-type="float" office:value="0.011545" calcext:value-type="float">
            <text:p>0.011545</text:p>
          </table:table-cell>
        </table:table-row>
        <table:table-row table:style-name="ro1">
          <table:table-cell office:value-type="date" office:date-value="2024-06-19" calcext:value-type="date">
            <text:p>06/19/24</text:p>
          </table:table-cell>
          <table:table-cell office:value-type="float" office:value="0.0115198" calcext:value-type="float">
            <text:p>0.0115198</text:p>
          </table:table-cell>
        </table:table-row>
        <table:table-row table:style-name="ro1">
          <table:table-cell office:value-type="date" office:date-value="2024-06-20" calcext:value-type="date">
            <text:p>06/20/24</text:p>
          </table:table-cell>
          <table:table-cell office:value-type="float" office:value="0.0115171" calcext:value-type="float">
            <text:p>0.0115171</text:p>
          </table:table-cell>
        </table:table-row>
        <table:table-row table:style-name="ro1">
          <table:table-cell office:value-type="date" office:date-value="2024-06-21" calcext:value-type="date">
            <text:p>06/21/24</text:p>
          </table:table-cell>
          <table:table-cell office:value-type="float" office:value="0.0115171" calcext:value-type="float">
            <text:p>0.0115171</text:p>
          </table:table-cell>
        </table:table-row>
        <table:table-row table:style-name="ro1">
          <table:table-cell office:value-type="date" office:date-value="2024-06-22" calcext:value-type="date">
            <text:p>06/22/24</text:p>
          </table:table-cell>
          <table:table-cell office:value-type="float" office:value="0.0115171" calcext:value-type="float">
            <text:p>0.0115171</text:p>
          </table:table-cell>
        </table:table-row>
        <table:table-row table:style-name="ro1">
          <table:table-cell office:value-type="date" office:date-value="2024-06-23" calcext:value-type="date">
            <text:p>06/23/24</text:p>
          </table:table-cell>
          <table:table-cell office:value-type="float" office:value="0.0115171" calcext:value-type="float">
            <text:p>0.0115171</text:p>
          </table:table-cell>
        </table:table-row>
        <table:table-row table:style-name="ro1">
          <table:table-cell office:value-type="date" office:date-value="2024-06-24" calcext:value-type="date">
            <text:p>06/24/24</text:p>
          </table:table-cell>
          <table:table-cell office:value-type="float" office:value="0.0114262" calcext:value-type="float">
            <text:p>0.0114262</text:p>
          </table:table-cell>
        </table:table-row>
        <table:table-row table:style-name="ro1">
          <table:table-cell office:value-type="date" office:date-value="2024-06-25" calcext:value-type="date">
            <text:p>06/25/24</text:p>
          </table:table-cell>
          <table:table-cell office:value-type="float" office:value="0.0114483" calcext:value-type="float">
            <text:p>0.0114483</text:p>
          </table:table-cell>
        </table:table-row>
        <table:table-row table:style-name="ro1">
          <table:table-cell office:value-type="date" office:date-value="2024-06-26" calcext:value-type="date">
            <text:p>06/26/24</text:p>
          </table:table-cell>
          <table:table-cell office:value-type="float" office:value="0.0114096" calcext:value-type="float">
            <text:p>0.0114096</text:p>
          </table:table-cell>
        </table:table-row>
        <table:table-row table:style-name="ro1">
          <table:table-cell office:value-type="date" office:date-value="2024-06-27" calcext:value-type="date">
            <text:p>06/27/24</text:p>
          </table:table-cell>
          <table:table-cell office:value-type="float" office:value="0.0113936" calcext:value-type="float">
            <text:p>0.0113936</text:p>
          </table:table-cell>
        </table:table-row>
        <table:table-row table:style-name="ro1">
          <table:table-cell office:value-type="date" office:date-value="2024-06-28" calcext:value-type="date">
            <text:p>06/28/24</text:p>
          </table:table-cell>
          <table:table-cell office:value-type="float" office:value="0.0113751" calcext:value-type="float">
            <text:p>0.0113751</text:p>
          </table:table-cell>
        </table:table-row>
        <table:table-row table:style-name="ro1">
          <table:table-cell office:value-type="date" office:date-value="2024-06-29" calcext:value-type="date">
            <text:p>06/29/24</text:p>
          </table:table-cell>
          <table:table-cell office:value-type="float" office:value="0.0113751" calcext:value-type="float">
            <text:p>0.0113751</text:p>
          </table:table-cell>
        </table:table-row>
        <table:table-row table:style-name="ro1">
          <table:table-cell office:value-type="date" office:date-value="2024-06-30" calcext:value-type="date">
            <text:p>06/30/24</text:p>
          </table:table-cell>
          <table:table-cell office:value-type="float" office:value="0.0113751" calcext:value-type="float">
            <text:p>0.0113751</text:p>
          </table:table-cell>
        </table:table-row>
        <table:table-row table:style-name="ro1">
          <table:table-cell office:value-type="date" office:date-value="2024-07-01" calcext:value-type="date">
            <text:p>07/01/24</text:p>
          </table:table-cell>
          <table:table-cell office:value-type="float" office:value="0.0112956" calcext:value-type="float">
            <text:p>0.0112956</text:p>
          </table:table-cell>
        </table:table-row>
        <table:table-row table:style-name="ro1">
          <table:table-cell office:value-type="date" office:date-value="2024-07-02" calcext:value-type="date">
            <text:p>07/02/24</text:p>
          </table:table-cell>
          <table:table-cell office:value-type="float" office:value="0.0112852" calcext:value-type="float">
            <text:p>0.0112852</text:p>
          </table:table-cell>
        </table:table-row>
        <table:table-row table:style-name="ro1">
          <table:table-cell office:value-type="date" office:date-value="2024-07-03" calcext:value-type="date">
            <text:p>07/03/24</text:p>
          </table:table-cell>
          <table:table-cell office:value-type="float" office:value="0.0112288" calcext:value-type="float">
            <text:p>0.0112288</text:p>
          </table:table-cell>
        </table:table-row>
        <table:table-row table:style-name="ro1">
          <table:table-cell office:value-type="date" office:date-value="2024-07-04" calcext:value-type="date">
            <text:p>07/04/24</text:p>
          </table:table-cell>
          <table:table-cell office:value-type="float" office:value="0.0112507" calcext:value-type="float">
            <text:p>0.0112507</text:p>
          </table:table-cell>
        </table:table-row>
        <table:table-row table:style-name="ro1">
          <table:table-cell office:value-type="date" office:date-value="2024-07-05" calcext:value-type="date">
            <text:p>07/05/24</text:p>
          </table:table-cell>
          <table:table-cell office:value-type="float" office:value="0.0112365" calcext:value-type="float">
            <text:p>0.0112365</text:p>
          </table:table-cell>
        </table:table-row>
        <table:table-row table:style-name="ro1">
          <table:table-cell office:value-type="date" office:date-value="2024-07-06" calcext:value-type="date">
            <text:p>07/06/24</text:p>
          </table:table-cell>
          <table:table-cell office:value-type="float" office:value="0.0112365" calcext:value-type="float">
            <text:p>0.0112365</text:p>
          </table:table-cell>
        </table:table-row>
        <table:table-row table:style-name="ro1">
          <table:table-cell office:value-type="date" office:date-value="2024-07-07" calcext:value-type="date">
            <text:p>07/07/24</text:p>
          </table:table-cell>
          <table:table-cell office:value-type="float" office:value="0.0112365" calcext:value-type="float">
            <text:p>0.0112365</text:p>
          </table:table-cell>
        </table:table-row>
        <table:table-row table:style-name="ro1">
          <table:table-cell office:value-type="date" office:date-value="2024-07-08" calcext:value-type="date">
            <text:p>07/08/24</text:p>
          </table:table-cell>
          <table:table-cell office:value-type="float" office:value="0.0112166" calcext:value-type="float">
            <text:p>0.0112166</text:p>
          </table:table-cell>
        </table:table-row>
        <table:table-row table:style-name="ro1">
          <table:table-cell office:value-type="date" office:date-value="2024-07-09" calcext:value-type="date">
            <text:p>07/09/24</text:p>
          </table:table-cell>
          <table:table-cell office:value-type="float" office:value="0.0112275" calcext:value-type="float">
            <text:p>0.0112275</text:p>
          </table:table-cell>
        </table:table-row>
        <table:table-row table:style-name="ro1">
          <table:table-cell office:value-type="date" office:date-value="2024-07-10" calcext:value-type="date">
            <text:p>07/10/24</text:p>
          </table:table-cell>
          <table:table-cell office:value-type="float" office:value="0.0111896" calcext:value-type="float">
            <text:p>0.0111896</text:p>
          </table:table-cell>
        </table:table-row>
        <table:table-row table:style-name="ro1">
          <table:table-cell office:value-type="date" office:date-value="2024-07-11" calcext:value-type="date">
            <text:p>07/11/24</text:p>
          </table:table-cell>
          <table:table-cell office:value-type="float" office:value="0.0111513" calcext:value-type="float">
            <text:p>0.0111513</text:p>
          </table:table-cell>
        </table:table-row>
        <table:table-row table:style-name="ro1">
          <table:table-cell office:value-type="date" office:date-value="2024-07-12" calcext:value-type="date">
            <text:p>07/12/24</text:p>
          </table:table-cell>
          <table:table-cell office:value-type="float" office:value="0.0113139" calcext:value-type="float">
            <text:p>0.0113139</text:p>
          </table:table-cell>
        </table:table-row>
        <table:table-row table:style-name="ro1">
          <table:table-cell office:value-type="date" office:date-value="2024-07-13" calcext:value-type="date">
            <text:p>07/13/24</text:p>
          </table:table-cell>
          <table:table-cell office:value-type="float" office:value="0.0113139" calcext:value-type="float">
            <text:p>0.0113139</text:p>
          </table:table-cell>
        </table:table-row>
        <table:table-row table:style-name="ro1">
          <table:table-cell office:value-type="date" office:date-value="2024-07-14" calcext:value-type="date">
            <text:p>07/14/24</text:p>
          </table:table-cell>
          <table:table-cell office:value-type="float" office:value="0.0113139" calcext:value-type="float">
            <text:p>0.0113139</text:p>
          </table:table-cell>
        </table:table-row>
        <table:table-row table:style-name="ro1">
          <table:table-cell office:value-type="date" office:date-value="2024-07-15" calcext:value-type="date">
            <text:p>07/15/24</text:p>
          </table:table-cell>
          <table:table-cell office:value-type="float" office:value="0.0113487" calcext:value-type="float">
            <text:p>0.0113487</text:p>
          </table:table-cell>
        </table:table-row>
        <table:table-row table:style-name="ro1">
          <table:table-cell office:value-type="date" office:date-value="2024-07-16" calcext:value-type="date">
            <text:p>07/16/24</text:p>
          </table:table-cell>
          <table:table-cell office:value-type="float" office:value="0.0113283" calcext:value-type="float">
            <text:p>0.0113283</text:p>
          </table:table-cell>
        </table:table-row>
        <table:table-row table:style-name="ro1">
          <table:table-cell office:value-type="date" office:date-value="2024-07-17" calcext:value-type="date">
            <text:p>07/17/24</text:p>
          </table:table-cell>
          <table:table-cell office:value-type="float" office:value="0.0114236" calcext:value-type="float">
            <text:p>0.0114236</text:p>
          </table:table-cell>
        </table:table-row>
        <table:table-row table:style-name="ro1">
          <table:table-cell office:value-type="date" office:date-value="2024-07-18" calcext:value-type="date">
            <text:p>07/18/24</text:p>
          </table:table-cell>
          <table:table-cell office:value-type="float" office:value="0.0114363" calcext:value-type="float">
            <text:p>0.0114363</text:p>
          </table:table-cell>
        </table:table-row>
        <table:table-row table:style-name="ro1">
          <table:table-cell office:value-type="date" office:date-value="2024-07-19" calcext:value-type="date">
            <text:p>07/19/24</text:p>
          </table:table-cell>
          <table:table-cell office:value-type="float" office:value="0.0113969" calcext:value-type="float">
            <text:p>0.0113969</text:p>
          </table:table-cell>
        </table:table-row>
        <table:table-row table:style-name="ro1">
          <table:table-cell office:value-type="date" office:date-value="2024-07-20" calcext:value-type="date">
            <text:p>07/20/24</text:p>
          </table:table-cell>
          <table:table-cell office:value-type="float" office:value="0.0113969" calcext:value-type="float">
            <text:p>0.0113969</text:p>
          </table:table-cell>
        </table:table-row>
        <table:table-row table:style-name="ro1">
          <table:table-cell office:value-type="date" office:date-value="2024-07-21" calcext:value-type="date">
            <text:p>07/21/24</text:p>
          </table:table-cell>
          <table:table-cell office:value-type="float" office:value="0.0113969" calcext:value-type="float">
            <text:p>0.0113969</text:p>
          </table:table-cell>
        </table:table-row>
        <table:table-row table:style-name="ro1">
          <table:table-cell office:value-type="date" office:date-value="2024-07-22" calcext:value-type="date">
            <text:p>07/22/24</text:p>
          </table:table-cell>
          <table:table-cell office:value-type="float" office:value="0.011451" calcext:value-type="float">
            <text:p>0.011451</text:p>
          </table:table-cell>
        </table:table-row>
        <table:table-row table:style-name="ro1">
          <table:table-cell office:value-type="date" office:date-value="2024-07-23" calcext:value-type="date">
            <text:p>07/23/24</text:p>
          </table:table-cell>
          <table:table-cell office:value-type="float" office:value="0.0115293" calcext:value-type="float">
            <text:p>0.0115293</text:p>
          </table:table-cell>
        </table:table-row>
        <table:table-row table:style-name="ro1">
          <table:table-cell office:value-type="date" office:date-value="2024-07-24" calcext:value-type="date">
            <text:p>07/24/24</text:p>
          </table:table-cell>
          <table:table-cell office:value-type="float" office:value="0.0116954" calcext:value-type="float">
            <text:p>0.0116954</text:p>
          </table:table-cell>
        </table:table-row>
        <table:table-row table:style-name="ro1">
          <table:table-cell office:value-type="date" office:date-value="2024-07-25" calcext:value-type="date">
            <text:p>07/25/24</text:p>
          </table:table-cell>
          <table:table-cell office:value-type="float" office:value="0.0118091" calcext:value-type="float">
            <text:p>0.0118091</text:p>
          </table:table-cell>
        </table:table-row>
        <table:table-row table:style-name="ro1">
          <table:table-cell office:value-type="date" office:date-value="2024-07-26" calcext:value-type="date">
            <text:p>07/26/24</text:p>
          </table:table-cell>
          <table:table-cell office:value-type="float" office:value="0.0116529" calcext:value-type="float">
            <text:p>0.0116529</text:p>
          </table:table-cell>
        </table:table-row>
        <table:table-row table:style-name="ro1">
          <table:table-cell office:value-type="date" office:date-value="2024-07-27" calcext:value-type="date">
            <text:p>07/27/24</text:p>
          </table:table-cell>
          <table:table-cell office:value-type="float" office:value="0.0116529" calcext:value-type="float">
            <text:p>0.0116529</text:p>
          </table:table-cell>
        </table:table-row>
        <table:table-row table:style-name="ro1">
          <table:table-cell office:value-type="date" office:date-value="2024-07-28" calcext:value-type="date">
            <text:p>07/28/24</text:p>
          </table:table-cell>
          <table:table-cell office:value-type="float" office:value="0.0116529" calcext:value-type="float">
            <text:p>0.0116529</text:p>
          </table:table-cell>
        </table:table-row>
        <table:table-row table:style-name="ro1">
          <table:table-cell office:value-type="date" office:date-value="2024-07-29" calcext:value-type="date">
            <text:p>07/29/24</text:p>
          </table:table-cell>
          <table:table-cell office:value-type="float" office:value="0.011751" calcext:value-type="float">
            <text:p>0.011751</text:p>
          </table:table-cell>
        </table:table-row>
        <table:table-row table:style-name="ro1">
          <table:table-cell office:value-type="date" office:date-value="2024-07-30" calcext:value-type="date">
            <text:p>07/30/24</text:p>
          </table:table-cell>
          <table:table-cell office:value-type="float" office:value="0.0116689" calcext:value-type="float">
            <text:p>0.0116689</text:p>
          </table:table-cell>
        </table:table-row>
        <table:table-row table:style-name="ro1">
          <table:table-cell office:value-type="date" office:date-value="2024-07-31" calcext:value-type="date">
            <text:p>07/31/24</text:p>
          </table:table-cell>
          <table:table-cell office:value-type="float" office:value="0.0120167" calcext:value-type="float">
            <text:p>0.0120167</text:p>
          </table:table-cell>
        </table:table-row>
        <table:table-row table:style-name="ro1">
          <table:table-cell office:value-type="date" office:date-value="2024-08-01" calcext:value-type="date">
            <text:p>08/01/24</text:p>
          </table:table-cell>
          <table:table-cell office:value-type="float" office:value="0.012024" calcext:value-type="float">
            <text:p>0.012024</text:p>
          </table:table-cell>
        </table:table-row>
        <table:table-row table:style-name="ro1">
          <table:table-cell office:value-type="date" office:date-value="2024-08-02" calcext:value-type="date">
            <text:p>08/02/24</text:p>
          </table:table-cell>
          <table:table-cell office:value-type="float" office:value="0.0121202" calcext:value-type="float">
            <text:p>0.0121202</text:p>
          </table:table-cell>
        </table:table-row>
        <table:table-row table:style-name="ro1">
          <table:table-cell office:value-type="date" office:date-value="2024-08-03" calcext:value-type="date">
            <text:p>08/03/24</text:p>
          </table:table-cell>
          <table:table-cell office:value-type="float" office:value="0.0121202" calcext:value-type="float">
            <text:p>0.0121202</text:p>
          </table:table-cell>
        </table:table-row>
        <table:table-row table:style-name="ro1">
          <table:table-cell office:value-type="date" office:date-value="2024-08-04" calcext:value-type="date">
            <text:p>08/04/24</text:p>
          </table:table-cell>
          <table:table-cell office:value-type="float" office:value="0.0121202" calcext:value-type="float">
            <text:p>0.0121202</text:p>
          </table:table-cell>
        </table:table-row>
        <table:table-row table:style-name="ro1">
          <table:table-cell office:value-type="date" office:date-value="2024-08-05" calcext:value-type="date">
            <text:p>08/05/24</text:p>
          </table:table-cell>
          <table:table-cell office:value-type="float" office:value="0.012539" calcext:value-type="float">
            <text:p>0.012539</text:p>
          </table:table-cell>
        </table:table-row>
        <table:table-row table:style-name="ro1">
          <table:table-cell office:value-type="date" office:date-value="2024-08-06" calcext:value-type="date">
            <text:p>08/06/24</text:p>
          </table:table-cell>
          <table:table-cell office:value-type="float" office:value="0.012356" calcext:value-type="float">
            <text:p>0.012356</text:p>
          </table:table-cell>
        </table:table-row>
        <table:table-row table:style-name="ro1">
          <table:table-cell office:value-type="date" office:date-value="2024-08-07" calcext:value-type="date">
            <text:p>08/07/24</text:p>
          </table:table-cell>
          <table:table-cell office:value-type="float" office:value="0.0121768" calcext:value-type="float">
            <text:p>0.0121768</text:p>
          </table:table-cell>
        </table:table-row>
        <table:table-row table:style-name="ro1">
          <table:table-cell office:value-type="date" office:date-value="2024-08-08" calcext:value-type="date">
            <text:p>08/08/24</text:p>
          </table:table-cell>
          <table:table-cell office:value-type="float" office:value="0.0122438" calcext:value-type="float">
            <text:p>0.0122438</text:p>
          </table:table-cell>
        </table:table-row>
        <table:table-row table:style-name="ro1">
          <table:table-cell office:value-type="date" office:date-value="2024-08-09" calcext:value-type="date">
            <text:p>08/09/24</text:p>
          </table:table-cell>
          <table:table-cell office:value-type="float" office:value="0.0121988" calcext:value-type="float">
            <text:p>0.0121988</text:p>
          </table:table-cell>
        </table:table-row>
        <table:table-row table:style-name="ro1">
          <table:table-cell office:value-type="date" office:date-value="2024-08-10" calcext:value-type="date">
            <text:p>08/10/24</text:p>
          </table:table-cell>
          <table:table-cell office:value-type="float" office:value="0.0121988" calcext:value-type="float">
            <text:p>0.0121988</text:p>
          </table:table-cell>
        </table:table-row>
        <table:table-row table:style-name="ro1">
          <table:table-cell office:value-type="date" office:date-value="2024-08-11" calcext:value-type="date">
            <text:p>08/11/24</text:p>
          </table:table-cell>
          <table:table-cell office:value-type="float" office:value="0.0121988" calcext:value-type="float">
            <text:p>0.0121988</text:p>
          </table:table-cell>
        </table:table-row>
        <table:table-row table:style-name="ro1">
          <table:table-cell office:value-type="date" office:date-value="2024-08-12" calcext:value-type="date">
            <text:p>08/12/24</text:p>
          </table:table-cell>
          <table:table-cell office:value-type="float" office:value="0.0121292" calcext:value-type="float">
            <text:p>0.0121292</text:p>
          </table:table-cell>
        </table:table-row>
        <table:table-row table:style-name="ro1">
          <table:table-cell office:value-type="date" office:date-value="2024-08-13" calcext:value-type="date">
            <text:p>08/13/24</text:p>
          </table:table-cell>
          <table:table-cell office:value-type="float" office:value="0.0121352" calcext:value-type="float">
            <text:p>0.0121352</text:p>
          </table:table-cell>
        </table:table-row>
        <table:table-row table:style-name="ro1">
          <table:table-cell office:value-type="date" office:date-value="2024-08-14" calcext:value-type="date">
            <text:p>08/14/24</text:p>
          </table:table-cell>
          <table:table-cell office:value-type="float" office:value="0.0120745" calcext:value-type="float">
            <text:p>0.0120745</text:p>
          </table:table-cell>
        </table:table-row>
        <table:table-row table:style-name="ro1">
          <table:table-cell office:value-type="date" office:date-value="2024-08-15" calcext:value-type="date">
            <text:p>08/15/24</text:p>
          </table:table-cell>
          <table:table-cell office:value-type="float" office:value="0.0120626" calcext:value-type="float">
            <text:p>0.0120626</text:p>
          </table:table-cell>
        </table:table-row>
        <table:table-row table:style-name="ro1">
          <table:table-cell office:value-type="date" office:date-value="2024-08-16" calcext:value-type="date">
            <text:p>08/16/24</text:p>
          </table:table-cell>
          <table:table-cell office:value-type="float" office:value="0.0120196" calcext:value-type="float">
            <text:p>0.0120196</text:p>
          </table:table-cell>
        </table:table-row>
        <table:table-row table:style-name="ro1">
          <table:table-cell office:value-type="date" office:date-value="2024-08-17" calcext:value-type="date">
            <text:p>08/17/24</text:p>
          </table:table-cell>
          <table:table-cell office:value-type="float" office:value="0.0120196" calcext:value-type="float">
            <text:p>0.0120196</text:p>
          </table:table-cell>
        </table:table-row>
        <table:table-row table:style-name="ro1">
          <table:table-cell office:value-type="date" office:date-value="2024-08-18" calcext:value-type="date">
            <text:p>08/18/24</text:p>
          </table:table-cell>
          <table:table-cell office:value-type="float" office:value="0.0120196" calcext:value-type="float">
            <text:p>0.0120196</text:p>
          </table:table-cell>
        </table:table-row>
        <table:table-row table:style-name="ro1">
          <table:table-cell office:value-type="date" office:date-value="2024-08-19" calcext:value-type="date">
            <text:p>08/19/24</text:p>
          </table:table-cell>
          <table:table-cell office:value-type="float" office:value="0.0121314" calcext:value-type="float">
            <text:p>0.0121314</text:p>
          </table:table-cell>
        </table:table-row>
        <table:table-row table:style-name="ro1">
          <table:table-cell office:value-type="date" office:date-value="2024-08-20" calcext:value-type="date">
            <text:p>08/20/24</text:p>
          </table:table-cell>
          <table:table-cell office:value-type="float" office:value="0.0120596" calcext:value-type="float">
            <text:p>0.0120596</text:p>
          </table:table-cell>
        </table:table-row>
        <table:table-row table:style-name="ro1">
          <table:table-cell office:value-type="date" office:date-value="2024-08-21" calcext:value-type="date">
            <text:p>08/21/24</text:p>
          </table:table-cell>
          <table:table-cell office:value-type="float" office:value="0.0120537" calcext:value-type="float">
            <text:p>0.0120537</text:p>
          </table:table-cell>
        </table:table-row>
        <table:table-row table:style-name="ro1">
          <table:table-cell office:value-type="date" office:date-value="2024-08-22" calcext:value-type="date">
            <text:p>08/22/24</text:p>
          </table:table-cell>
          <table:table-cell office:value-type="float" office:value="0.0120255" calcext:value-type="float">
            <text:p>0.0120255</text:p>
          </table:table-cell>
        </table:table-row>
        <table:table-row table:style-name="ro1">
          <table:table-cell office:value-type="date" office:date-value="2024-08-23" calcext:value-type="date">
            <text:p>08/23/24</text:p>
          </table:table-cell>
          <table:table-cell office:value-type="float" office:value="0.0120455" calcext:value-type="float">
            <text:p>0.0120455</text:p>
          </table:table-cell>
        </table:table-row>
        <table:table-row table:style-name="ro1">
          <table:table-cell office:value-type="date" office:date-value="2024-08-24" calcext:value-type="date">
            <text:p>08/24/24</text:p>
          </table:table-cell>
          <table:table-cell office:value-type="float" office:value="0.0120455" calcext:value-type="float">
            <text:p>0.0120455</text:p>
          </table:table-cell>
        </table:table-row>
        <table:table-row table:style-name="ro1">
          <table:table-cell office:value-type="date" office:date-value="2024-08-25" calcext:value-type="date">
            <text:p>08/25/24</text:p>
          </table:table-cell>
          <table:table-cell office:value-type="float" office:value="0.0120455" calcext:value-type="float">
            <text:p>0.0120455</text:p>
          </table:table-cell>
        </table:table-row>
        <table:table-row table:style-name="ro1">
          <table:table-cell office:value-type="date" office:date-value="2024-08-26" calcext:value-type="date">
            <text:p>08/26/24</text:p>
          </table:table-cell>
          <table:table-cell office:value-type="float" office:value="0.0121525" calcext:value-type="float">
            <text:p>0.0121525</text:p>
          </table:table-cell>
        </table:table-row>
        <table:table-row table:style-name="ro1">
          <table:table-cell office:value-type="date" office:date-value="2024-08-27" calcext:value-type="date">
            <text:p>08/27/24</text:p>
          </table:table-cell>
          <table:table-cell office:value-type="float" office:value="0.0121299" calcext:value-type="float">
            <text:p>0.0121299</text:p>
          </table:table-cell>
        </table:table-row>
        <table:table-row table:style-name="ro1">
          <table:table-cell office:value-type="date" office:date-value="2024-08-28" calcext:value-type="date">
            <text:p>08/28/24</text:p>
          </table:table-cell>
          <table:table-cell office:value-type="float" office:value="0.0121805" calcext:value-type="float">
            <text:p>0.0121805</text:p>
          </table:table-cell>
        </table:table-row>
        <table:table-row table:style-name="ro1">
          <table:table-cell office:value-type="date" office:date-value="2024-08-29" calcext:value-type="date">
            <text:p>08/29/24</text:p>
          </table:table-cell>
          <table:table-cell office:value-type="float" office:value="0.0121965" calcext:value-type="float">
            <text:p>0.0121965</text:p>
          </table:table-cell>
        </table:table-row>
        <table:table-row table:style-name="ro1">
          <table:table-cell office:value-type="date" office:date-value="2024-08-30" calcext:value-type="date">
            <text:p>08/30/24</text:p>
          </table:table-cell>
          <table:table-cell office:value-type="float" office:value="0.0121337" calcext:value-type="float">
            <text:p>0.0121337</text:p>
          </table:table-cell>
        </table:table-row>
        <table:table-row table:style-name="ro1">
          <table:table-cell office:value-type="date" office:date-value="2024-08-31" calcext:value-type="date">
            <text:p>08/31/24</text:p>
          </table:table-cell>
          <table:table-cell office:value-type="float" office:value="0.0121337" calcext:value-type="float">
            <text:p>0.0121337</text:p>
          </table:table-cell>
        </table:table-row>
        <table:table-row table:style-name="ro1">
          <table:table-cell office:value-type="date" office:date-value="2024-09-01" calcext:value-type="date">
            <text:p>09/01/24</text:p>
          </table:table-cell>
          <table:table-cell office:value-type="float" office:value="0.0121337" calcext:value-type="float">
            <text:p>0.0121337</text:p>
          </table:table-cell>
        </table:table-row>
        <table:table-row table:style-name="ro1">
          <table:table-cell office:value-type="date" office:date-value="2024-09-02" calcext:value-type="date">
            <text:p>09/02/24</text:p>
          </table:table-cell>
          <table:table-cell office:value-type="float" office:value="0.0120314" calcext:value-type="float">
            <text:p>0.0120314</text:p>
          </table:table-cell>
        </table:table-row>
        <table:table-row table:style-name="ro1">
          <table:table-cell office:value-type="date" office:date-value="2024-09-03" calcext:value-type="date">
            <text:p>09/03/24</text:p>
          </table:table-cell>
          <table:table-cell office:value-type="float" office:value="0.0121284" calcext:value-type="float">
            <text:p>0.0121284</text:p>
          </table:table-cell>
        </table:table-row>
        <table:table-row table:style-name="ro1">
          <table:table-cell office:value-type="date" office:date-value="2024-09-04" calcext:value-type="date">
            <text:p>09/04/24</text:p>
          </table:table-cell>
          <table:table-cell office:value-type="float" office:value="0.0122041" calcext:value-type="float">
            <text:p>0.0122041</text:p>
          </table:table-cell>
        </table:table-row>
        <table:table-row table:style-name="ro1">
          <table:table-cell office:value-type="date" office:date-value="2024-09-05" calcext:value-type="date">
            <text:p>09/05/24</text:p>
          </table:table-cell>
          <table:table-cell office:value-type="float" office:value="0.0122854" calcext:value-type="float">
            <text:p>0.0122854</text:p>
          </table:table-cell>
        </table:table-row>
        <table:table-row table:style-name="ro1">
          <table:table-cell office:value-type="date" office:date-value="2024-09-06" calcext:value-type="date">
            <text:p>09/06/24</text:p>
          </table:table-cell>
          <table:table-cell office:value-type="float" office:value="0.0122854" calcext:value-type="float">
            <text:p>0.0122854</text:p>
          </table:table-cell>
        </table:table-row>
        <table:table-row table:style-name="ro1">
          <table:table-cell office:value-type="date" office:date-value="2024-09-07" calcext:value-type="date">
            <text:p>09/07/24</text:p>
          </table:table-cell>
          <table:table-cell office:value-type="float" office:value="0.0122854" calcext:value-type="float">
            <text:p>0.0122854</text:p>
          </table:table-cell>
        </table:table-row>
        <table:table-row table:style-name="ro1">
          <table:table-cell office:value-type="date" office:date-value="2024-09-08" calcext:value-type="date">
            <text:p>09/08/24</text:p>
          </table:table-cell>
          <table:table-cell office:value-type="float" office:value="0.0122854" calcext:value-type="float">
            <text:p>0.0122854</text:p>
          </table:table-cell>
        </table:table-row>
        <table:table-row table:style-name="ro1">
          <table:table-cell office:value-type="date" office:date-value="2024-09-09" calcext:value-type="date">
            <text:p>09/09/24</text:p>
          </table:table-cell>
          <table:table-cell office:value-type="float" office:value="0.0123373" calcext:value-type="float">
            <text:p>0.0123373</text:p>
          </table:table-cell>
        </table:table-row>
        <table:table-row table:style-name="ro1">
          <table:table-cell office:value-type="date" office:date-value="2024-09-10" calcext:value-type="date">
            <text:p>09/10/24</text:p>
          </table:table-cell>
          <table:table-cell office:value-type="float" office:value="0.0123936" calcext:value-type="float">
            <text:p>0.0123936</text:p>
          </table:table-cell>
        </table:table-row>
        <table:table-row table:style-name="ro1">
          <table:table-cell office:value-type="date" office:date-value="2024-09-11" calcext:value-type="date">
            <text:p>09/11/24</text:p>
          </table:table-cell>
          <table:table-cell office:value-type="float" office:value="0.0124893" calcext:value-type="float">
            <text:p>0.0124893</text:p>
          </table:table-cell>
        </table:table-row>
        <table:table-row table:style-name="ro1">
          <table:table-cell office:value-type="date" office:date-value="2024-09-12" calcext:value-type="date">
            <text:p>09/12/24</text:p>
          </table:table-cell>
          <table:table-cell office:value-type="float" office:value="0.0124559" calcext:value-type="float">
            <text:p>0.0124559</text:p>
          </table:table-cell>
        </table:table-row>
        <table:table-row table:style-name="ro1">
          <table:table-cell office:value-type="date" office:date-value="2024-09-13" calcext:value-type="date">
            <text:p>09/13/24</text:p>
          </table:table-cell>
          <table:table-cell office:value-type="float" office:value="0.0125237" calcext:value-type="float">
            <text:p>0.0125237</text:p>
          </table:table-cell>
        </table:table-row>
        <table:table-row table:style-name="ro1">
          <table:table-cell office:value-type="date" office:date-value="2024-09-14" calcext:value-type="date">
            <text:p>09/14/24</text:p>
          </table:table-cell>
          <table:table-cell office:value-type="float" office:value="0.0125237" calcext:value-type="float">
            <text:p>0.0125237</text:p>
          </table:table-cell>
        </table:table-row>
        <table:table-row table:style-name="ro1">
          <table:table-cell office:value-type="date" office:date-value="2024-09-15" calcext:value-type="date">
            <text:p>09/15/24</text:p>
          </table:table-cell>
          <table:table-cell office:value-type="float" office:value="0.0125237" calcext:value-type="float">
            <text:p>0.0125237</text:p>
          </table:table-cell>
        </table:table-row>
        <table:table-row table:style-name="ro1">
          <table:table-cell office:value-type="date" office:date-value="2024-09-16" calcext:value-type="date">
            <text:p>09/16/24</text:p>
          </table:table-cell>
          <table:table-cell office:value-type="float" office:value="0.0125648" calcext:value-type="float">
            <text:p>0.0125648</text:p>
          </table:table-cell>
        </table:table-row>
        <table:table-row table:style-name="ro1">
          <table:table-cell office:value-type="date" office:date-value="2024-09-17" calcext:value-type="date">
            <text:p>09/17/24</text:p>
          </table:table-cell>
          <table:table-cell office:value-type="float" office:value="0.0124806" calcext:value-type="float">
            <text:p>0.0124806</text:p>
          </table:table-cell>
        </table:table-row>
        <table:table-row table:style-name="ro1">
          <table:table-cell office:value-type="date" office:date-value="2024-09-18" calcext:value-type="date">
            <text:p>09/18/24</text:p>
          </table:table-cell>
          <table:table-cell office:value-type="float" office:value="0.0123834" calcext:value-type="float">
            <text:p>0.0123834</text:p>
          </table:table-cell>
        </table:table-row>
        <table:table-row table:style-name="ro1">
          <table:table-cell office:value-type="date" office:date-value="2024-09-19" calcext:value-type="date">
            <text:p>09/19/24</text:p>
          </table:table-cell>
          <table:table-cell office:value-type="float" office:value="0.01226" calcext:value-type="float">
            <text:p>0.01226</text:p>
          </table:table-cell>
        </table:table-row>
        <table:table-row table:style-name="ro1">
          <table:table-cell office:value-type="date" office:date-value="2024-09-20" calcext:value-type="date">
            <text:p>09/20/24</text:p>
          </table:table-cell>
          <table:table-cell office:value-type="float" office:value="0.012142" calcext:value-type="float">
            <text:p>0.012142</text:p>
          </table:table-cell>
        </table:table-row>
        <table:table-row table:style-name="ro1">
          <table:table-cell office:value-type="date" office:date-value="2024-09-21" calcext:value-type="date">
            <text:p>09/21/24</text:p>
          </table:table-cell>
          <table:table-cell office:value-type="float" office:value="0.012142" calcext:value-type="float">
            <text:p>0.012142</text:p>
          </table:table-cell>
        </table:table-row>
        <table:table-row table:style-name="ro1">
          <table:table-cell office:value-type="date" office:date-value="2024-09-22" calcext:value-type="date">
            <text:p>09/22/24</text:p>
          </table:table-cell>
          <table:table-cell office:value-type="float" office:value="0.012142" calcext:value-type="float">
            <text:p>0.012142</text:p>
          </table:table-cell>
        </table:table-row>
        <table:table-row table:style-name="ro1">
          <table:table-cell office:value-type="date" office:date-value="2024-09-23" calcext:value-type="date">
            <text:p>09/23/24</text:p>
          </table:table-cell>
          <table:table-cell office:value-type="float" office:value="0.012142" calcext:value-type="float">
            <text:p>0.012142</text:p>
          </table:table-cell>
        </table:table-row>
        <table:table-row table:style-name="ro1">
          <table:table-cell office:value-type="date" office:date-value="2024-09-24" calcext:value-type="date">
            <text:p>09/24/24</text:p>
          </table:table-cell>
          <table:table-cell office:value-type="float" office:value="0.0122133" calcext:value-type="float">
            <text:p>0.0122133</text:p>
          </table:table-cell>
        </table:table-row>
        <table:table-row table:style-name="ro1">
          <table:table-cell office:value-type="date" office:date-value="2024-09-25" calcext:value-type="date">
            <text:p>09/25/24</text:p>
          </table:table-cell>
          <table:table-cell office:value-type="float" office:value="0.0121112" calcext:value-type="float">
            <text:p>0.0121112</text:p>
          </table:table-cell>
        </table:table-row>
        <table:table-row table:style-name="ro1">
          <table:table-cell office:value-type="date" office:date-value="2024-09-26" calcext:value-type="date">
            <text:p>09/26/24</text:p>
          </table:table-cell>
          <table:table-cell office:value-type="float" office:value="0.0121646" calcext:value-type="float">
            <text:p>0.0121646</text:p>
          </table:table-cell>
        </table:table-row>
        <table:table-row table:style-name="ro1">
          <table:table-cell office:value-type="date" office:date-value="2024-09-27" calcext:value-type="date">
            <text:p>09/27/24</text:p>
          </table:table-cell>
          <table:table-cell office:value-type="float" office:value="0.0122523" calcext:value-type="float">
            <text:p>0.0122523</text:p>
          </table:table-cell>
        </table:table-row>
        <table:table-row table:style-name="ro1">
          <table:table-cell office:value-type="date" office:date-value="2024-09-28" calcext:value-type="date">
            <text:p>09/28/24</text:p>
          </table:table-cell>
          <table:table-cell office:value-type="float" office:value="0.0122523" calcext:value-type="float">
            <text:p>0.0122523</text:p>
          </table:table-cell>
        </table:table-row>
        <table:table-row table:style-name="ro1">
          <table:table-cell office:value-type="date" office:date-value="2024-09-29" calcext:value-type="date">
            <text:p>09/29/24</text:p>
          </table:table-cell>
          <table:table-cell office:value-type="float" office:value="0.0122523" calcext:value-type="float">
            <text:p>0.0122523</text:p>
          </table:table-cell>
        </table:table-row>
        <table:table-row table:style-name="ro1">
          <table:table-cell office:value-type="date" office:date-value="2024-09-30" calcext:value-type="date">
            <text:p>09/30/24</text:p>
          </table:table-cell>
          <table:table-cell office:value-type="float" office:value="0.0122377" calcext:value-type="float">
            <text:p>0.0122377</text:p>
          </table:table-cell>
        </table:table-row>
        <table:table-row table:style-name="ro1">
          <table:table-cell office:value-type="date" office:date-value="2024-10-01" calcext:value-type="date">
            <text:p>10/01/24</text:p>
          </table:table-cell>
          <table:table-cell office:value-type="float" office:value="0.0122723" calcext:value-type="float">
            <text:p>0.0122723</text:p>
          </table:table-cell>
        </table:table-row>
        <table:table-row table:style-name="ro1">
          <table:table-cell office:value-type="date" office:date-value="2024-10-02" calcext:value-type="date">
            <text:p>10/02/24</text:p>
          </table:table-cell>
          <table:table-cell office:value-type="float" office:value="0.0122041" calcext:value-type="float">
            <text:p>0.0122041</text:p>
          </table:table-cell>
        </table:table-row>
        <table:table-row table:style-name="ro1">
          <table:table-cell office:value-type="date" office:date-value="2024-10-03" calcext:value-type="date">
            <text:p>10/03/24</text:p>
          </table:table-cell>
          <table:table-cell office:value-type="float" office:value="0.0120745" calcext:value-type="float">
            <text:p>0.0120745</text:p>
          </table:table-cell>
        </table:table-row>
        <table:table-row table:style-name="ro1">
          <table:table-cell office:value-type="date" office:date-value="2024-10-04" calcext:value-type="date">
            <text:p>10/04/24</text:p>
          </table:table-cell>
          <table:table-cell office:value-type="float" office:value="0.0120962" calcext:value-type="float">
            <text:p>0.0120962</text:p>
          </table:table-cell>
        </table:table-row>
        <table:table-row table:style-name="ro1">
          <table:table-cell office:value-type="date" office:date-value="2024-10-05" calcext:value-type="date">
            <text:p>10/05/24</text:p>
          </table:table-cell>
          <table:table-cell office:value-type="float" office:value="0.0120962" calcext:value-type="float">
            <text:p>0.0120962</text:p>
          </table:table-cell>
        </table:table-row>
        <table:table-row table:style-name="ro1">
          <table:table-cell office:value-type="date" office:date-value="2024-10-06" calcext:value-type="date">
            <text:p>10/06/24</text:p>
          </table:table-cell>
          <table:table-cell office:value-type="float" office:value="0.0120962" calcext:value-type="float">
            <text:p>0.0120962</text:p>
          </table:table-cell>
        </table:table-row>
        <table:table-row table:style-name="ro1">
          <table:table-cell office:value-type="date" office:date-value="2024-10-07" calcext:value-type="date">
            <text:p>10/07/24</text:p>
          </table:table-cell>
          <table:table-cell office:value-type="float" office:value="0.0120263" calcext:value-type="float">
            <text:p>0.0120263</text:p>
          </table:table-cell>
        </table:table-row>
        <table:table-row table:style-name="ro1">
          <table:table-cell office:value-type="date" office:date-value="2024-10-08" calcext:value-type="date">
            <text:p>10/08/24</text:p>
          </table:table-cell>
          <table:table-cell office:value-type="float" office:value="0.0120366" calcext:value-type="float">
            <text:p>0.0120366</text:p>
          </table:table-cell>
        </table:table-row>
        <table:table-row table:style-name="ro1">
          <table:table-cell office:value-type="date" office:date-value="2024-10-09" calcext:value-type="date">
            <text:p>10/09/24</text:p>
          </table:table-cell>
          <table:table-cell office:value-type="float" office:value="0.0120012" calcext:value-type="float">
            <text:p>0.0120012</text:p>
          </table:table-cell>
        </table:table-row>
        <table:table-row table:style-name="ro1">
          <table:table-cell office:value-type="date" office:date-value="2024-10-10" calcext:value-type="date">
            <text:p>10/10/24</text:p>
          </table:table-cell>
          <table:table-cell office:value-type="float" office:value="0.01201" calcext:value-type="float">
            <text:p>0.01201</text:p>
          </table:table-cell>
        </table:table-row>
        <table:table-row table:style-name="ro1">
          <table:table-cell office:value-type="date" office:date-value="2024-10-11" calcext:value-type="date">
            <text:p>10/11/24</text:p>
          </table:table-cell>
          <table:table-cell office:value-type="float" office:value="0.0120034" calcext:value-type="float">
            <text:p>0.0120034</text:p>
          </table:table-cell>
        </table:table-row>
        <table:table-row table:style-name="ro1">
          <table:table-cell office:value-type="date" office:date-value="2024-10-12" calcext:value-type="date">
            <text:p>10/12/24</text:p>
          </table:table-cell>
          <table:table-cell office:value-type="float" office:value="0.0120034" calcext:value-type="float">
            <text:p>0.0120034</text:p>
          </table:table-cell>
        </table:table-row>
        <table:table-row table:style-name="ro1">
          <table:table-cell office:value-type="date" office:date-value="2024-10-13" calcext:value-type="date">
            <text:p>10/13/24</text:p>
          </table:table-cell>
          <table:table-cell office:value-type="float" office:value="0.0120034" calcext:value-type="float">
            <text:p>0.0120034</text:p>
          </table:table-cell>
        </table:table-row>
        <table:table-row table:style-name="ro1">
          <table:table-cell office:value-type="date" office:date-value="2024-10-14" calcext:value-type="date">
            <text:p>10/14/24</text:p>
          </table:table-cell>
          <table:table-cell office:value-type="float" office:value="0.0119703" calcext:value-type="float">
            <text:p>0.0119703</text:p>
          </table:table-cell>
        </table:table-row>
        <table:table-row table:style-name="ro1">
          <table:table-cell office:value-type="date" office:date-value="2024-10-15" calcext:value-type="date">
            <text:p>10/15/24</text:p>
          </table:table-cell>
          <table:table-cell office:value-type="float" office:value="0.01201" calcext:value-type="float">
            <text:p>0.01201</text:p>
          </table:table-cell>
        </table:table-row>
        <table:table-row table:style-name="ro1">
          <table:table-cell office:value-type="date" office:date-value="2024-10-16" calcext:value-type="date">
            <text:p>10/16/24</text:p>
          </table:table-cell>
          <table:table-cell office:value-type="float" office:value="0.0120307" calcext:value-type="float">
            <text:p>0.0120307</text:p>
          </table:table-cell>
        </table:table-row>
        <table:table-row table:style-name="ro1">
          <table:table-cell office:value-type="date" office:date-value="2024-10-17" calcext:value-type="date">
            <text:p>10/17/24</text:p>
          </table:table-cell>
          <table:table-cell office:value-type="float" office:value="0.0120359" calcext:value-type="float">
            <text:p>0.0120359</text:p>
          </table:table-cell>
        </table:table-row>
        <table:table-row table:style-name="ro1">
          <table:table-cell office:value-type="date" office:date-value="2024-10-18" calcext:value-type="date">
            <text:p>10/18/24</text:p>
          </table:table-cell>
          <table:table-cell office:value-type="float" office:value="0.0120174" calcext:value-type="float">
            <text:p>0.0120174</text:p>
          </table:table-cell>
        </table:table-row>
        <table:table-row table:style-name="ro1">
          <table:table-cell office:value-type="date" office:date-value="2024-10-19" calcext:value-type="date">
            <text:p>10/19/24</text:p>
          </table:table-cell>
          <table:table-cell office:value-type="float" office:value="0.0120174" calcext:value-type="float">
            <text:p>0.0120174</text:p>
          </table:table-cell>
        </table:table-row>
        <table:table-row table:style-name="ro1">
          <table:table-cell office:value-type="date" office:date-value="2024-10-20" calcext:value-type="date">
            <text:p>10/20/24</text:p>
          </table:table-cell>
          <table:table-cell office:value-type="float" office:value="0.0120174" calcext:value-type="float">
            <text:p>0.0120174</text:p>
          </table:table-cell>
        </table:table-row>
        <table:table-row table:style-name="ro1">
          <table:table-cell office:value-type="date" office:date-value="2024-10-21" calcext:value-type="date">
            <text:p>10/21/24</text:p>
          </table:table-cell>
          <table:table-cell office:value-type="float" office:value="0.0120144" calcext:value-type="float">
            <text:p>0.0120144</text:p>
          </table:table-cell>
        </table:table-row>
        <table:table-row table:style-name="ro1">
          <table:table-cell office:value-type="date" office:date-value="2024-10-22" calcext:value-type="date">
            <text:p>10/22/24</text:p>
          </table:table-cell>
          <table:table-cell office:value-type="float" office:value="0.0119828" calcext:value-type="float">
            <text:p>0.0119828</text:p>
          </table:table-cell>
        </table:table-row>
        <table:table-row table:style-name="ro1">
          <table:table-cell office:value-type="date" office:date-value="2024-10-23" calcext:value-type="date">
            <text:p>10/23/24</text:p>
          </table:table-cell>
          <table:table-cell office:value-type="float" office:value="0.011878" calcext:value-type="float">
            <text:p>0.011878</text:p>
          </table:table-cell>
        </table:table-row>
        <table:table-row table:style-name="ro1">
          <table:table-cell office:value-type="date" office:date-value="2024-10-24" calcext:value-type="date">
            <text:p>10/24/24</text:p>
          </table:table-cell>
          <table:table-cell office:value-type="float" office:value="0.0119171" calcext:value-type="float">
            <text:p>0.0119171</text:p>
          </table:table-cell>
        </table:table-row>
        <table:table-row table:style-name="ro1">
          <table:table-cell office:value-type="date" office:date-value="2024-10-25" calcext:value-type="date">
            <text:p>10/25/24</text:p>
          </table:table-cell>
          <table:table-cell office:value-type="float" office:value="0.0118932" calcext:value-type="float">
            <text:p>0.0118932</text:p>
          </table:table-cell>
        </table:table-row>
        <table:table-row table:style-name="ro1">
          <table:table-cell office:value-type="date" office:date-value="2024-10-26" calcext:value-type="date">
            <text:p>10/26/24</text:p>
          </table:table-cell>
          <table:table-cell office:value-type="float" office:value="0.0118932" calcext:value-type="float">
            <text:p>0.0118932</text:p>
          </table:table-cell>
        </table:table-row>
        <table:table-row table:style-name="ro1">
          <table:table-cell office:value-type="date" office:date-value="2024-10-27" calcext:value-type="date">
            <text:p>10/27/24</text:p>
          </table:table-cell>
          <table:table-cell office:value-type="float" office:value="0.0118932" calcext:value-type="float">
            <text:p>0.0118932</text:p>
          </table:table-cell>
        </table:table-row>
        <table:table-row table:style-name="ro1">
          <table:table-cell office:value-type="date" office:date-value="2024-10-28" calcext:value-type="date">
            <text:p>10/28/24</text:p>
          </table:table-cell>
          <table:table-cell office:value-type="float" office:value="0.0118406" calcext:value-type="float">
            <text:p>0.0118406</text:p>
          </table:table-cell>
        </table:table-row>
        <table:table-row table:style-name="ro1">
          <table:table-cell office:value-type="date" office:date-value="2024-10-29" calcext:value-type="date">
            <text:p>10/29/24</text:p>
          </table:table-cell>
          <table:table-cell office:value-type="float" office:value="0.0118063" calcext:value-type="float">
            <text:p>0.0118063</text:p>
          </table:table-cell>
        </table:table-row>
        <table:table-row table:style-name="ro1">
          <table:table-cell office:value-type="date" office:date-value="2024-10-30" calcext:value-type="date">
            <text:p>10/30/24</text:p>
          </table:table-cell>
          <table:table-cell office:value-type="float" office:value="0.0117885" calcext:value-type="float">
            <text:p>0.0117885</text:p>
          </table:table-cell>
        </table:table-row>
        <table:table-row table:style-name="ro1">
          <table:table-cell office:value-type="date" office:date-value="2024-10-31" calcext:value-type="date">
            <text:p>10/31/24</text:p>
          </table:table-cell>
          <table:table-cell office:value-type="float" office:value="0.0117609" calcext:value-type="float">
            <text:p>0.0117609</text:p>
          </table:table-cell>
        </table:table-row>
        <table:table-row table:style-name="ro1">
          <table:table-cell office:value-type="date" office:date-value="2024-11-01" calcext:value-type="date">
            <text:p>11/01/24</text:p>
          </table:table-cell>
          <table:table-cell office:value-type="float" office:value="0.0118148" calcext:value-type="float">
            <text:p>0.0118148</text:p>
          </table:table-cell>
        </table:table-row>
        <table:table-row table:style-name="ro1">
          <table:table-cell office:value-type="date" office:date-value="2024-11-02" calcext:value-type="date">
            <text:p>11/02/24</text:p>
          </table:table-cell>
          <table:table-cell office:value-type="float" office:value="0.0118148" calcext:value-type="float">
            <text:p>0.0118148</text:p>
          </table:table-cell>
        </table:table-row>
        <table:table-row table:style-name="ro1">
          <table:table-cell office:value-type="date" office:date-value="2024-11-03" calcext:value-type="date">
            <text:p>11/03/24</text:p>
          </table:table-cell>
          <table:table-cell office:value-type="float" office:value="0.0118148" calcext:value-type="float">
            <text:p>0.0118148</text:p>
          </table:table-cell>
        </table:table-row>
        <table:table-row table:style-name="ro1">
          <table:table-cell office:value-type="date" office:date-value="2024-11-04" calcext:value-type="date">
            <text:p>11/04/24</text:p>
          </table:table-cell>
          <table:table-cell office:value-type="float" office:value="0.0118198" calcext:value-type="float">
            <text:p>0.0118198</text:p>
          </table:table-cell>
        </table:table-row>
        <table:table-row table:style-name="ro1">
          <table:table-cell office:value-type="date" office:date-value="2024-11-05" calcext:value-type="date">
            <text:p>11/05/24</text:p>
          </table:table-cell>
          <table:table-cell office:value-type="float" office:value="0.0117871" calcext:value-type="float">
            <text:p>0.0117871</text:p>
          </table:table-cell>
        </table:table-row>
        <table:table-row table:style-name="ro1">
          <table:table-cell office:value-type="date" office:date-value="2024-11-06" calcext:value-type="date">
            <text:p>11/06/24</text:p>
          </table:table-cell>
          <table:table-cell office:value-type="float" office:value="0.0118499" calcext:value-type="float">
            <text:p>0.0118499</text:p>
          </table:table-cell>
        </table:table-row>
        <table:table-row table:style-name="ro1">
          <table:table-cell office:value-type="date" office:date-value="2024-11-07" calcext:value-type="date">
            <text:p>11/07/24</text:p>
          </table:table-cell>
          <table:table-cell office:value-type="float" office:value="0.0118027" calcext:value-type="float">
            <text:p>0.0118027</text:p>
          </table:table-cell>
        </table:table-row>
        <table:table-row table:style-name="ro1">
          <table:table-cell office:value-type="date" office:date-value="2024-11-08" calcext:value-type="date">
            <text:p>11/08/24</text:p>
          </table:table-cell>
          <table:table-cell office:value-type="float" office:value="0.0119127" calcext:value-type="float">
            <text:p>0.0119127</text:p>
          </table:table-cell>
        </table:table-row>
        <table:table-row table:style-name="ro1">
          <table:table-cell office:value-type="date" office:date-value="2024-11-09" calcext:value-type="date">
            <text:p>11/09/24</text:p>
          </table:table-cell>
          <table:table-cell office:value-type="float" office:value="0.0119127" calcext:value-type="float">
            <text:p>0.0119127</text:p>
          </table:table-cell>
        </table:table-row>
        <table:table-row table:style-name="ro1">
          <table:table-cell office:value-type="date" office:date-value="2024-11-10" calcext:value-type="date">
            <text:p>11/10/24</text:p>
          </table:table-cell>
          <table:table-cell office:value-type="float" office:value="0.0119127" calcext:value-type="float">
            <text:p>0.0119127</text:p>
          </table:table-cell>
        </table:table-row>
        <table:table-row table:style-name="ro1">
          <table:table-cell office:value-type="date" office:date-value="2024-11-11" calcext:value-type="date">
            <text:p>11/11/24</text:p>
          </table:table-cell>
          <table:table-cell office:value-type="float" office:value="0.0119389" calcext:value-type="float">
            <text:p>0.0119389</text:p>
          </table:table-cell>
        </table:table-row>
        <table:table-row table:style-name="ro1">
          <table:table-cell office:value-type="date" office:date-value="2024-11-12" calcext:value-type="date">
            <text:p>11/12/24</text:p>
          </table:table-cell>
          <table:table-cell office:value-type="float" office:value="0.0119469" calcext:value-type="float">
            <text:p>0.0119469</text:p>
          </table:table-cell>
        </table:table-row>
        <table:table-row table:style-name="ro1">
          <table:table-cell office:value-type="date" office:date-value="2024-11-13" calcext:value-type="date">
            <text:p>11/13/24</text:p>
          </table:table-cell>
          <table:table-cell office:value-type="float" office:value="0.0118744" calcext:value-type="float">
            <text:p>0.0118744</text:p>
          </table:table-cell>
        </table:table-row>
        <table:table-row table:style-name="ro1">
          <table:table-cell office:value-type="date" office:date-value="2024-11-14" calcext:value-type="date">
            <text:p>11/14/24</text:p>
          </table:table-cell>
          <table:table-cell office:value-type="float" office:value="0.0119084" calcext:value-type="float">
            <text:p>0.0119084</text:p>
          </table:table-cell>
        </table:table-row>
        <table:table-row table:style-name="ro1">
          <table:table-cell office:value-type="date" office:date-value="2024-11-15" calcext:value-type="date">
            <text:p>11/15/24</text:p>
          </table:table-cell>
          <table:table-cell office:value-type="float" office:value="0.0118997" calcext:value-type="float">
            <text:p>0.0118997</text:p>
          </table:table-cell>
        </table:table-row>
        <table:table-row table:style-name="ro1">
          <table:table-cell office:value-type="date" office:date-value="2024-11-16" calcext:value-type="date">
            <text:p>11/16/24</text:p>
          </table:table-cell>
          <table:table-cell office:value-type="float" office:value="0.0118997" calcext:value-type="float">
            <text:p>0.0118997</text:p>
          </table:table-cell>
        </table:table-row>
        <table:table-row table:style-name="ro1">
          <table:table-cell office:value-type="date" office:date-value="2024-11-17" calcext:value-type="date">
            <text:p>11/17/24</text:p>
          </table:table-cell>
          <table:table-cell office:value-type="float" office:value="0.0118997" calcext:value-type="float">
            <text:p>0.0118997</text:p>
          </table:table-cell>
        </table:table-row>
        <table:table-row table:style-name="ro1">
          <table:table-cell office:value-type="date" office:date-value="2024-11-18" calcext:value-type="date">
            <text:p>11/18/24</text:p>
          </table:table-cell>
          <table:table-cell office:value-type="float" office:value="0.0119447" calcext:value-type="float">
            <text:p>0.0119447</text:p>
          </table:table-cell>
        </table:table-row>
        <table:table-row table:style-name="ro1">
          <table:table-cell office:value-type="date" office:date-value="2024-11-19" calcext:value-type="date">
            <text:p>11/19/24</text:p>
          </table:table-cell>
          <table:table-cell office:value-type="float" office:value="0.0120203" calcext:value-type="float">
            <text:p>0.0120203</text:p>
          </table:table-cell>
        </table:table-row>
        <table:table-row table:style-name="ro1">
          <table:table-cell office:value-type="date" office:date-value="2024-11-20" calcext:value-type="date">
            <text:p>11/20/24</text:p>
          </table:table-cell>
          <table:table-cell office:value-type="float" office:value="0.0118953" calcext:value-type="float">
            <text:p>0.0118953</text:p>
          </table:table-cell>
        </table:table-row>
        <table:table-row table:style-name="ro1">
          <table:table-cell office:value-type="date" office:date-value="2024-11-21" calcext:value-type="date">
            <text:p>11/21/24</text:p>
          </table:table-cell>
          <table:table-cell office:value-type="float" office:value="0.0120337" calcext:value-type="float">
            <text:p>0.0120337</text:p>
          </table:table-cell>
        </table:table-row>
        <table:table-row table:style-name="ro1">
          <table:table-cell office:value-type="date" office:date-value="2024-11-22" calcext:value-type="date">
            <text:p>11/22/24</text:p>
          </table:table-cell>
          <table:table-cell office:value-type="float" office:value="0.0121601" calcext:value-type="float">
            <text:p>0.0121601</text:p>
          </table:table-cell>
        </table:table-row>
        <table:table-row table:style-name="ro1">
          <table:table-cell office:value-type="date" office:date-value="2024-11-23" calcext:value-type="date">
            <text:p>11/23/24</text:p>
          </table:table-cell>
          <table:table-cell office:value-type="float" office:value="0.0121601" calcext:value-type="float">
            <text:p>0.0121601</text:p>
          </table:table-cell>
        </table:table-row>
        <table:table-row table:style-name="ro1">
          <table:table-cell office:value-type="date" office:date-value="2024-11-24" calcext:value-type="date">
            <text:p>11/24/24</text:p>
          </table:table-cell>
          <table:table-cell office:value-type="float" office:value="0.0121601" calcext:value-type="float">
            <text:p>0.0121601</text:p>
          </table:table-cell>
        </table:table-row>
        <table:table-row table:style-name="ro1">
          <table:table-cell office:value-type="date" office:date-value="2024-11-25" calcext:value-type="date">
            <text:p>11/25/24</text:p>
          </table:table-cell>
          <table:table-cell office:value-type="float" office:value="0.0120999" calcext:value-type="float">
            <text:p>0.0120999</text:p>
          </table:table-cell>
        </table:table-row>
        <table:table-row table:style-name="ro1">
          <table:table-cell office:value-type="date" office:date-value="2024-11-26" calcext:value-type="date">
            <text:p>11/26/24</text:p>
          </table:table-cell>
          <table:table-cell office:value-type="float" office:value="0.0121382" calcext:value-type="float">
            <text:p>0.0121382</text:p>
          </table:table-cell>
        </table:table-row>
        <table:table-row table:style-name="ro1">
          <table:table-cell office:value-type="date" office:date-value="2024-11-27" calcext:value-type="date">
            <text:p>11/27/24</text:p>
          </table:table-cell>
          <table:table-cell office:value-type="float" office:value="0.0122507" calcext:value-type="float">
            <text:p>0.0122507</text:p>
          </table:table-cell>
        </table:table-row>
        <table:table-row table:style-name="ro1">
          <table:table-cell office:value-type="date" office:date-value="2024-11-28" calcext:value-type="date">
            <text:p>11/28/24</text:p>
          </table:table-cell>
          <table:table-cell office:value-type="float" office:value="0.0122323" calcext:value-type="float">
            <text:p>0.0122323</text:p>
          </table:table-cell>
        </table:table-row>
        <table:table-row table:style-name="ro1">
          <table:table-cell office:value-type="date" office:date-value="2024-11-29" calcext:value-type="date">
            <text:p>11/29/24</text:p>
          </table:table-cell>
          <table:table-cell office:value-type="float" office:value="0.0123287" calcext:value-type="float">
            <text:p>0.0123287</text:p>
          </table:table-cell>
        </table:table-row>
        <table:table-row table:style-name="ro1">
          <table:table-cell office:value-type="date" office:date-value="2024-11-30" calcext:value-type="date">
            <text:p>11/30/24</text:p>
          </table:table-cell>
          <table:table-cell office:value-type="float" office:value="0.0123287" calcext:value-type="float">
            <text:p>0.0123287</text:p>
          </table:table-cell>
        </table:table-row>
        <table:table-row table:style-name="ro1">
          <table:table-cell office:value-type="date" office:date-value="2024-12-01" calcext:value-type="date">
            <text:p>12/01/24</text:p>
          </table:table-cell>
          <table:table-cell office:value-type="float" office:value="0.0123287" calcext:value-type="float">
            <text:p>0.0123287</text:p>
          </table:table-cell>
        </table:table-row>
        <table:table-row table:style-name="ro1">
          <table:table-cell office:value-type="date" office:date-value="2024-12-02" calcext:value-type="date">
            <text:p>12/02/24</text:p>
          </table:table-cell>
          <table:table-cell office:value-type="float" office:value="0.0123991" calcext:value-type="float">
            <text:p>0.0123991</text:p>
          </table:table-cell>
        </table:table-row>
        <table:table-row table:style-name="ro1">
          <table:table-cell office:value-type="date" office:date-value="2024-12-03" calcext:value-type="date">
            <text:p>12/03/24</text:p>
          </table:table-cell>
          <table:table-cell office:value-type="float" office:value="0.0124338" calcext:value-type="float">
            <text:p>0.0124338</text:p>
          </table:table-cell>
        </table:table-row>
        <table:table-row table:style-name="ro1">
          <table:table-cell office:value-type="date" office:date-value="2024-12-04" calcext:value-type="date">
            <text:p>12/04/24</text:p>
          </table:table-cell>
          <table:table-cell office:value-type="float" office:value="0.0123326" calcext:value-type="float">
            <text:p>0.0123326</text:p>
          </table:table-cell>
        </table:table-row>
        <table:table-row table:style-name="ro1">
          <table:table-cell office:value-type="date" office:date-value="2024-12-05" calcext:value-type="date">
            <text:p>12/05/24</text:p>
          </table:table-cell>
          <table:table-cell office:value-type="float" office:value="0.0123381" calcext:value-type="float">
            <text:p>0.0123381</text:p>
          </table:table-cell>
        </table:table-row>
        <table:table-row table:style-name="ro1">
          <table:table-cell office:value-type="date" office:date-value="2024-12-06" calcext:value-type="date">
            <text:p>12/06/24</text:p>
          </table:table-cell>
          <table:table-cell office:value-type="float" office:value="0.0122815" calcext:value-type="float">
            <text:p>0.0122815</text:p>
          </table:table-cell>
        </table:table-row>
        <table:table-row table:style-name="ro1">
          <table:table-cell office:value-type="date" office:date-value="2024-12-07" calcext:value-type="date">
            <text:p>12/07/24</text:p>
          </table:table-cell>
          <table:table-cell office:value-type="float" office:value="0.0122815" calcext:value-type="float">
            <text:p>0.0122815</text:p>
          </table:table-cell>
        </table:table-row>
        <table:table-row table:style-name="ro1">
          <table:table-cell office:value-type="date" office:date-value="2024-12-08" calcext:value-type="date">
            <text:p>12/08/24</text:p>
          </table:table-cell>
          <table:table-cell office:value-type="float" office:value="0.0122815" calcext:value-type="float">
            <text:p>0.0122815</text:p>
          </table:table-cell>
        </table:table-row>
        <table:table-row table:style-name="ro1">
          <table:table-cell office:value-type="date" office:date-value="2024-12-09" calcext:value-type="date">
            <text:p>12/09/24</text:p>
          </table:table-cell>
          <table:table-cell office:value-type="float" office:value="0.0122699" calcext:value-type="float">
            <text:p>0.0122699</text:p>
          </table:table-cell>
        </table:table-row>
        <table:table-row table:style-name="ro1">
          <table:table-cell office:value-type="date" office:date-value="2024-12-10" calcext:value-type="date">
            <text:p>12/10/24</text:p>
          </table:table-cell>
          <table:table-cell office:value-type="float" office:value="0.0122438" calcext:value-type="float">
            <text:p>0.0122438</text:p>
          </table:table-cell>
        </table:table-row>
        <table:table-row table:style-name="ro1">
          <table:table-cell office:value-type="date" office:date-value="2024-12-11" calcext:value-type="date">
            <text:p>12/11/24</text:p>
          </table:table-cell>
          <table:table-cell office:value-type="float" office:value="0.0121973" calcext:value-type="float">
            <text:p>0.0121973</text:p>
          </table:table-cell>
        </table:table-row>
        <table:table-row table:style-name="ro1">
          <table:table-cell office:value-type="date" office:date-value="2024-12-12" calcext:value-type="date">
            <text:p>12/12/24</text:p>
          </table:table-cell>
          <table:table-cell office:value-type="float" office:value="0.0122546" calcext:value-type="float">
            <text:p>0.0122546</text:p>
          </table:table-cell>
        </table:table-row>
        <table:table-row table:style-name="ro1">
          <table:table-cell office:value-type="date" office:date-value="2024-12-13" calcext:value-type="date">
            <text:p>12/13/24</text:p>
          </table:table-cell>
          <table:table-cell office:value-type="float" office:value="0.0121142" calcext:value-type="float">
            <text:p>0.0121142</text:p>
          </table:table-cell>
        </table:table-row>
        <table:table-row table:style-name="ro1">
          <table:table-cell office:value-type="date" office:date-value="2024-12-14" calcext:value-type="date">
            <text:p>12/14/24</text:p>
          </table:table-cell>
          <table:table-cell office:value-type="float" office:value="0.0121142" calcext:value-type="float">
            <text:p>0.0121142</text:p>
          </table:table-cell>
        </table:table-row>
        <table:table-row table:style-name="ro1">
          <table:table-cell office:value-type="date" office:date-value="2024-12-15" calcext:value-type="date">
            <text:p>12/15/24</text:p>
          </table:table-cell>
          <table:table-cell office:value-type="float" office:value="0.0121142" calcext:value-type="float">
            <text:p>0.0121142</text:p>
          </table:table-cell>
        </table:table-row>
        <table:table-row table:style-name="ro1">
          <table:table-cell office:value-type="date" office:date-value="2024-12-16" calcext:value-type="date">
            <text:p>12/16/24</text:p>
          </table:table-cell>
          <table:table-cell office:value-type="float" office:value="0.0120932" calcext:value-type="float">
            <text:p>0.0120932</text:p>
          </table:table-cell>
        </table:table-row>
        <table:table-row table:style-name="ro1">
          <table:table-cell office:value-type="date" office:date-value="2024-12-17" calcext:value-type="date">
            <text:p>12/17/24</text:p>
          </table:table-cell>
          <table:table-cell office:value-type="float" office:value="0.0121007" calcext:value-type="float">
            <text:p>0.0121007</text:p>
          </table:table-cell>
        </table:table-row>
        <table:table-row table:style-name="ro1">
          <table:table-cell office:value-type="date" office:date-value="2024-12-18" calcext:value-type="date">
            <text:p>12/18/24</text:p>
          </table:table-cell>
          <table:table-cell office:value-type="float" office:value="0.0121089" calcext:value-type="float">
            <text:p>0.0121089</text:p>
          </table:table-cell>
        </table:table-row>
        <table:table-row table:style-name="ro1">
          <table:table-cell office:value-type="date" office:date-value="2024-12-19" calcext:value-type="date">
            <text:p>12/19/24</text:p>
          </table:table-cell>
          <table:table-cell office:value-type="float" office:value="0.0119938" calcext:value-type="float">
            <text:p>0.0119938</text:p>
          </table:table-cell>
        </table:table-row>
        <table:table-row table:style-name="ro1">
          <table:table-cell office:value-type="date" office:date-value="2024-12-20" calcext:value-type="date">
            <text:p>12/20/24</text:p>
          </table:table-cell>
          <table:table-cell office:value-type="float" office:value="0.0120071" calcext:value-type="float">
            <text:p>0.0120071</text:p>
          </table:table-cell>
        </table:table-row>
        <table:table-row table:style-name="ro1">
          <table:table-cell office:value-type="date" office:date-value="2024-12-21" calcext:value-type="date">
            <text:p>12/21/24</text:p>
          </table:table-cell>
          <table:table-cell office:value-type="float" office:value="0.0120071" calcext:value-type="float">
            <text:p>0.0120071</text:p>
          </table:table-cell>
        </table:table-row>
        <table:table-row table:style-name="ro1">
          <table:table-cell office:value-type="date" office:date-value="2024-12-22" calcext:value-type="date">
            <text:p>12/22/24</text:p>
          </table:table-cell>
          <table:table-cell office:value-type="float" office:value="0.0120071" calcext:value-type="float">
            <text:p>0.0120071</text:p>
          </table:table-cell>
        </table:table-row>
        <table:table-row table:style-name="ro1">
          <table:table-cell office:value-type="date" office:date-value="2024-12-23" calcext:value-type="date">
            <text:p>12/23/24</text:p>
          </table:table-cell>
          <table:table-cell office:value-type="float" office:value="0.0119725" calcext:value-type="float">
            <text:p>0.0119725</text:p>
          </table:table-cell>
        </table:table-row>
        <table:table-row table:style-name="ro1">
          <table:table-cell office:value-type="date" office:date-value="2024-12-24" calcext:value-type="date">
            <text:p>12/24/24</text:p>
          </table:table-cell>
          <table:table-cell office:value-type="float" office:value="0.0119725" calcext:value-type="float">
            <text:p>0.0119725</text:p>
          </table:table-cell>
        </table:table-row>
        <table:table-row table:style-name="ro1">
          <table:table-cell office:value-type="date" office:date-value="2024-12-25" calcext:value-type="date">
            <text:p>12/25/24</text:p>
          </table:table-cell>
          <table:table-cell office:value-type="float" office:value="0.0119725" calcext:value-type="float">
            <text:p>0.0119725</text:p>
          </table:table-cell>
        </table:table-row>
        <table:table-row table:style-name="ro1">
          <table:table-cell office:value-type="date" office:date-value="2024-12-26" calcext:value-type="date">
            <text:p>12/26/24</text:p>
          </table:table-cell>
          <table:table-cell office:value-type="float" office:value="0.0119725" calcext:value-type="float">
            <text:p>0.0119725</text:p>
          </table:table-cell>
        </table:table-row>
        <table:table-row table:style-name="ro1">
          <table:table-cell office:value-type="date" office:date-value="2024-12-27" calcext:value-type="date">
            <text:p>12/27/24</text:p>
          </table:table-cell>
          <table:table-cell office:value-type="float" office:value="0.0118787" calcext:value-type="float">
            <text:p>0.0118787</text:p>
          </table:table-cell>
        </table:table-row>
        <table:table-row table:style-name="ro1">
          <table:table-cell office:value-type="date" office:date-value="2024-12-28" calcext:value-type="date">
            <text:p>12/28/24</text:p>
          </table:table-cell>
          <table:table-cell office:value-type="float" office:value="0.0118787" calcext:value-type="float">
            <text:p>0.0118787</text:p>
          </table:table-cell>
        </table:table-row>
        <table:table-row table:style-name="ro1">
          <table:table-cell office:value-type="date" office:date-value="2024-12-29" calcext:value-type="date">
            <text:p>12/29/24</text:p>
          </table:table-cell>
          <table:table-cell office:value-type="float" office:value="0.0118787" calcext:value-type="float">
            <text:p>0.0118787</text:p>
          </table:table-cell>
        </table:table-row>
        <table:table-row table:style-name="ro1">
          <table:table-cell office:value-type="date" office:date-value="2024-12-30" calcext:value-type="date">
            <text:p>12/30/24</text:p>
          </table:table-cell>
          <table:table-cell office:value-type="float" office:value="0.0118845" calcext:value-type="float">
            <text:p>0.0118845</text:p>
          </table:table-cell>
        </table:table-row>
        <table:table-row table:style-name="ro1">
          <table:table-cell office:value-type="date" office:date-value="2024-12-31" calcext:value-type="date">
            <text:p>12/31/24</text:p>
          </table:table-cell>
          <table:table-cell office:value-type="float" office:value="0.0119945" calcext:value-type="float">
            <text:p>0.0119945</text:p>
          </table:table-cell>
        </table:table-row>
      </table:table>
      <table:table table:name="BRL" table:style-name="ta1" table:protected="true">
        <loext:table-protection loext:select-protected-cells="true" loext:select-unprotected-cells="true"/>
        <office:forms form:automatic-focus="false" form:apply-design-mode="false"/>
        <table:table-column table:style-name="co12" table:default-cell-style-name="ce41"/>
        <table:table-column table:style-name="co13"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364771" calcext:value-type="float">
            <text:p>0.364771</text:p>
          </table:table-cell>
        </table:table-row>
        <table:table-row table:style-name="ro1">
          <table:table-cell office:value-type="date" office:date-value="2024-01-02" calcext:value-type="date">
            <text:p>01/02/24</text:p>
          </table:table-cell>
          <table:table-cell office:value-type="float" office:value="0.365153" calcext:value-type="float">
            <text:p>0.365153</text:p>
          </table:table-cell>
        </table:table-row>
        <table:table-row table:style-name="ro1">
          <table:table-cell office:value-type="date" office:date-value="2024-01-03" calcext:value-type="date">
            <text:p>01/03/24</text:p>
          </table:table-cell>
          <table:table-cell office:value-type="float" office:value="0.363139" calcext:value-type="float">
            <text:p>0.363139</text:p>
          </table:table-cell>
        </table:table-row>
        <table:table-row table:style-name="ro1">
          <table:table-cell office:value-type="date" office:date-value="2024-01-04" calcext:value-type="date">
            <text:p>01/04/24</text:p>
          </table:table-cell>
          <table:table-cell office:value-type="float" office:value="0.363801" calcext:value-type="float">
            <text:p>0.363801</text:p>
          </table:table-cell>
        </table:table-row>
        <table:table-row table:style-name="ro1">
          <table:table-cell office:value-type="date" office:date-value="2024-01-05" calcext:value-type="date">
            <text:p>01/05/24</text:p>
          </table:table-cell>
          <table:table-cell office:value-type="float" office:value="0.364051" calcext:value-type="float">
            <text:p>0.364051</text:p>
          </table:table-cell>
        </table:table-row>
        <table:table-row table:style-name="ro1">
          <table:table-cell office:value-type="date" office:date-value="2024-01-06" calcext:value-type="date">
            <text:p>01/06/24</text:p>
          </table:table-cell>
          <table:table-cell office:value-type="float" office:value="0.364051" calcext:value-type="float">
            <text:p>0.364051</text:p>
          </table:table-cell>
        </table:table-row>
        <table:table-row table:style-name="ro1">
          <table:table-cell office:value-type="date" office:date-value="2024-01-07" calcext:value-type="date">
            <text:p>01/07/24</text:p>
          </table:table-cell>
          <table:table-cell office:value-type="float" office:value="0.364051" calcext:value-type="float">
            <text:p>0.364051</text:p>
          </table:table-cell>
        </table:table-row>
        <table:table-row table:style-name="ro1">
          <table:table-cell office:value-type="date" office:date-value="2024-01-08" calcext:value-type="date">
            <text:p>01/08/24</text:p>
          </table:table-cell>
          <table:table-cell office:value-type="float" office:value="0.364846" calcext:value-type="float">
            <text:p>0.364846</text:p>
          </table:table-cell>
        </table:table-row>
        <table:table-row table:style-name="ro1">
          <table:table-cell office:value-type="date" office:date-value="2024-01-09" calcext:value-type="date">
            <text:p>01/09/24</text:p>
          </table:table-cell>
          <table:table-cell office:value-type="float" office:value="0.365747" calcext:value-type="float">
            <text:p>0.365747</text:p>
          </table:table-cell>
        </table:table-row>
        <table:table-row table:style-name="ro1">
          <table:table-cell office:value-type="date" office:date-value="2024-01-10" calcext:value-type="date">
            <text:p>01/10/24</text:p>
          </table:table-cell>
          <table:table-cell office:value-type="float" office:value="0.365521" calcext:value-type="float">
            <text:p>0.365521</text:p>
          </table:table-cell>
        </table:table-row>
        <table:table-row table:style-name="ro1">
          <table:table-cell office:value-type="date" office:date-value="2024-01-11" calcext:value-type="date">
            <text:p>01/11/24</text:p>
          </table:table-cell>
          <table:table-cell office:value-type="float" office:value="0.364853" calcext:value-type="float">
            <text:p>0.364853</text:p>
          </table:table-cell>
        </table:table-row>
        <table:table-row table:style-name="ro1">
          <table:table-cell office:value-type="date" office:date-value="2024-01-12" calcext:value-type="date">
            <text:p>01/12/24</text:p>
          </table:table-cell>
          <table:table-cell office:value-type="float" office:value="0.366886" calcext:value-type="float">
            <text:p>0.366886</text:p>
          </table:table-cell>
        </table:table-row>
        <table:table-row table:style-name="ro1">
          <table:table-cell office:value-type="date" office:date-value="2024-01-13" calcext:value-type="date">
            <text:p>01/13/24</text:p>
          </table:table-cell>
          <table:table-cell office:value-type="float" office:value="0.366886" calcext:value-type="float">
            <text:p>0.366886</text:p>
          </table:table-cell>
        </table:table-row>
        <table:table-row table:style-name="ro1">
          <table:table-cell office:value-type="date" office:date-value="2024-01-14" calcext:value-type="date">
            <text:p>01/14/24</text:p>
          </table:table-cell>
          <table:table-cell office:value-type="float" office:value="0.366886" calcext:value-type="float">
            <text:p>0.366886</text:p>
          </table:table-cell>
        </table:table-row>
        <table:table-row table:style-name="ro1">
          <table:table-cell office:value-type="date" office:date-value="2024-01-15" calcext:value-type="date">
            <text:p>01/15/24</text:p>
          </table:table-cell>
          <table:table-cell office:value-type="float" office:value="0.36672" calcext:value-type="float">
            <text:p>0.36672</text:p>
          </table:table-cell>
        </table:table-row>
        <table:table-row table:style-name="ro1">
          <table:table-cell office:value-type="date" office:date-value="2024-01-16" calcext:value-type="date">
            <text:p>01/16/24</text:p>
          </table:table-cell>
          <table:table-cell office:value-type="float" office:value="0.367748" calcext:value-type="float">
            <text:p>0.367748</text:p>
          </table:table-cell>
        </table:table-row>
        <table:table-row table:style-name="ro1">
          <table:table-cell office:value-type="date" office:date-value="2024-01-17" calcext:value-type="date">
            <text:p>01/17/24</text:p>
          </table:table-cell>
          <table:table-cell office:value-type="float" office:value="0.364397" calcext:value-type="float">
            <text:p>0.364397</text:p>
          </table:table-cell>
        </table:table-row>
        <table:table-row table:style-name="ro1">
          <table:table-cell office:value-type="date" office:date-value="2024-01-18" calcext:value-type="date">
            <text:p>01/18/24</text:p>
          </table:table-cell>
          <table:table-cell office:value-type="float" office:value="0.365228" calcext:value-type="float">
            <text:p>0.365228</text:p>
          </table:table-cell>
        </table:table-row>
        <table:table-row table:style-name="ro1">
          <table:table-cell office:value-type="date" office:date-value="2024-01-19" calcext:value-type="date">
            <text:p>01/19/24</text:p>
          </table:table-cell>
          <table:table-cell office:value-type="float" office:value="0.365959" calcext:value-type="float">
            <text:p>0.365959</text:p>
          </table:table-cell>
        </table:table-row>
        <table:table-row table:style-name="ro1">
          <table:table-cell office:value-type="date" office:date-value="2024-01-20" calcext:value-type="date">
            <text:p>01/20/24</text:p>
          </table:table-cell>
          <table:table-cell office:value-type="float" office:value="0.365959" calcext:value-type="float">
            <text:p>0.365959</text:p>
          </table:table-cell>
        </table:table-row>
        <table:table-row table:style-name="ro1">
          <table:table-cell office:value-type="date" office:date-value="2024-01-21" calcext:value-type="date">
            <text:p>01/21/24</text:p>
          </table:table-cell>
          <table:table-cell office:value-type="float" office:value="0.365959" calcext:value-type="float">
            <text:p>0.365959</text:p>
          </table:table-cell>
        </table:table-row>
        <table:table-row table:style-name="ro1">
          <table:table-cell office:value-type="date" office:date-value="2024-01-22" calcext:value-type="date">
            <text:p>01/22/24</text:p>
          </table:table-cell>
          <table:table-cell office:value-type="float" office:value="0.363957" calcext:value-type="float">
            <text:p>0.363957</text:p>
          </table:table-cell>
        </table:table-row>
        <table:table-row table:style-name="ro1">
          <table:table-cell office:value-type="date" office:date-value="2024-01-23" calcext:value-type="date">
            <text:p>01/23/24</text:p>
          </table:table-cell>
          <table:table-cell office:value-type="float" office:value="0.362318" calcext:value-type="float">
            <text:p>0.362318</text:p>
          </table:table-cell>
        </table:table-row>
        <table:table-row table:style-name="ro1">
          <table:table-cell office:value-type="date" office:date-value="2024-01-24" calcext:value-type="date">
            <text:p>01/24/24</text:p>
          </table:table-cell>
          <table:table-cell office:value-type="float" office:value="0.364982" calcext:value-type="float">
            <text:p>0.364982</text:p>
          </table:table-cell>
        </table:table-row>
        <table:table-row table:style-name="ro1">
          <table:table-cell office:value-type="date" office:date-value="2024-01-25" calcext:value-type="date">
            <text:p>01/25/24</text:p>
          </table:table-cell>
          <table:table-cell office:value-type="float" office:value="0.364458" calcext:value-type="float">
            <text:p>0.364458</text:p>
          </table:table-cell>
        </table:table-row>
        <table:table-row table:style-name="ro1">
          <table:table-cell office:value-type="date" office:date-value="2024-01-26" calcext:value-type="date">
            <text:p>01/26/24</text:p>
          </table:table-cell>
          <table:table-cell office:value-type="float" office:value="0.366494" calcext:value-type="float">
            <text:p>0.366494</text:p>
          </table:table-cell>
        </table:table-row>
        <table:table-row table:style-name="ro1">
          <table:table-cell office:value-type="date" office:date-value="2024-01-27" calcext:value-type="date">
            <text:p>01/27/24</text:p>
          </table:table-cell>
          <table:table-cell office:value-type="float" office:value="0.366494" calcext:value-type="float">
            <text:p>0.366494</text:p>
          </table:table-cell>
        </table:table-row>
        <table:table-row table:style-name="ro1">
          <table:table-cell office:value-type="date" office:date-value="2024-01-28" calcext:value-type="date">
            <text:p>01/28/24</text:p>
          </table:table-cell>
          <table:table-cell office:value-type="float" office:value="0.366494" calcext:value-type="float">
            <text:p>0.366494</text:p>
          </table:table-cell>
        </table:table-row>
        <table:table-row table:style-name="ro1">
          <table:table-cell office:value-type="date" office:date-value="2024-01-29" calcext:value-type="date">
            <text:p>01/29/24</text:p>
          </table:table-cell>
          <table:table-cell office:value-type="float" office:value="0.368094" calcext:value-type="float">
            <text:p>0.368094</text:p>
          </table:table-cell>
        </table:table-row>
        <table:table-row table:style-name="ro1">
          <table:table-cell office:value-type="date" office:date-value="2024-01-30" calcext:value-type="date">
            <text:p>01/30/24</text:p>
          </table:table-cell>
          <table:table-cell office:value-type="float" office:value="0.364235" calcext:value-type="float">
            <text:p>0.364235</text:p>
          </table:table-cell>
        </table:table-row>
        <table:table-row table:style-name="ro1">
          <table:table-cell office:value-type="date" office:date-value="2024-01-31" calcext:value-type="date">
            <text:p>01/31/24</text:p>
          </table:table-cell>
          <table:table-cell office:value-type="float" office:value="0.363882" calcext:value-type="float">
            <text:p>0.363882</text:p>
          </table:table-cell>
        </table:table-row>
        <table:table-row table:style-name="ro1">
          <table:table-cell office:value-type="date" office:date-value="2024-02-01" calcext:value-type="date">
            <text:p>02/01/24</text:p>
          </table:table-cell>
          <table:table-cell office:value-type="float" office:value="0.365043" calcext:value-type="float">
            <text:p>0.365043</text:p>
          </table:table-cell>
        </table:table-row>
        <table:table-row table:style-name="ro1">
          <table:table-cell office:value-type="date" office:date-value="2024-02-02" calcext:value-type="date">
            <text:p>02/02/24</text:p>
          </table:table-cell>
          <table:table-cell office:value-type="float" office:value="0.365774" calcext:value-type="float">
            <text:p>0.365774</text:p>
          </table:table-cell>
        </table:table-row>
        <table:table-row table:style-name="ro1">
          <table:table-cell office:value-type="date" office:date-value="2024-02-03" calcext:value-type="date">
            <text:p>02/03/24</text:p>
          </table:table-cell>
          <table:table-cell office:value-type="float" office:value="0.365774" calcext:value-type="float">
            <text:p>0.365774</text:p>
          </table:table-cell>
        </table:table-row>
        <table:table-row table:style-name="ro1">
          <table:table-cell office:value-type="date" office:date-value="2024-02-04" calcext:value-type="date">
            <text:p>02/04/24</text:p>
          </table:table-cell>
          <table:table-cell office:value-type="float" office:value="0.365774" calcext:value-type="float">
            <text:p>0.365774</text:p>
          </table:table-cell>
        </table:table-row>
        <table:table-row table:style-name="ro1">
          <table:table-cell office:value-type="date" office:date-value="2024-02-05" calcext:value-type="date">
            <text:p>02/05/24</text:p>
          </table:table-cell>
          <table:table-cell office:value-type="float" office:value="0.364255" calcext:value-type="float">
            <text:p>0.364255</text:p>
          </table:table-cell>
        </table:table-row>
        <table:table-row table:style-name="ro1">
          <table:table-cell office:value-type="date" office:date-value="2024-02-06" calcext:value-type="date">
            <text:p>02/06/24</text:p>
          </table:table-cell>
          <table:table-cell office:value-type="float" office:value="0.366398" calcext:value-type="float">
            <text:p>0.366398</text:p>
          </table:table-cell>
        </table:table-row>
        <table:table-row table:style-name="ro1">
          <table:table-cell office:value-type="date" office:date-value="2024-02-07" calcext:value-type="date">
            <text:p>02/07/24</text:p>
          </table:table-cell>
          <table:table-cell office:value-type="float" office:value="0.365986" calcext:value-type="float">
            <text:p>0.365986</text:p>
          </table:table-cell>
        </table:table-row>
        <table:table-row table:style-name="ro1">
          <table:table-cell office:value-type="date" office:date-value="2024-02-08" calcext:value-type="date">
            <text:p>02/08/24</text:p>
          </table:table-cell>
          <table:table-cell office:value-type="float" office:value="0.365262" calcext:value-type="float">
            <text:p>0.365262</text:p>
          </table:table-cell>
        </table:table-row>
        <table:table-row table:style-name="ro1">
          <table:table-cell office:value-type="date" office:date-value="2024-02-09" calcext:value-type="date">
            <text:p>02/09/24</text:p>
          </table:table-cell>
          <table:table-cell office:value-type="float" office:value="0.364642" calcext:value-type="float">
            <text:p>0.364642</text:p>
          </table:table-cell>
        </table:table-row>
        <table:table-row table:style-name="ro1">
          <table:table-cell office:value-type="date" office:date-value="2024-02-10" calcext:value-type="date">
            <text:p>02/10/24</text:p>
          </table:table-cell>
          <table:table-cell office:value-type="float" office:value="0.364642" calcext:value-type="float">
            <text:p>0.364642</text:p>
          </table:table-cell>
        </table:table-row>
        <table:table-row table:style-name="ro1">
          <table:table-cell office:value-type="date" office:date-value="2024-02-11" calcext:value-type="date">
            <text:p>02/11/24</text:p>
          </table:table-cell>
          <table:table-cell office:value-type="float" office:value="0.364642" calcext:value-type="float">
            <text:p>0.364642</text:p>
          </table:table-cell>
        </table:table-row>
        <table:table-row table:style-name="ro1">
          <table:table-cell office:value-type="date" office:date-value="2024-02-12" calcext:value-type="date">
            <text:p>02/12/24</text:p>
          </table:table-cell>
          <table:table-cell office:value-type="float" office:value="0.366494" calcext:value-type="float">
            <text:p>0.366494</text:p>
          </table:table-cell>
        </table:table-row>
        <table:table-row table:style-name="ro1">
          <table:table-cell office:value-type="date" office:date-value="2024-02-13" calcext:value-type="date">
            <text:p>02/13/24</text:p>
          </table:table-cell>
          <table:table-cell office:value-type="float" office:value="0.365815" calcext:value-type="float">
            <text:p>0.365815</text:p>
          </table:table-cell>
        </table:table-row>
        <table:table-row table:style-name="ro1">
          <table:table-cell office:value-type="date" office:date-value="2024-02-14" calcext:value-type="date">
            <text:p>02/14/24</text:p>
          </table:table-cell>
          <table:table-cell office:value-type="float" office:value="0.368545" calcext:value-type="float">
            <text:p>0.368545</text:p>
          </table:table-cell>
        </table:table-row>
        <table:table-row table:style-name="ro1">
          <table:table-cell office:value-type="date" office:date-value="2024-02-15" calcext:value-type="date">
            <text:p>02/15/24</text:p>
          </table:table-cell>
          <table:table-cell office:value-type="float" office:value="0.366253" calcext:value-type="float">
            <text:p>0.366253</text:p>
          </table:table-cell>
        </table:table-row>
        <table:table-row table:style-name="ro1">
          <table:table-cell office:value-type="date" office:date-value="2024-02-16" calcext:value-type="date">
            <text:p>02/16/24</text:p>
          </table:table-cell>
          <table:table-cell office:value-type="float" office:value="0.365228" calcext:value-type="float">
            <text:p>0.365228</text:p>
          </table:table-cell>
        </table:table-row>
        <table:table-row table:style-name="ro1">
          <table:table-cell office:value-type="date" office:date-value="2024-02-17" calcext:value-type="date">
            <text:p>02/17/24</text:p>
          </table:table-cell>
          <table:table-cell office:value-type="float" office:value="0.365228" calcext:value-type="float">
            <text:p>0.365228</text:p>
          </table:table-cell>
        </table:table-row>
        <table:table-row table:style-name="ro1">
          <table:table-cell office:value-type="date" office:date-value="2024-02-18" calcext:value-type="date">
            <text:p>02/18/24</text:p>
          </table:table-cell>
          <table:table-cell office:value-type="float" office:value="0.365228" calcext:value-type="float">
            <text:p>0.365228</text:p>
          </table:table-cell>
        </table:table-row>
        <table:table-row table:style-name="ro1">
          <table:table-cell office:value-type="date" office:date-value="2024-02-19" calcext:value-type="date">
            <text:p>02/19/24</text:p>
          </table:table-cell>
          <table:table-cell office:value-type="float" office:value="0.366034" calcext:value-type="float">
            <text:p>0.366034</text:p>
          </table:table-cell>
        </table:table-row>
        <table:table-row table:style-name="ro1">
          <table:table-cell office:value-type="date" office:date-value="2024-02-20" calcext:value-type="date">
            <text:p>02/20/24</text:p>
          </table:table-cell>
          <table:table-cell office:value-type="float" office:value="0.365432" calcext:value-type="float">
            <text:p>0.365432</text:p>
          </table:table-cell>
        </table:table-row>
        <table:table-row table:style-name="ro1">
          <table:table-cell office:value-type="date" office:date-value="2024-02-21" calcext:value-type="date">
            <text:p>02/21/24</text:p>
          </table:table-cell>
          <table:table-cell office:value-type="float" office:value="0.367271" calcext:value-type="float">
            <text:p>0.367271</text:p>
          </table:table-cell>
        </table:table-row>
        <table:table-row table:style-name="ro1">
          <table:table-cell office:value-type="date" office:date-value="2024-02-22" calcext:value-type="date">
            <text:p>02/22/24</text:p>
          </table:table-cell>
          <table:table-cell office:value-type="float" office:value="0.365583" calcext:value-type="float">
            <text:p>0.365583</text:p>
          </table:table-cell>
        </table:table-row>
        <table:table-row table:style-name="ro1">
          <table:table-cell office:value-type="date" office:date-value="2024-02-23" calcext:value-type="date">
            <text:p>02/23/24</text:p>
          </table:table-cell>
          <table:table-cell office:value-type="float" office:value="0.363328" calcext:value-type="float">
            <text:p>0.363328</text:p>
          </table:table-cell>
        </table:table-row>
        <table:table-row table:style-name="ro1">
          <table:table-cell office:value-type="date" office:date-value="2024-02-24" calcext:value-type="date">
            <text:p>02/24/24</text:p>
          </table:table-cell>
          <table:table-cell office:value-type="float" office:value="0.363328" calcext:value-type="float">
            <text:p>0.363328</text:p>
          </table:table-cell>
        </table:table-row>
        <table:table-row table:style-name="ro1">
          <table:table-cell office:value-type="date" office:date-value="2024-02-25" calcext:value-type="date">
            <text:p>02/25/24</text:p>
          </table:table-cell>
          <table:table-cell office:value-type="float" office:value="0.363328" calcext:value-type="float">
            <text:p>0.363328</text:p>
          </table:table-cell>
        </table:table-row>
        <table:table-row table:style-name="ro1">
          <table:table-cell office:value-type="date" office:date-value="2024-02-26" calcext:value-type="date">
            <text:p>02/26/24</text:p>
          </table:table-cell>
          <table:table-cell office:value-type="float" office:value="0.361448" calcext:value-type="float">
            <text:p>0.361448</text:p>
          </table:table-cell>
        </table:table-row>
        <table:table-row table:style-name="ro1">
          <table:table-cell office:value-type="date" office:date-value="2024-02-27" calcext:value-type="date">
            <text:p>02/27/24</text:p>
          </table:table-cell>
          <table:table-cell office:value-type="float" office:value="0.36256" calcext:value-type="float">
            <text:p>0.36256</text:p>
          </table:table-cell>
        </table:table-row>
        <table:table-row table:style-name="ro1">
          <table:table-cell office:value-type="date" office:date-value="2024-02-28" calcext:value-type="date">
            <text:p>02/28/24</text:p>
          </table:table-cell>
          <table:table-cell office:value-type="float" office:value="0.365596" calcext:value-type="float">
            <text:p>0.365596</text:p>
          </table:table-cell>
        </table:table-row>
        <table:table-row table:style-name="ro1">
          <table:table-cell office:value-type="date" office:date-value="2024-02-29" calcext:value-type="date">
            <text:p>02/29/24</text:p>
          </table:table-cell>
          <table:table-cell office:value-type="float" office:value="0.361829" calcext:value-type="float">
            <text:p>0.361829</text:p>
          </table:table-cell>
        </table:table-row>
        <table:table-row table:style-name="ro1">
          <table:table-cell office:value-type="date" office:date-value="2024-03-01" calcext:value-type="date">
            <text:p>03/01/24</text:p>
          </table:table-cell>
          <table:table-cell office:value-type="float" office:value="0.364513" calcext:value-type="float">
            <text:p>0.364513</text:p>
          </table:table-cell>
        </table:table-row>
        <table:table-row table:style-name="ro1">
          <table:table-cell office:value-type="date" office:date-value="2024-03-02" calcext:value-type="date">
            <text:p>03/02/24</text:p>
          </table:table-cell>
          <table:table-cell office:value-type="float" office:value="0.364513" calcext:value-type="float">
            <text:p>0.364513</text:p>
          </table:table-cell>
        </table:table-row>
        <table:table-row table:style-name="ro1">
          <table:table-cell office:value-type="date" office:date-value="2024-03-03" calcext:value-type="date">
            <text:p>03/03/24</text:p>
          </table:table-cell>
          <table:table-cell office:value-type="float" office:value="0.364513" calcext:value-type="float">
            <text:p>0.364513</text:p>
          </table:table-cell>
        </table:table-row>
        <table:table-row table:style-name="ro1">
          <table:table-cell office:value-type="date" office:date-value="2024-03-04" calcext:value-type="date">
            <text:p>03/04/24</text:p>
          </table:table-cell>
          <table:table-cell office:value-type="float" office:value="0.364513" calcext:value-type="float">
            <text:p>0.364513</text:p>
          </table:table-cell>
        </table:table-row>
        <table:table-row table:style-name="ro1">
          <table:table-cell office:value-type="date" office:date-value="2024-03-05" calcext:value-type="date">
            <text:p>03/05/24</text:p>
          </table:table-cell>
          <table:table-cell office:value-type="float" office:value="0.364126" calcext:value-type="float">
            <text:p>0.364126</text:p>
          </table:table-cell>
        </table:table-row>
        <table:table-row table:style-name="ro1">
          <table:table-cell office:value-type="date" office:date-value="2024-03-06" calcext:value-type="date">
            <text:p>03/06/24</text:p>
          </table:table-cell>
          <table:table-cell office:value-type="float" office:value="0.363875" calcext:value-type="float">
            <text:p>0.363875</text:p>
          </table:table-cell>
        </table:table-row>
        <table:table-row table:style-name="ro1">
          <table:table-cell office:value-type="date" office:date-value="2024-03-07" calcext:value-type="date">
            <text:p>03/07/24</text:p>
          </table:table-cell>
          <table:table-cell office:value-type="float" office:value="0.363301" calcext:value-type="float">
            <text:p>0.363301</text:p>
          </table:table-cell>
        </table:table-row>
        <table:table-row table:style-name="ro1">
          <table:table-cell office:value-type="date" office:date-value="2024-03-08" calcext:value-type="date">
            <text:p>03/08/24</text:p>
          </table:table-cell>
          <table:table-cell office:value-type="float" office:value="0.360316" calcext:value-type="float">
            <text:p>0.360316</text:p>
          </table:table-cell>
        </table:table-row>
        <table:table-row table:style-name="ro1">
          <table:table-cell office:value-type="date" office:date-value="2024-03-09" calcext:value-type="date">
            <text:p>03/09/24</text:p>
          </table:table-cell>
          <table:table-cell office:value-type="float" office:value="0.360316" calcext:value-type="float">
            <text:p>0.360316</text:p>
          </table:table-cell>
        </table:table-row>
        <table:table-row table:style-name="ro1">
          <table:table-cell office:value-type="date" office:date-value="2024-03-10" calcext:value-type="date">
            <text:p>03/10/24</text:p>
          </table:table-cell>
          <table:table-cell office:value-type="float" office:value="0.360316" calcext:value-type="float">
            <text:p>0.360316</text:p>
          </table:table-cell>
        </table:table-row>
        <table:table-row table:style-name="ro1">
          <table:table-cell office:value-type="date" office:date-value="2024-03-11" calcext:value-type="date">
            <text:p>03/11/24</text:p>
          </table:table-cell>
          <table:table-cell office:value-type="float" office:value="0.358546" calcext:value-type="float">
            <text:p>0.358546</text:p>
          </table:table-cell>
        </table:table-row>
        <table:table-row table:style-name="ro1">
          <table:table-cell office:value-type="date" office:date-value="2024-03-12" calcext:value-type="date">
            <text:p>03/12/24</text:p>
          </table:table-cell>
          <table:table-cell office:value-type="float" office:value="0.359362" calcext:value-type="float">
            <text:p>0.359362</text:p>
          </table:table-cell>
        </table:table-row>
        <table:table-row table:style-name="ro1">
          <table:table-cell office:value-type="date" office:date-value="2024-03-13" calcext:value-type="date">
            <text:p>03/13/24</text:p>
          </table:table-cell>
          <table:table-cell office:value-type="float" office:value="0.358828" calcext:value-type="float">
            <text:p>0.358828</text:p>
          </table:table-cell>
        </table:table-row>
        <table:table-row table:style-name="ro1">
          <table:table-cell office:value-type="date" office:date-value="2024-03-14" calcext:value-type="date">
            <text:p>03/14/24</text:p>
          </table:table-cell>
          <table:table-cell office:value-type="float" office:value="0.360608" calcext:value-type="float">
            <text:p>0.360608</text:p>
          </table:table-cell>
        </table:table-row>
        <table:table-row table:style-name="ro1">
          <table:table-cell office:value-type="date" office:date-value="2024-03-15" calcext:value-type="date">
            <text:p>03/15/24</text:p>
          </table:table-cell>
          <table:table-cell office:value-type="float" office:value="0.359125" calcext:value-type="float">
            <text:p>0.359125</text:p>
          </table:table-cell>
        </table:table-row>
        <table:table-row table:style-name="ro1">
          <table:table-cell office:value-type="date" office:date-value="2024-03-16" calcext:value-type="date">
            <text:p>03/16/24</text:p>
          </table:table-cell>
          <table:table-cell office:value-type="float" office:value="0.359125" calcext:value-type="float">
            <text:p>0.359125</text:p>
          </table:table-cell>
        </table:table-row>
        <table:table-row table:style-name="ro1">
          <table:table-cell office:value-type="date" office:date-value="2024-03-17" calcext:value-type="date">
            <text:p>03/17/24</text:p>
          </table:table-cell>
          <table:table-cell office:value-type="float" office:value="0.359125" calcext:value-type="float">
            <text:p>0.359125</text:p>
          </table:table-cell>
        </table:table-row>
        <table:table-row table:style-name="ro1">
          <table:table-cell office:value-type="date" office:date-value="2024-03-18" calcext:value-type="date">
            <text:p>03/18/24</text:p>
          </table:table-cell>
          <table:table-cell office:value-type="float" office:value="0.359647" calcext:value-type="float">
            <text:p>0.359647</text:p>
          </table:table-cell>
        </table:table-row>
        <table:table-row table:style-name="ro1">
          <table:table-cell office:value-type="date" office:date-value="2024-03-19" calcext:value-type="date">
            <text:p>03/19/24</text:p>
          </table:table-cell>
          <table:table-cell office:value-type="float" office:value="0.357125" calcext:value-type="float">
            <text:p>0.357125</text:p>
          </table:table-cell>
        </table:table-row>
        <table:table-row table:style-name="ro1">
          <table:table-cell office:value-type="date" office:date-value="2024-03-20" calcext:value-type="date">
            <text:p>03/20/24</text:p>
          </table:table-cell>
          <table:table-cell office:value-type="float" office:value="0.359435" calcext:value-type="float">
            <text:p>0.359435</text:p>
          </table:table-cell>
        </table:table-row>
        <table:table-row table:style-name="ro1">
          <table:table-cell office:value-type="date" office:date-value="2024-03-21" calcext:value-type="date">
            <text:p>03/21/24</text:p>
          </table:table-cell>
          <table:table-cell office:value-type="float" office:value="0.360788" calcext:value-type="float">
            <text:p>0.360788</text:p>
          </table:table-cell>
        </table:table-row>
        <table:table-row table:style-name="ro1">
          <table:table-cell office:value-type="date" office:date-value="2024-03-22" calcext:value-type="date">
            <text:p>03/22/24</text:p>
          </table:table-cell>
          <table:table-cell office:value-type="float" office:value="0.361528" calcext:value-type="float">
            <text:p>0.361528</text:p>
          </table:table-cell>
        </table:table-row>
        <table:table-row table:style-name="ro1">
          <table:table-cell office:value-type="date" office:date-value="2024-03-23" calcext:value-type="date">
            <text:p>03/23/24</text:p>
          </table:table-cell>
          <table:table-cell office:value-type="float" office:value="0.361528" calcext:value-type="float">
            <text:p>0.361528</text:p>
          </table:table-cell>
        </table:table-row>
        <table:table-row table:style-name="ro1">
          <table:table-cell office:value-type="date" office:date-value="2024-03-24" calcext:value-type="date">
            <text:p>03/24/24</text:p>
          </table:table-cell>
          <table:table-cell office:value-type="float" office:value="0.361528" calcext:value-type="float">
            <text:p>0.361528</text:p>
          </table:table-cell>
        </table:table-row>
        <table:table-row table:style-name="ro1">
          <table:table-cell office:value-type="date" office:date-value="2024-03-25" calcext:value-type="date">
            <text:p>03/25/24</text:p>
          </table:table-cell>
          <table:table-cell office:value-type="float" office:value="0.361729" calcext:value-type="float">
            <text:p>0.361729</text:p>
          </table:table-cell>
        </table:table-row>
        <table:table-row table:style-name="ro1">
          <table:table-cell office:value-type="date" office:date-value="2024-03-26" calcext:value-type="date">
            <text:p>03/26/24</text:p>
          </table:table-cell>
          <table:table-cell office:value-type="float" office:value="0.361742" calcext:value-type="float">
            <text:p>0.361742</text:p>
          </table:table-cell>
        </table:table-row>
        <table:table-row table:style-name="ro1">
          <table:table-cell office:value-type="date" office:date-value="2024-03-27" calcext:value-type="date">
            <text:p>03/27/24</text:p>
          </table:table-cell>
          <table:table-cell office:value-type="float" office:value="0.362399" calcext:value-type="float">
            <text:p>0.362399</text:p>
          </table:table-cell>
        </table:table-row>
        <table:table-row table:style-name="ro1">
          <table:table-cell office:value-type="date" office:date-value="2024-03-28" calcext:value-type="date">
            <text:p>03/28/24</text:p>
          </table:table-cell>
          <table:table-cell office:value-type="float" office:value="0.361976" calcext:value-type="float">
            <text:p>0.361976</text:p>
          </table:table-cell>
        </table:table-row>
        <table:table-row table:style-name="ro1">
          <table:table-cell office:value-type="date" office:date-value="2024-03-29" calcext:value-type="date">
            <text:p>03/29/24</text:p>
          </table:table-cell>
          <table:table-cell office:value-type="float" office:value="0.361976" calcext:value-type="float">
            <text:p>0.361976</text:p>
          </table:table-cell>
        </table:table-row>
        <table:table-row table:style-name="ro1">
          <table:table-cell office:value-type="date" office:date-value="2024-03-30" calcext:value-type="date">
            <text:p>03/30/24</text:p>
          </table:table-cell>
          <table:table-cell office:value-type="float" office:value="0.361976" calcext:value-type="float">
            <text:p>0.361976</text:p>
          </table:table-cell>
        </table:table-row>
        <table:table-row table:style-name="ro1">
          <table:table-cell office:value-type="date" office:date-value="2024-03-31" calcext:value-type="date">
            <text:p>03/31/24</text:p>
          </table:table-cell>
          <table:table-cell office:value-type="float" office:value="0.361976" calcext:value-type="float">
            <text:p>0.361976</text:p>
          </table:table-cell>
        </table:table-row>
        <table:table-row table:style-name="ro1">
          <table:table-cell office:value-type="date" office:date-value="2024-04-01" calcext:value-type="date">
            <text:p>04/01/24</text:p>
          </table:table-cell>
          <table:table-cell office:value-type="float" office:value="0.361976" calcext:value-type="float">
            <text:p>0.361976</text:p>
          </table:table-cell>
        </table:table-row>
        <table:table-row table:style-name="ro1">
          <table:table-cell office:value-type="date" office:date-value="2024-04-02" calcext:value-type="date">
            <text:p>04/02/24</text:p>
          </table:table-cell>
          <table:table-cell office:value-type="float" office:value="0.361428" calcext:value-type="float">
            <text:p>0.361428</text:p>
          </table:table-cell>
        </table:table-row>
        <table:table-row table:style-name="ro1">
          <table:table-cell office:value-type="date" office:date-value="2024-04-03" calcext:value-type="date">
            <text:p>04/03/24</text:p>
          </table:table-cell>
          <table:table-cell office:value-type="float" office:value="0.35768" calcext:value-type="float">
            <text:p>0.35768</text:p>
          </table:table-cell>
        </table:table-row>
        <table:table-row table:style-name="ro1">
          <table:table-cell office:value-type="date" office:date-value="2024-04-04" calcext:value-type="date">
            <text:p>04/04/24</text:p>
          </table:table-cell>
          <table:table-cell office:value-type="float" office:value="0.357223" calcext:value-type="float">
            <text:p>0.357223</text:p>
          </table:table-cell>
        </table:table-row>
        <table:table-row table:style-name="ro1">
          <table:table-cell office:value-type="date" office:date-value="2024-04-05" calcext:value-type="date">
            <text:p>04/05/24</text:p>
          </table:table-cell>
          <table:table-cell office:value-type="float" office:value="0.357994" calcext:value-type="float">
            <text:p>0.357994</text:p>
          </table:table-cell>
        </table:table-row>
        <table:table-row table:style-name="ro1">
          <table:table-cell office:value-type="date" office:date-value="2024-04-06" calcext:value-type="date">
            <text:p>04/06/24</text:p>
          </table:table-cell>
          <table:table-cell office:value-type="float" office:value="0.357994" calcext:value-type="float">
            <text:p>0.357994</text:p>
          </table:table-cell>
        </table:table-row>
        <table:table-row table:style-name="ro1">
          <table:table-cell office:value-type="date" office:date-value="2024-04-07" calcext:value-type="date">
            <text:p>04/07/24</text:p>
          </table:table-cell>
          <table:table-cell office:value-type="float" office:value="0.357994" calcext:value-type="float">
            <text:p>0.357994</text:p>
          </table:table-cell>
        </table:table-row>
        <table:table-row table:style-name="ro1">
          <table:table-cell office:value-type="date" office:date-value="2024-04-08" calcext:value-type="date">
            <text:p>04/08/24</text:p>
          </table:table-cell>
          <table:table-cell office:value-type="float" office:value="0.356864" calcext:value-type="float">
            <text:p>0.356864</text:p>
          </table:table-cell>
        </table:table-row>
        <table:table-row table:style-name="ro1">
          <table:table-cell office:value-type="date" office:date-value="2024-04-09" calcext:value-type="date">
            <text:p>04/09/24</text:p>
          </table:table-cell>
          <table:table-cell office:value-type="float" office:value="0.35894" calcext:value-type="float">
            <text:p>0.35894</text:p>
          </table:table-cell>
        </table:table-row>
        <table:table-row table:style-name="ro1">
          <table:table-cell office:value-type="date" office:date-value="2024-04-10" calcext:value-type="date">
            <text:p>04/10/24</text:p>
          </table:table-cell>
          <table:table-cell office:value-type="float" office:value="0.359991" calcext:value-type="float">
            <text:p>0.359991</text:p>
          </table:table-cell>
        </table:table-row>
        <table:table-row table:style-name="ro1">
          <table:table-cell office:value-type="date" office:date-value="2024-04-11" calcext:value-type="date">
            <text:p>04/11/24</text:p>
          </table:table-cell>
          <table:table-cell office:value-type="float" office:value="0.359079" calcext:value-type="float">
            <text:p>0.359079</text:p>
          </table:table-cell>
        </table:table-row>
        <table:table-row table:style-name="ro1">
          <table:table-cell office:value-type="date" office:date-value="2024-04-12" calcext:value-type="date">
            <text:p>04/12/24</text:p>
          </table:table-cell>
          <table:table-cell office:value-type="float" office:value="0.35925" calcext:value-type="float">
            <text:p>0.35925</text:p>
          </table:table-cell>
        </table:table-row>
        <table:table-row table:style-name="ro1">
          <table:table-cell office:value-type="date" office:date-value="2024-04-13" calcext:value-type="date">
            <text:p>04/13/24</text:p>
          </table:table-cell>
          <table:table-cell office:value-type="float" office:value="0.35925" calcext:value-type="float">
            <text:p>0.35925</text:p>
          </table:table-cell>
        </table:table-row>
        <table:table-row table:style-name="ro1">
          <table:table-cell office:value-type="date" office:date-value="2024-04-14" calcext:value-type="date">
            <text:p>04/14/24</text:p>
          </table:table-cell>
          <table:table-cell office:value-type="float" office:value="0.35925" calcext:value-type="float">
            <text:p>0.35925</text:p>
          </table:table-cell>
        </table:table-row>
        <table:table-row table:style-name="ro1">
          <table:table-cell office:value-type="date" office:date-value="2024-04-15" calcext:value-type="date">
            <text:p>04/15/24</text:p>
          </table:table-cell>
          <table:table-cell office:value-type="float" office:value="0.358519" calcext:value-type="float">
            <text:p>0.358519</text:p>
          </table:table-cell>
        </table:table-row>
        <table:table-row table:style-name="ro1">
          <table:table-cell office:value-type="date" office:date-value="2024-04-16" calcext:value-type="date">
            <text:p>04/16/24</text:p>
          </table:table-cell>
          <table:table-cell office:value-type="float" office:value="0.351724" calcext:value-type="float">
            <text:p>0.351724</text:p>
          </table:table-cell>
        </table:table-row>
        <table:table-row table:style-name="ro1">
          <table:table-cell office:value-type="date" office:date-value="2024-04-17" calcext:value-type="date">
            <text:p>04/17/24</text:p>
          </table:table-cell>
          <table:table-cell office:value-type="float" office:value="0.348981" calcext:value-type="float">
            <text:p>0.348981</text:p>
          </table:table-cell>
        </table:table-row>
        <table:table-row table:style-name="ro1">
          <table:table-cell office:value-type="date" office:date-value="2024-04-18" calcext:value-type="date">
            <text:p>04/18/24</text:p>
          </table:table-cell>
          <table:table-cell office:value-type="float" office:value="0.349424" calcext:value-type="float">
            <text:p>0.349424</text:p>
          </table:table-cell>
        </table:table-row>
        <table:table-row table:style-name="ro1">
          <table:table-cell office:value-type="date" office:date-value="2024-04-19" calcext:value-type="date">
            <text:p>04/19/24</text:p>
          </table:table-cell>
          <table:table-cell office:value-type="float" office:value="0.348229" calcext:value-type="float">
            <text:p>0.348229</text:p>
          </table:table-cell>
        </table:table-row>
        <table:table-row table:style-name="ro1">
          <table:table-cell office:value-type="date" office:date-value="2024-04-20" calcext:value-type="date">
            <text:p>04/20/24</text:p>
          </table:table-cell>
          <table:table-cell office:value-type="float" office:value="0.348229" calcext:value-type="float">
            <text:p>0.348229</text:p>
          </table:table-cell>
        </table:table-row>
        <table:table-row table:style-name="ro1">
          <table:table-cell office:value-type="date" office:date-value="2024-04-21" calcext:value-type="date">
            <text:p>04/21/24</text:p>
          </table:table-cell>
          <table:table-cell office:value-type="float" office:value="0.348229" calcext:value-type="float">
            <text:p>0.348229</text:p>
          </table:table-cell>
        </table:table-row>
        <table:table-row table:style-name="ro1">
          <table:table-cell office:value-type="date" office:date-value="2024-04-22" calcext:value-type="date">
            <text:p>04/22/24</text:p>
          </table:table-cell>
          <table:table-cell office:value-type="float" office:value="0.352866" calcext:value-type="float">
            <text:p>0.352866</text:p>
          </table:table-cell>
        </table:table-row>
        <table:table-row table:style-name="ro1">
          <table:table-cell office:value-type="date" office:date-value="2024-04-23" calcext:value-type="date">
            <text:p>04/23/24</text:p>
          </table:table-cell>
          <table:table-cell office:value-type="float" office:value="0.354022" calcext:value-type="float">
            <text:p>0.354022</text:p>
          </table:table-cell>
        </table:table-row>
        <table:table-row table:style-name="ro1">
          <table:table-cell office:value-type="date" office:date-value="2024-04-24" calcext:value-type="date">
            <text:p>04/24/24</text:p>
          </table:table-cell>
          <table:table-cell office:value-type="float" office:value="0.356539" calcext:value-type="float">
            <text:p>0.356539</text:p>
          </table:table-cell>
        </table:table-row>
        <table:table-row table:style-name="ro1">
          <table:table-cell office:value-type="date" office:date-value="2024-04-25" calcext:value-type="date">
            <text:p>04/25/24</text:p>
          </table:table-cell>
          <table:table-cell office:value-type="float" office:value="0.355282" calcext:value-type="float">
            <text:p>0.355282</text:p>
          </table:table-cell>
        </table:table-row>
        <table:table-row table:style-name="ro1">
          <table:table-cell office:value-type="date" office:date-value="2024-04-26" calcext:value-type="date">
            <text:p>04/26/24</text:p>
          </table:table-cell>
          <table:table-cell office:value-type="float" office:value="0.354266" calcext:value-type="float">
            <text:p>0.354266</text:p>
          </table:table-cell>
        </table:table-row>
        <table:table-row table:style-name="ro1">
          <table:table-cell office:value-type="date" office:date-value="2024-04-27" calcext:value-type="date">
            <text:p>04/27/24</text:p>
          </table:table-cell>
          <table:table-cell office:value-type="float" office:value="0.354266" calcext:value-type="float">
            <text:p>0.354266</text:p>
          </table:table-cell>
        </table:table-row>
        <table:table-row table:style-name="ro1">
          <table:table-cell office:value-type="date" office:date-value="2024-04-28" calcext:value-type="date">
            <text:p>04/28/24</text:p>
          </table:table-cell>
          <table:table-cell office:value-type="float" office:value="0.354266" calcext:value-type="float">
            <text:p>0.354266</text:p>
          </table:table-cell>
        </table:table-row>
        <table:table-row table:style-name="ro1">
          <table:table-cell office:value-type="date" office:date-value="2024-04-29" calcext:value-type="date">
            <text:p>04/29/24</text:p>
          </table:table-cell>
          <table:table-cell office:value-type="float" office:value="0.357517" calcext:value-type="float">
            <text:p>0.357517</text:p>
          </table:table-cell>
        </table:table-row>
        <table:table-row table:style-name="ro1">
          <table:table-cell office:value-type="date" office:date-value="2024-04-30" calcext:value-type="date">
            <text:p>04/30/24</text:p>
          </table:table-cell>
          <table:table-cell office:value-type="float" office:value="0.356072" calcext:value-type="float">
            <text:p>0.356072</text:p>
          </table:table-cell>
        </table:table-row>
        <table:table-row table:style-name="ro1">
          <table:table-cell office:value-type="date" office:date-value="2024-05-01" calcext:value-type="date">
            <text:p>05/01/24</text:p>
          </table:table-cell>
          <table:table-cell office:value-type="float" office:value="0.356072" calcext:value-type="float">
            <text:p>0.356072</text:p>
          </table:table-cell>
        </table:table-row>
        <table:table-row table:style-name="ro1">
          <table:table-cell office:value-type="date" office:date-value="2024-05-02" calcext:value-type="date">
            <text:p>05/02/24</text:p>
          </table:table-cell>
          <table:table-cell office:value-type="float" office:value="0.355444" calcext:value-type="float">
            <text:p>0.355444</text:p>
          </table:table-cell>
        </table:table-row>
        <table:table-row table:style-name="ro1">
          <table:table-cell office:value-type="date" office:date-value="2024-05-03" calcext:value-type="date">
            <text:p>05/03/24</text:p>
          </table:table-cell>
          <table:table-cell office:value-type="float" office:value="0.355444" calcext:value-type="float">
            <text:p>0.355444</text:p>
          </table:table-cell>
        </table:table-row>
        <table:table-row table:style-name="ro1">
          <table:table-cell office:value-type="date" office:date-value="2024-05-04" calcext:value-type="date">
            <text:p>05/04/24</text:p>
          </table:table-cell>
          <table:table-cell office:value-type="float" office:value="0.355444" calcext:value-type="float">
            <text:p>0.355444</text:p>
          </table:table-cell>
        </table:table-row>
        <table:table-row table:style-name="ro1">
          <table:table-cell office:value-type="date" office:date-value="2024-05-05" calcext:value-type="date">
            <text:p>05/05/24</text:p>
          </table:table-cell>
          <table:table-cell office:value-type="float" office:value="0.355444" calcext:value-type="float">
            <text:p>0.355444</text:p>
          </table:table-cell>
        </table:table-row>
        <table:table-row table:style-name="ro1">
          <table:table-cell office:value-type="date" office:date-value="2024-05-06" calcext:value-type="date">
            <text:p>05/06/24</text:p>
          </table:table-cell>
          <table:table-cell office:value-type="float" office:value="0.355444" calcext:value-type="float">
            <text:p>0.355444</text:p>
          </table:table-cell>
        </table:table-row>
        <table:table-row table:style-name="ro1">
          <table:table-cell office:value-type="date" office:date-value="2024-05-07" calcext:value-type="date">
            <text:p>05/07/24</text:p>
          </table:table-cell>
          <table:table-cell office:value-type="float" office:value="0.35802" calcext:value-type="float">
            <text:p>0.35802</text:p>
          </table:table-cell>
        </table:table-row>
        <table:table-row table:style-name="ro1">
          <table:table-cell office:value-type="date" office:date-value="2024-05-08" calcext:value-type="date">
            <text:p>05/08/24</text:p>
          </table:table-cell>
          <table:table-cell office:value-type="float" office:value="0.357673" calcext:value-type="float">
            <text:p>0.357673</text:p>
          </table:table-cell>
        </table:table-row>
        <table:table-row table:style-name="ro1">
          <table:table-cell office:value-type="date" office:date-value="2024-05-09" calcext:value-type="date">
            <text:p>05/09/24</text:p>
          </table:table-cell>
          <table:table-cell office:value-type="float" office:value="0.354388" calcext:value-type="float">
            <text:p>0.354388</text:p>
          </table:table-cell>
        </table:table-row>
        <table:table-row table:style-name="ro1">
          <table:table-cell office:value-type="date" office:date-value="2024-05-10" calcext:value-type="date">
            <text:p>05/10/24</text:p>
          </table:table-cell>
          <table:table-cell office:value-type="float" office:value="0.353472" calcext:value-type="float">
            <text:p>0.353472</text:p>
          </table:table-cell>
        </table:table-row>
        <table:table-row table:style-name="ro1">
          <table:table-cell office:value-type="date" office:date-value="2024-05-11" calcext:value-type="date">
            <text:p>05/11/24</text:p>
          </table:table-cell>
          <table:table-cell office:value-type="float" office:value="0.353472" calcext:value-type="float">
            <text:p>0.353472</text:p>
          </table:table-cell>
        </table:table-row>
        <table:table-row table:style-name="ro1">
          <table:table-cell office:value-type="date" office:date-value="2024-05-12" calcext:value-type="date">
            <text:p>05/12/24</text:p>
          </table:table-cell>
          <table:table-cell office:value-type="float" office:value="0.353472" calcext:value-type="float">
            <text:p>0.353472</text:p>
          </table:table-cell>
        </table:table-row>
        <table:table-row table:style-name="ro1">
          <table:table-cell office:value-type="date" office:date-value="2024-05-13" calcext:value-type="date">
            <text:p>05/13/24</text:p>
          </table:table-cell>
          <table:table-cell office:value-type="float" office:value="0.352491" calcext:value-type="float">
            <text:p>0.352491</text:p>
          </table:table-cell>
        </table:table-row>
        <table:table-row table:style-name="ro1">
          <table:table-cell office:value-type="date" office:date-value="2024-05-14" calcext:value-type="date">
            <text:p>05/14/24</text:p>
          </table:table-cell>
          <table:table-cell office:value-type="float" office:value="0.352917" calcext:value-type="float">
            <text:p>0.352917</text:p>
          </table:table-cell>
        </table:table-row>
        <table:table-row table:style-name="ro1">
          <table:table-cell office:value-type="date" office:date-value="2024-05-15" calcext:value-type="date">
            <text:p>05/15/24</text:p>
          </table:table-cell>
          <table:table-cell office:value-type="float" office:value="0.350338" calcext:value-type="float">
            <text:p>0.350338</text:p>
          </table:table-cell>
        </table:table-row>
        <table:table-row table:style-name="ro1">
          <table:table-cell office:value-type="date" office:date-value="2024-05-16" calcext:value-type="date">
            <text:p>05/16/24</text:p>
          </table:table-cell>
          <table:table-cell office:value-type="float" office:value="0.351162" calcext:value-type="float">
            <text:p>0.351162</text:p>
          </table:table-cell>
        </table:table-row>
        <table:table-row table:style-name="ro1">
          <table:table-cell office:value-type="date" office:date-value="2024-05-17" calcext:value-type="date">
            <text:p>05/17/24</text:p>
          </table:table-cell>
          <table:table-cell office:value-type="float" office:value="0.351484" calcext:value-type="float">
            <text:p>0.351484</text:p>
          </table:table-cell>
        </table:table-row>
        <table:table-row table:style-name="ro1">
          <table:table-cell office:value-type="date" office:date-value="2024-05-18" calcext:value-type="date">
            <text:p>05/18/24</text:p>
          </table:table-cell>
          <table:table-cell office:value-type="float" office:value="0.351484" calcext:value-type="float">
            <text:p>0.351484</text:p>
          </table:table-cell>
        </table:table-row>
        <table:table-row table:style-name="ro1">
          <table:table-cell office:value-type="date" office:date-value="2024-05-19" calcext:value-type="date">
            <text:p>05/19/24</text:p>
          </table:table-cell>
          <table:table-cell office:value-type="float" office:value="0.351484" calcext:value-type="float">
            <text:p>0.351484</text:p>
          </table:table-cell>
        </table:table-row>
        <table:table-row table:style-name="ro1">
          <table:table-cell office:value-type="date" office:date-value="2024-05-20" calcext:value-type="date">
            <text:p>05/20/24</text:p>
          </table:table-cell>
          <table:table-cell office:value-type="float" office:value="0.351831" calcext:value-type="float">
            <text:p>0.351831</text:p>
          </table:table-cell>
        </table:table-row>
        <table:table-row table:style-name="ro1">
          <table:table-cell office:value-type="date" office:date-value="2024-05-21" calcext:value-type="date">
            <text:p>05/21/24</text:p>
          </table:table-cell>
          <table:table-cell office:value-type="float" office:value="0.353223" calcext:value-type="float">
            <text:p>0.353223</text:p>
          </table:table-cell>
        </table:table-row>
        <table:table-row table:style-name="ro1">
          <table:table-cell office:value-type="date" office:date-value="2024-05-22" calcext:value-type="date">
            <text:p>05/22/24</text:p>
          </table:table-cell>
          <table:table-cell office:value-type="float" office:value="0.351471" calcext:value-type="float">
            <text:p>0.351471</text:p>
          </table:table-cell>
        </table:table-row>
        <table:table-row table:style-name="ro1">
          <table:table-cell office:value-type="date" office:date-value="2024-05-23" calcext:value-type="date">
            <text:p>05/23/24</text:p>
          </table:table-cell>
          <table:table-cell office:value-type="float" office:value="0.350853" calcext:value-type="float">
            <text:p>0.350853</text:p>
          </table:table-cell>
        </table:table-row>
        <table:table-row table:style-name="ro1">
          <table:table-cell office:value-type="date" office:date-value="2024-05-24" calcext:value-type="date">
            <text:p>05/24/24</text:p>
          </table:table-cell>
          <table:table-cell office:value-type="float" office:value="0.350853" calcext:value-type="float">
            <text:p>0.350853</text:p>
          </table:table-cell>
        </table:table-row>
        <table:table-row table:style-name="ro1">
          <table:table-cell office:value-type="date" office:date-value="2024-05-25" calcext:value-type="date">
            <text:p>05/25/24</text:p>
          </table:table-cell>
          <table:table-cell office:value-type="float" office:value="0.350853" calcext:value-type="float">
            <text:p>0.350853</text:p>
          </table:table-cell>
        </table:table-row>
        <table:table-row table:style-name="ro1">
          <table:table-cell office:value-type="date" office:date-value="2024-05-26" calcext:value-type="date">
            <text:p>05/26/24</text:p>
          </table:table-cell>
          <table:table-cell office:value-type="float" office:value="0.350853" calcext:value-type="float">
            <text:p>0.350853</text:p>
          </table:table-cell>
        </table:table-row>
        <table:table-row table:style-name="ro1">
          <table:table-cell office:value-type="date" office:date-value="2024-05-27" calcext:value-type="date">
            <text:p>05/27/24</text:p>
          </table:table-cell>
          <table:table-cell office:value-type="float" office:value="0.349019" calcext:value-type="float">
            <text:p>0.349019</text:p>
          </table:table-cell>
        </table:table-row>
        <table:table-row table:style-name="ro1">
          <table:table-cell office:value-type="date" office:date-value="2024-05-28" calcext:value-type="date">
            <text:p>05/28/24</text:p>
          </table:table-cell>
          <table:table-cell office:value-type="float" office:value="0.348378" calcext:value-type="float">
            <text:p>0.348378</text:p>
          </table:table-cell>
        </table:table-row>
        <table:table-row table:style-name="ro1">
          <table:table-cell office:value-type="date" office:date-value="2024-05-29" calcext:value-type="date">
            <text:p>05/29/24</text:p>
          </table:table-cell>
          <table:table-cell office:value-type="float" office:value="0.348329" calcext:value-type="float">
            <text:p>0.348329</text:p>
          </table:table-cell>
        </table:table-row>
        <table:table-row table:style-name="ro1">
          <table:table-cell office:value-type="date" office:date-value="2024-05-30" calcext:value-type="date">
            <text:p>05/30/24</text:p>
          </table:table-cell>
          <table:table-cell office:value-type="float" office:value="0.347524" calcext:value-type="float">
            <text:p>0.347524</text:p>
          </table:table-cell>
        </table:table-row>
        <table:table-row table:style-name="ro1">
          <table:table-cell office:value-type="date" office:date-value="2024-05-31" calcext:value-type="date">
            <text:p>05/31/24</text:p>
          </table:table-cell>
          <table:table-cell office:value-type="float" office:value="0.346668" calcext:value-type="float">
            <text:p>0.346668</text:p>
          </table:table-cell>
        </table:table-row>
        <table:table-row table:style-name="ro1">
          <table:table-cell office:value-type="date" office:date-value="2024-06-01" calcext:value-type="date">
            <text:p>06/01/24</text:p>
          </table:table-cell>
          <table:table-cell office:value-type="float" office:value="0.346668" calcext:value-type="float">
            <text:p>0.346668</text:p>
          </table:table-cell>
        </table:table-row>
        <table:table-row table:style-name="ro1">
          <table:table-cell office:value-type="date" office:date-value="2024-06-02" calcext:value-type="date">
            <text:p>06/02/24</text:p>
          </table:table-cell>
          <table:table-cell office:value-type="float" office:value="0.346668" calcext:value-type="float">
            <text:p>0.346668</text:p>
          </table:table-cell>
        </table:table-row>
        <table:table-row table:style-name="ro1">
          <table:table-cell office:value-type="date" office:date-value="2024-06-03" calcext:value-type="date">
            <text:p>06/03/24</text:p>
          </table:table-cell>
          <table:table-cell office:value-type="float" office:value="0.343387" calcext:value-type="float">
            <text:p>0.343387</text:p>
          </table:table-cell>
        </table:table-row>
        <table:table-row table:style-name="ro1">
          <table:table-cell office:value-type="date" office:date-value="2024-06-04" calcext:value-type="date">
            <text:p>06/04/24</text:p>
          </table:table-cell>
          <table:table-cell office:value-type="float" office:value="0.341427" calcext:value-type="float">
            <text:p>0.341427</text:p>
          </table:table-cell>
        </table:table-row>
        <table:table-row table:style-name="ro1">
          <table:table-cell office:value-type="date" office:date-value="2024-06-05" calcext:value-type="date">
            <text:p>06/05/24</text:p>
          </table:table-cell>
          <table:table-cell office:value-type="float" office:value="0.341576" calcext:value-type="float">
            <text:p>0.341576</text:p>
          </table:table-cell>
        </table:table-row>
        <table:table-row table:style-name="ro1">
          <table:table-cell office:value-type="date" office:date-value="2024-06-06" calcext:value-type="date">
            <text:p>06/06/24</text:p>
          </table:table-cell>
          <table:table-cell office:value-type="float" office:value="0.339418" calcext:value-type="float">
            <text:p>0.339418</text:p>
          </table:table-cell>
        </table:table-row>
        <table:table-row table:style-name="ro1">
          <table:table-cell office:value-type="date" office:date-value="2024-06-07" calcext:value-type="date">
            <text:p>06/07/24</text:p>
          </table:table-cell>
          <table:table-cell office:value-type="float" office:value="0.34218" calcext:value-type="float">
            <text:p>0.34218</text:p>
          </table:table-cell>
        </table:table-row>
        <table:table-row table:style-name="ro1">
          <table:table-cell office:value-type="date" office:date-value="2024-06-08" calcext:value-type="date">
            <text:p>06/08/24</text:p>
          </table:table-cell>
          <table:table-cell office:value-type="float" office:value="0.34218" calcext:value-type="float">
            <text:p>0.34218</text:p>
          </table:table-cell>
        </table:table-row>
        <table:table-row table:style-name="ro1">
          <table:table-cell office:value-type="date" office:date-value="2024-06-09" calcext:value-type="date">
            <text:p>06/09/24</text:p>
          </table:table-cell>
          <table:table-cell office:value-type="float" office:value="0.34218" calcext:value-type="float">
            <text:p>0.34218</text:p>
          </table:table-cell>
        </table:table-row>
        <table:table-row table:style-name="ro1">
          <table:table-cell office:value-type="date" office:date-value="2024-06-10" calcext:value-type="date">
            <text:p>06/10/24</text:p>
          </table:table-cell>
          <table:table-cell office:value-type="float" office:value="0.341928" calcext:value-type="float">
            <text:p>0.341928</text:p>
          </table:table-cell>
        </table:table-row>
        <table:table-row table:style-name="ro1">
          <table:table-cell office:value-type="date" office:date-value="2024-06-11" calcext:value-type="date">
            <text:p>06/11/24</text:p>
          </table:table-cell>
          <table:table-cell office:value-type="float" office:value="0.340357" calcext:value-type="float">
            <text:p>0.340357</text:p>
          </table:table-cell>
        </table:table-row>
        <table:table-row table:style-name="ro1">
          <table:table-cell office:value-type="date" office:date-value="2024-06-12" calcext:value-type="date">
            <text:p>06/12/24</text:p>
          </table:table-cell>
          <table:table-cell office:value-type="float" office:value="0.337724" calcext:value-type="float">
            <text:p>0.337724</text:p>
          </table:table-cell>
        </table:table-row>
        <table:table-row table:style-name="ro1">
          <table:table-cell office:value-type="date" office:date-value="2024-06-13" calcext:value-type="date">
            <text:p>06/13/24</text:p>
          </table:table-cell>
          <table:table-cell office:value-type="float" office:value="0.335701" calcext:value-type="float">
            <text:p>0.335701</text:p>
          </table:table-cell>
        </table:table-row>
        <table:table-row table:style-name="ro1">
          <table:table-cell office:value-type="date" office:date-value="2024-06-14" calcext:value-type="date">
            <text:p>06/14/24</text:p>
          </table:table-cell>
          <table:table-cell office:value-type="float" office:value="0.341207" calcext:value-type="float">
            <text:p>0.341207</text:p>
          </table:table-cell>
        </table:table-row>
        <table:table-row table:style-name="ro1">
          <table:table-cell office:value-type="date" office:date-value="2024-06-15" calcext:value-type="date">
            <text:p>06/15/24</text:p>
          </table:table-cell>
          <table:table-cell office:value-type="float" office:value="0.341207" calcext:value-type="float">
            <text:p>0.341207</text:p>
          </table:table-cell>
        </table:table-row>
        <table:table-row table:style-name="ro1">
          <table:table-cell office:value-type="date" office:date-value="2024-06-16" calcext:value-type="date">
            <text:p>06/16/24</text:p>
          </table:table-cell>
          <table:table-cell office:value-type="float" office:value="0.341207" calcext:value-type="float">
            <text:p>0.341207</text:p>
          </table:table-cell>
        </table:table-row>
        <table:table-row table:style-name="ro1">
          <table:table-cell office:value-type="date" office:date-value="2024-06-17" calcext:value-type="date">
            <text:p>06/17/24</text:p>
          </table:table-cell>
          <table:table-cell office:value-type="float" office:value="0.338139" calcext:value-type="float">
            <text:p>0.338139</text:p>
          </table:table-cell>
        </table:table-row>
        <table:table-row table:style-name="ro1">
          <table:table-cell office:value-type="date" office:date-value="2024-06-18" calcext:value-type="date">
            <text:p>06/18/24</text:p>
          </table:table-cell>
          <table:table-cell office:value-type="float" office:value="0.335621" calcext:value-type="float">
            <text:p>0.335621</text:p>
          </table:table-cell>
        </table:table-row>
        <table:table-row table:style-name="ro1">
          <table:table-cell office:value-type="date" office:date-value="2024-06-19" calcext:value-type="date">
            <text:p>06/19/24</text:p>
          </table:table-cell>
          <table:table-cell office:value-type="float" office:value="0.33445" calcext:value-type="float">
            <text:p>0.33445</text:p>
          </table:table-cell>
        </table:table-row>
        <table:table-row table:style-name="ro1">
          <table:table-cell office:value-type="date" office:date-value="2024-06-20" calcext:value-type="date">
            <text:p>06/20/24</text:p>
          </table:table-cell>
          <table:table-cell office:value-type="float" office:value="0.337672" calcext:value-type="float">
            <text:p>0.337672</text:p>
          </table:table-cell>
        </table:table-row>
        <table:table-row table:style-name="ro1">
          <table:table-cell office:value-type="date" office:date-value="2024-06-21" calcext:value-type="date">
            <text:p>06/21/24</text:p>
          </table:table-cell>
          <table:table-cell office:value-type="float" office:value="0.336591" calcext:value-type="float">
            <text:p>0.336591</text:p>
          </table:table-cell>
        </table:table-row>
        <table:table-row table:style-name="ro1">
          <table:table-cell office:value-type="date" office:date-value="2024-06-22" calcext:value-type="date">
            <text:p>06/22/24</text:p>
          </table:table-cell>
          <table:table-cell office:value-type="float" office:value="0.336591" calcext:value-type="float">
            <text:p>0.336591</text:p>
          </table:table-cell>
        </table:table-row>
        <table:table-row table:style-name="ro1">
          <table:table-cell office:value-type="date" office:date-value="2024-06-23" calcext:value-type="date">
            <text:p>06/23/24</text:p>
          </table:table-cell>
          <table:table-cell office:value-type="float" office:value="0.336591" calcext:value-type="float">
            <text:p>0.336591</text:p>
          </table:table-cell>
        </table:table-row>
        <table:table-row table:style-name="ro1">
          <table:table-cell office:value-type="date" office:date-value="2024-06-24" calcext:value-type="date">
            <text:p>06/24/24</text:p>
          </table:table-cell>
          <table:table-cell office:value-type="float" office:value="0.335603" calcext:value-type="float">
            <text:p>0.335603</text:p>
          </table:table-cell>
        </table:table-row>
        <table:table-row table:style-name="ro1">
          <table:table-cell office:value-type="date" office:date-value="2024-06-25" calcext:value-type="date">
            <text:p>06/25/24</text:p>
          </table:table-cell>
          <table:table-cell office:value-type="float" office:value="0.337125" calcext:value-type="float">
            <text:p>0.337125</text:p>
          </table:table-cell>
        </table:table-row>
        <table:table-row table:style-name="ro1">
          <table:table-cell office:value-type="date" office:date-value="2024-06-26" calcext:value-type="date">
            <text:p>06/26/24</text:p>
          </table:table-cell>
          <table:table-cell office:value-type="float" office:value="0.334193" calcext:value-type="float">
            <text:p>0.334193</text:p>
          </table:table-cell>
        </table:table-row>
        <table:table-row table:style-name="ro1">
          <table:table-cell office:value-type="date" office:date-value="2024-06-27" calcext:value-type="date">
            <text:p>06/27/24</text:p>
          </table:table-cell>
          <table:table-cell office:value-type="float" office:value="0.332133" calcext:value-type="float">
            <text:p>0.332133</text:p>
          </table:table-cell>
        </table:table-row>
        <table:table-row table:style-name="ro1">
          <table:table-cell office:value-type="date" office:date-value="2024-06-28" calcext:value-type="date">
            <text:p>06/28/24</text:p>
          </table:table-cell>
          <table:table-cell office:value-type="float" office:value="0.331975" calcext:value-type="float">
            <text:p>0.331975</text:p>
          </table:table-cell>
        </table:table-row>
        <table:table-row table:style-name="ro1">
          <table:table-cell office:value-type="date" office:date-value="2024-06-29" calcext:value-type="date">
            <text:p>06/29/24</text:p>
          </table:table-cell>
          <table:table-cell office:value-type="float" office:value="0.331975" calcext:value-type="float">
            <text:p>0.331975</text:p>
          </table:table-cell>
        </table:table-row>
        <table:table-row table:style-name="ro1">
          <table:table-cell office:value-type="date" office:date-value="2024-06-30" calcext:value-type="date">
            <text:p>06/30/24</text:p>
          </table:table-cell>
          <table:table-cell office:value-type="float" office:value="0.331975" calcext:value-type="float">
            <text:p>0.331975</text:p>
          </table:table-cell>
        </table:table-row>
        <table:table-row table:style-name="ro1">
          <table:table-cell office:value-type="date" office:date-value="2024-07-01" calcext:value-type="date">
            <text:p>07/01/24</text:p>
          </table:table-cell>
          <table:table-cell office:value-type="float" office:value="0.325885" calcext:value-type="float">
            <text:p>0.325885</text:p>
          </table:table-cell>
        </table:table-row>
        <table:table-row table:style-name="ro1">
          <table:table-cell office:value-type="date" office:date-value="2024-07-02" calcext:value-type="date">
            <text:p>07/02/24</text:p>
          </table:table-cell>
          <table:table-cell office:value-type="float" office:value="0.32339" calcext:value-type="float">
            <text:p>0.32339</text:p>
          </table:table-cell>
        </table:table-row>
        <table:table-row table:style-name="ro1">
          <table:table-cell office:value-type="date" office:date-value="2024-07-03" calcext:value-type="date">
            <text:p>07/03/24</text:p>
          </table:table-cell>
          <table:table-cell office:value-type="float" office:value="0.321614" calcext:value-type="float">
            <text:p>0.321614</text:p>
          </table:table-cell>
        </table:table-row>
        <table:table-row table:style-name="ro1">
          <table:table-cell office:value-type="date" office:date-value="2024-07-04" calcext:value-type="date">
            <text:p>07/04/24</text:p>
          </table:table-cell>
          <table:table-cell office:value-type="float" office:value="0.329569" calcext:value-type="float">
            <text:p>0.329569</text:p>
          </table:table-cell>
        </table:table-row>
        <table:table-row table:style-name="ro1">
          <table:table-cell office:value-type="date" office:date-value="2024-07-05" calcext:value-type="date">
            <text:p>07/05/24</text:p>
          </table:table-cell>
          <table:table-cell office:value-type="float" office:value="0.329159" calcext:value-type="float">
            <text:p>0.329159</text:p>
          </table:table-cell>
        </table:table-row>
        <table:table-row table:style-name="ro1">
          <table:table-cell office:value-type="date" office:date-value="2024-07-06" calcext:value-type="date">
            <text:p>07/06/24</text:p>
          </table:table-cell>
          <table:table-cell office:value-type="float" office:value="0.329159" calcext:value-type="float">
            <text:p>0.329159</text:p>
          </table:table-cell>
        </table:table-row>
        <table:table-row table:style-name="ro1">
          <table:table-cell office:value-type="date" office:date-value="2024-07-07" calcext:value-type="date">
            <text:p>07/07/24</text:p>
          </table:table-cell>
          <table:table-cell office:value-type="float" office:value="0.329159" calcext:value-type="float">
            <text:p>0.329159</text:p>
          </table:table-cell>
        </table:table-row>
        <table:table-row table:style-name="ro1">
          <table:table-cell office:value-type="date" office:date-value="2024-07-08" calcext:value-type="date">
            <text:p>07/08/24</text:p>
          </table:table-cell>
          <table:table-cell office:value-type="float" office:value="0.330014" calcext:value-type="float">
            <text:p>0.330014</text:p>
          </table:table-cell>
        </table:table-row>
        <table:table-row table:style-name="ro1">
          <table:table-cell office:value-type="date" office:date-value="2024-07-09" calcext:value-type="date">
            <text:p>07/09/24</text:p>
          </table:table-cell>
          <table:table-cell office:value-type="float" office:value="0.331076" calcext:value-type="float">
            <text:p>0.331076</text:p>
          </table:table-cell>
        </table:table-row>
        <table:table-row table:style-name="ro1">
          <table:table-cell office:value-type="date" office:date-value="2024-07-10" calcext:value-type="date">
            <text:p>07/10/24</text:p>
          </table:table-cell>
          <table:table-cell office:value-type="float" office:value="0.334702" calcext:value-type="float">
            <text:p>0.334702</text:p>
          </table:table-cell>
        </table:table-row>
        <table:table-row table:style-name="ro1">
          <table:table-cell office:value-type="date" office:date-value="2024-07-11" calcext:value-type="date">
            <text:p>07/11/24</text:p>
          </table:table-cell>
          <table:table-cell office:value-type="float" office:value="0.332669" calcext:value-type="float">
            <text:p>0.332669</text:p>
          </table:table-cell>
        </table:table-row>
        <table:table-row table:style-name="ro1">
          <table:table-cell office:value-type="date" office:date-value="2024-07-12" calcext:value-type="date">
            <text:p>07/12/24</text:p>
          </table:table-cell>
          <table:table-cell office:value-type="float" office:value="0.330913" calcext:value-type="float">
            <text:p>0.330913</text:p>
          </table:table-cell>
        </table:table-row>
        <table:table-row table:style-name="ro1">
          <table:table-cell office:value-type="date" office:date-value="2024-07-13" calcext:value-type="date">
            <text:p>07/13/24</text:p>
          </table:table-cell>
          <table:table-cell office:value-type="float" office:value="0.330913" calcext:value-type="float">
            <text:p>0.330913</text:p>
          </table:table-cell>
        </table:table-row>
        <table:table-row table:style-name="ro1">
          <table:table-cell office:value-type="date" office:date-value="2024-07-14" calcext:value-type="date">
            <text:p>07/14/24</text:p>
          </table:table-cell>
          <table:table-cell office:value-type="float" office:value="0.330913" calcext:value-type="float">
            <text:p>0.330913</text:p>
          </table:table-cell>
        </table:table-row>
        <table:table-row table:style-name="ro1">
          <table:table-cell office:value-type="date" office:date-value="2024-07-15" calcext:value-type="date">
            <text:p>07/15/24</text:p>
          </table:table-cell>
          <table:table-cell office:value-type="float" office:value="0.329625" calcext:value-type="float">
            <text:p>0.329625</text:p>
          </table:table-cell>
        </table:table-row>
        <table:table-row table:style-name="ro1">
          <table:table-cell office:value-type="date" office:date-value="2024-07-16" calcext:value-type="date">
            <text:p>07/16/24</text:p>
          </table:table-cell>
          <table:table-cell office:value-type="float" office:value="0.330226" calcext:value-type="float">
            <text:p>0.330226</text:p>
          </table:table-cell>
        </table:table-row>
        <table:table-row table:style-name="ro1">
          <table:table-cell office:value-type="date" office:date-value="2024-07-17" calcext:value-type="date">
            <text:p>07/17/24</text:p>
          </table:table-cell>
          <table:table-cell office:value-type="float" office:value="0.328794" calcext:value-type="float">
            <text:p>0.328794</text:p>
          </table:table-cell>
        </table:table-row>
        <table:table-row table:style-name="ro1">
          <table:table-cell office:value-type="date" office:date-value="2024-07-18" calcext:value-type="date">
            <text:p>07/18/24</text:p>
          </table:table-cell>
          <table:table-cell office:value-type="float" office:value="0.325424" calcext:value-type="float">
            <text:p>0.325424</text:p>
          </table:table-cell>
        </table:table-row>
        <table:table-row table:style-name="ro1">
          <table:table-cell office:value-type="date" office:date-value="2024-07-19" calcext:value-type="date">
            <text:p>07/19/24</text:p>
          </table:table-cell>
          <table:table-cell office:value-type="float" office:value="0.324334" calcext:value-type="float">
            <text:p>0.324334</text:p>
          </table:table-cell>
        </table:table-row>
        <table:table-row table:style-name="ro1">
          <table:table-cell office:value-type="date" office:date-value="2024-07-20" calcext:value-type="date">
            <text:p>07/20/24</text:p>
          </table:table-cell>
          <table:table-cell office:value-type="float" office:value="0.324334" calcext:value-type="float">
            <text:p>0.324334</text:p>
          </table:table-cell>
        </table:table-row>
        <table:table-row table:style-name="ro1">
          <table:table-cell office:value-type="date" office:date-value="2024-07-21" calcext:value-type="date">
            <text:p>07/21/24</text:p>
          </table:table-cell>
          <table:table-cell office:value-type="float" office:value="0.324334" calcext:value-type="float">
            <text:p>0.324334</text:p>
          </table:table-cell>
        </table:table-row>
        <table:table-row table:style-name="ro1">
          <table:table-cell office:value-type="date" office:date-value="2024-07-22" calcext:value-type="date">
            <text:p>07/22/24</text:p>
          </table:table-cell>
          <table:table-cell office:value-type="float" office:value="0.320701" calcext:value-type="float">
            <text:p>0.320701</text:p>
          </table:table-cell>
        </table:table-row>
        <table:table-row table:style-name="ro1">
          <table:table-cell office:value-type="date" office:date-value="2024-07-23" calcext:value-type="date">
            <text:p>07/23/24</text:p>
          </table:table-cell>
          <table:table-cell office:value-type="float" office:value="0.322776" calcext:value-type="float">
            <text:p>0.322776</text:p>
          </table:table-cell>
        </table:table-row>
        <table:table-row table:style-name="ro1">
          <table:table-cell office:value-type="date" office:date-value="2024-07-24" calcext:value-type="date">
            <text:p>07/24/24</text:p>
          </table:table-cell>
          <table:table-cell office:value-type="float" office:value="0.3219" calcext:value-type="float">
            <text:p>0.3219</text:p>
          </table:table-cell>
        </table:table-row>
        <table:table-row table:style-name="ro1">
          <table:table-cell office:value-type="date" office:date-value="2024-07-25" calcext:value-type="date">
            <text:p>07/25/24</text:p>
          </table:table-cell>
          <table:table-cell office:value-type="float" office:value="0.317309" calcext:value-type="float">
            <text:p>0.317309</text:p>
          </table:table-cell>
        </table:table-row>
        <table:table-row table:style-name="ro1">
          <table:table-cell office:value-type="date" office:date-value="2024-07-26" calcext:value-type="date">
            <text:p>07/26/24</text:p>
          </table:table-cell>
          <table:table-cell office:value-type="float" office:value="0.319737" calcext:value-type="float">
            <text:p>0.319737</text:p>
          </table:table-cell>
        </table:table-row>
        <table:table-row table:style-name="ro1">
          <table:table-cell office:value-type="date" office:date-value="2024-07-27" calcext:value-type="date">
            <text:p>07/27/24</text:p>
          </table:table-cell>
          <table:table-cell office:value-type="float" office:value="0.319737" calcext:value-type="float">
            <text:p>0.319737</text:p>
          </table:table-cell>
        </table:table-row>
        <table:table-row table:style-name="ro1">
          <table:table-cell office:value-type="date" office:date-value="2024-07-28" calcext:value-type="date">
            <text:p>07/28/24</text:p>
          </table:table-cell>
          <table:table-cell office:value-type="float" office:value="0.319737" calcext:value-type="float">
            <text:p>0.319737</text:p>
          </table:table-cell>
        </table:table-row>
        <table:table-row table:style-name="ro1">
          <table:table-cell office:value-type="date" office:date-value="2024-07-29" calcext:value-type="date">
            <text:p>07/29/24</text:p>
          </table:table-cell>
          <table:table-cell office:value-type="float" office:value="0.319763" calcext:value-type="float">
            <text:p>0.319763</text:p>
          </table:table-cell>
        </table:table-row>
        <table:table-row table:style-name="ro1">
          <table:table-cell office:value-type="date" office:date-value="2024-07-30" calcext:value-type="date">
            <text:p>07/30/24</text:p>
          </table:table-cell>
          <table:table-cell office:value-type="float" office:value="0.321455" calcext:value-type="float">
            <text:p>0.321455</text:p>
          </table:table-cell>
        </table:table-row>
        <table:table-row table:style-name="ro1">
          <table:table-cell office:value-type="date" office:date-value="2024-07-31" calcext:value-type="date">
            <text:p>07/31/24</text:p>
          </table:table-cell>
          <table:table-cell office:value-type="float" office:value="0.321292" calcext:value-type="float">
            <text:p>0.321292</text:p>
          </table:table-cell>
        </table:table-row>
        <table:table-row table:style-name="ro1">
          <table:table-cell office:value-type="date" office:date-value="2024-08-01" calcext:value-type="date">
            <text:p>08/01/24</text:p>
          </table:table-cell>
          <table:table-cell office:value-type="float" office:value="0.319998" calcext:value-type="float">
            <text:p>0.319998</text:p>
          </table:table-cell>
        </table:table-row>
        <table:table-row table:style-name="ro1">
          <table:table-cell office:value-type="date" office:date-value="2024-08-02" calcext:value-type="date">
            <text:p>08/02/24</text:p>
          </table:table-cell>
          <table:table-cell office:value-type="float" office:value="0.312583" calcext:value-type="float">
            <text:p>0.312583</text:p>
          </table:table-cell>
        </table:table-row>
        <table:table-row table:style-name="ro1">
          <table:table-cell office:value-type="date" office:date-value="2024-08-03" calcext:value-type="date">
            <text:p>08/03/24</text:p>
          </table:table-cell>
          <table:table-cell office:value-type="float" office:value="0.312583" calcext:value-type="float">
            <text:p>0.312583</text:p>
          </table:table-cell>
        </table:table-row>
        <table:table-row table:style-name="ro1">
          <table:table-cell office:value-type="date" office:date-value="2024-08-04" calcext:value-type="date">
            <text:p>08/04/24</text:p>
          </table:table-cell>
          <table:table-cell office:value-type="float" office:value="0.312583" calcext:value-type="float">
            <text:p>0.312583</text:p>
          </table:table-cell>
        </table:table-row>
        <table:table-row table:style-name="ro1">
          <table:table-cell office:value-type="date" office:date-value="2024-08-05" calcext:value-type="date">
            <text:p>08/05/24</text:p>
          </table:table-cell>
          <table:table-cell office:value-type="float" office:value="0.306754" calcext:value-type="float">
            <text:p>0.306754</text:p>
          </table:table-cell>
        </table:table-row>
        <table:table-row table:style-name="ro1">
          <table:table-cell office:value-type="date" office:date-value="2024-08-06" calcext:value-type="date">
            <text:p>08/06/24</text:p>
          </table:table-cell>
          <table:table-cell office:value-type="float" office:value="0.315314" calcext:value-type="float">
            <text:p>0.315314</text:p>
          </table:table-cell>
        </table:table-row>
        <table:table-row table:style-name="ro1">
          <table:table-cell office:value-type="date" office:date-value="2024-08-07" calcext:value-type="date">
            <text:p>08/07/24</text:p>
          </table:table-cell>
          <table:table-cell office:value-type="float" office:value="0.318747" calcext:value-type="float">
            <text:p>0.318747</text:p>
          </table:table-cell>
        </table:table-row>
        <table:table-row table:style-name="ro1">
          <table:table-cell office:value-type="date" office:date-value="2024-08-08" calcext:value-type="date">
            <text:p>08/08/24</text:p>
          </table:table-cell>
          <table:table-cell office:value-type="float" office:value="0.317794" calcext:value-type="float">
            <text:p>0.317794</text:p>
          </table:table-cell>
        </table:table-row>
        <table:table-row table:style-name="ro1">
          <table:table-cell office:value-type="date" office:date-value="2024-08-09" calcext:value-type="date">
            <text:p>08/09/24</text:p>
          </table:table-cell>
          <table:table-cell office:value-type="float" office:value="0.323401" calcext:value-type="float">
            <text:p>0.323401</text:p>
          </table:table-cell>
        </table:table-row>
        <table:table-row table:style-name="ro1">
          <table:table-cell office:value-type="date" office:date-value="2024-08-10" calcext:value-type="date">
            <text:p>08/10/24</text:p>
          </table:table-cell>
          <table:table-cell office:value-type="float" office:value="0.323401" calcext:value-type="float">
            <text:p>0.323401</text:p>
          </table:table-cell>
        </table:table-row>
        <table:table-row table:style-name="ro1">
          <table:table-cell office:value-type="date" office:date-value="2024-08-11" calcext:value-type="date">
            <text:p>08/11/24</text:p>
          </table:table-cell>
          <table:table-cell office:value-type="float" office:value="0.323401" calcext:value-type="float">
            <text:p>0.323401</text:p>
          </table:table-cell>
        </table:table-row>
        <table:table-row table:style-name="ro1">
          <table:table-cell office:value-type="date" office:date-value="2024-08-12" calcext:value-type="date">
            <text:p>08/12/24</text:p>
          </table:table-cell>
          <table:table-cell office:value-type="float" office:value="0.325983" calcext:value-type="float">
            <text:p>0.325983</text:p>
          </table:table-cell>
        </table:table-row>
        <table:table-row table:style-name="ro1">
          <table:table-cell office:value-type="date" office:date-value="2024-08-13" calcext:value-type="date">
            <text:p>08/13/24</text:p>
          </table:table-cell>
          <table:table-cell office:value-type="float" office:value="0.325641" calcext:value-type="float">
            <text:p>0.325641</text:p>
          </table:table-cell>
        </table:table-row>
        <table:table-row table:style-name="ro1">
          <table:table-cell office:value-type="date" office:date-value="2024-08-14" calcext:value-type="date">
            <text:p>08/14/24</text:p>
          </table:table-cell>
          <table:table-cell office:value-type="float" office:value="0.325841" calcext:value-type="float">
            <text:p>0.325841</text:p>
          </table:table-cell>
        </table:table-row>
        <table:table-row table:style-name="ro1">
          <table:table-cell office:value-type="date" office:date-value="2024-08-15" calcext:value-type="date">
            <text:p>08/15/24</text:p>
          </table:table-cell>
          <table:table-cell office:value-type="float" office:value="0.324554" calcext:value-type="float">
            <text:p>0.324554</text:p>
          </table:table-cell>
        </table:table-row>
        <table:table-row table:style-name="ro1">
          <table:table-cell office:value-type="date" office:date-value="2024-08-16" calcext:value-type="date">
            <text:p>08/16/24</text:p>
          </table:table-cell>
          <table:table-cell office:value-type="float" office:value="0.325364" calcext:value-type="float">
            <text:p>0.325364</text:p>
          </table:table-cell>
        </table:table-row>
        <table:table-row table:style-name="ro1">
          <table:table-cell office:value-type="date" office:date-value="2024-08-17" calcext:value-type="date">
            <text:p>08/17/24</text:p>
          </table:table-cell>
          <table:table-cell office:value-type="float" office:value="0.325364" calcext:value-type="float">
            <text:p>0.325364</text:p>
          </table:table-cell>
        </table:table-row>
        <table:table-row table:style-name="ro1">
          <table:table-cell office:value-type="date" office:date-value="2024-08-18" calcext:value-type="date">
            <text:p>08/18/24</text:p>
          </table:table-cell>
          <table:table-cell office:value-type="float" office:value="0.325364" calcext:value-type="float">
            <text:p>0.325364</text:p>
          </table:table-cell>
        </table:table-row>
        <table:table-row table:style-name="ro1">
          <table:table-cell office:value-type="date" office:date-value="2024-08-19" calcext:value-type="date">
            <text:p>08/19/24</text:p>
          </table:table-cell>
          <table:table-cell office:value-type="float" office:value="0.324808" calcext:value-type="float">
            <text:p>0.324808</text:p>
          </table:table-cell>
        </table:table-row>
        <table:table-row table:style-name="ro1">
          <table:table-cell office:value-type="date" office:date-value="2024-08-20" calcext:value-type="date">
            <text:p>08/20/24</text:p>
          </table:table-cell>
          <table:table-cell office:value-type="float" office:value="0.323942" calcext:value-type="float">
            <text:p>0.323942</text:p>
          </table:table-cell>
        </table:table-row>
        <table:table-row table:style-name="ro1">
          <table:table-cell office:value-type="date" office:date-value="2024-08-21" calcext:value-type="date">
            <text:p>08/21/24</text:p>
          </table:table-cell>
          <table:table-cell office:value-type="float" office:value="0.32145" calcext:value-type="float">
            <text:p>0.32145</text:p>
          </table:table-cell>
        </table:table-row>
        <table:table-row table:style-name="ro1">
          <table:table-cell office:value-type="date" office:date-value="2024-08-22" calcext:value-type="date">
            <text:p>08/22/24</text:p>
          </table:table-cell>
          <table:table-cell office:value-type="float" office:value="0.317825" calcext:value-type="float">
            <text:p>0.317825</text:p>
          </table:table-cell>
        </table:table-row>
        <table:table-row table:style-name="ro1">
          <table:table-cell office:value-type="date" office:date-value="2024-08-23" calcext:value-type="date">
            <text:p>08/23/24</text:p>
          </table:table-cell>
          <table:table-cell office:value-type="float" office:value="0.315956" calcext:value-type="float">
            <text:p>0.315956</text:p>
          </table:table-cell>
        </table:table-row>
        <table:table-row table:style-name="ro1">
          <table:table-cell office:value-type="date" office:date-value="2024-08-24" calcext:value-type="date">
            <text:p>08/24/24</text:p>
          </table:table-cell>
          <table:table-cell office:value-type="float" office:value="0.315956" calcext:value-type="float">
            <text:p>0.315956</text:p>
          </table:table-cell>
        </table:table-row>
        <table:table-row table:style-name="ro1">
          <table:table-cell office:value-type="date" office:date-value="2024-08-25" calcext:value-type="date">
            <text:p>08/25/24</text:p>
          </table:table-cell>
          <table:table-cell office:value-type="float" office:value="0.315956" calcext:value-type="float">
            <text:p>0.315956</text:p>
          </table:table-cell>
        </table:table-row>
        <table:table-row table:style-name="ro1">
          <table:table-cell office:value-type="date" office:date-value="2024-08-26" calcext:value-type="date">
            <text:p>08/26/24</text:p>
          </table:table-cell>
          <table:table-cell office:value-type="float" office:value="0.318892" calcext:value-type="float">
            <text:p>0.318892</text:p>
          </table:table-cell>
        </table:table-row>
        <table:table-row table:style-name="ro1">
          <table:table-cell office:value-type="date" office:date-value="2024-08-27" calcext:value-type="date">
            <text:p>08/27/24</text:p>
          </table:table-cell>
          <table:table-cell office:value-type="float" office:value="0.319653" calcext:value-type="float">
            <text:p>0.319653</text:p>
          </table:table-cell>
        </table:table-row>
        <table:table-row table:style-name="ro1">
          <table:table-cell office:value-type="date" office:date-value="2024-08-28" calcext:value-type="date">
            <text:p>08/28/24</text:p>
          </table:table-cell>
          <table:table-cell office:value-type="float" office:value="0.318031" calcext:value-type="float">
            <text:p>0.318031</text:p>
          </table:table-cell>
        </table:table-row>
        <table:table-row table:style-name="ro1">
          <table:table-cell office:value-type="date" office:date-value="2024-08-29" calcext:value-type="date">
            <text:p>08/29/24</text:p>
          </table:table-cell>
          <table:table-cell office:value-type="float" office:value="0.316007" calcext:value-type="float">
            <text:p>0.316007</text:p>
          </table:table-cell>
        </table:table-row>
        <table:table-row table:style-name="ro1">
          <table:table-cell office:value-type="date" office:date-value="2024-08-30" calcext:value-type="date">
            <text:p>08/30/24</text:p>
          </table:table-cell>
          <table:table-cell office:value-type="float" office:value="0.31467" calcext:value-type="float">
            <text:p>0.31467</text:p>
          </table:table-cell>
        </table:table-row>
        <table:table-row table:style-name="ro1">
          <table:table-cell office:value-type="date" office:date-value="2024-08-31" calcext:value-type="date">
            <text:p>08/31/24</text:p>
          </table:table-cell>
          <table:table-cell office:value-type="float" office:value="0.31467" calcext:value-type="float">
            <text:p>0.31467</text:p>
          </table:table-cell>
        </table:table-row>
        <table:table-row table:style-name="ro1">
          <table:table-cell office:value-type="date" office:date-value="2024-09-01" calcext:value-type="date">
            <text:p>09/01/24</text:p>
          </table:table-cell>
          <table:table-cell office:value-type="float" office:value="0.31467" calcext:value-type="float">
            <text:p>0.31467</text:p>
          </table:table-cell>
        </table:table-row>
        <table:table-row table:style-name="ro1">
          <table:table-cell office:value-type="date" office:date-value="2024-09-02" calcext:value-type="date">
            <text:p>09/02/24</text:p>
          </table:table-cell>
          <table:table-cell office:value-type="float" office:value="0.314518" calcext:value-type="float">
            <text:p>0.314518</text:p>
          </table:table-cell>
        </table:table-row>
        <table:table-row table:style-name="ro1">
          <table:table-cell office:value-type="date" office:date-value="2024-09-03" calcext:value-type="date">
            <text:p>09/03/24</text:p>
          </table:table-cell>
          <table:table-cell office:value-type="float" office:value="0.315172" calcext:value-type="float">
            <text:p>0.315172</text:p>
          </table:table-cell>
        </table:table-row>
        <table:table-row table:style-name="ro1">
          <table:table-cell office:value-type="date" office:date-value="2024-09-04" calcext:value-type="date">
            <text:p>09/04/24</text:p>
          </table:table-cell>
          <table:table-cell office:value-type="float" office:value="0.312818" calcext:value-type="float">
            <text:p>0.312818</text:p>
          </table:table-cell>
        </table:table-row>
        <table:table-row table:style-name="ro1">
          <table:table-cell office:value-type="date" office:date-value="2024-09-05" calcext:value-type="date">
            <text:p>09/05/24</text:p>
          </table:table-cell>
          <table:table-cell office:value-type="float" office:value="0.313028" calcext:value-type="float">
            <text:p>0.313028</text:p>
          </table:table-cell>
        </table:table-row>
        <table:table-row table:style-name="ro1">
          <table:table-cell office:value-type="date" office:date-value="2024-09-06" calcext:value-type="date">
            <text:p>09/06/24</text:p>
          </table:table-cell>
          <table:table-cell office:value-type="float" office:value="0.313028" calcext:value-type="float">
            <text:p>0.313028</text:p>
          </table:table-cell>
        </table:table-row>
        <table:table-row table:style-name="ro1">
          <table:table-cell office:value-type="date" office:date-value="2024-09-07" calcext:value-type="date">
            <text:p>09/07/24</text:p>
          </table:table-cell>
          <table:table-cell office:value-type="float" office:value="0.313028" calcext:value-type="float">
            <text:p>0.313028</text:p>
          </table:table-cell>
        </table:table-row>
        <table:table-row table:style-name="ro1">
          <table:table-cell office:value-type="date" office:date-value="2024-09-08" calcext:value-type="date">
            <text:p>09/08/24</text:p>
          </table:table-cell>
          <table:table-cell office:value-type="float" office:value="0.313028" calcext:value-type="float">
            <text:p>0.313028</text:p>
          </table:table-cell>
        </table:table-row>
        <table:table-row table:style-name="ro1">
          <table:table-cell office:value-type="date" office:date-value="2024-09-09" calcext:value-type="date">
            <text:p>09/09/24</text:p>
          </table:table-cell>
          <table:table-cell office:value-type="float" office:value="0.315456" calcext:value-type="float">
            <text:p>0.315456</text:p>
          </table:table-cell>
        </table:table-row>
        <table:table-row table:style-name="ro1">
          <table:table-cell office:value-type="date" office:date-value="2024-09-10" calcext:value-type="date">
            <text:p>09/10/24</text:p>
          </table:table-cell>
          <table:table-cell office:value-type="float" office:value="0.317866" calcext:value-type="float">
            <text:p>0.317866</text:p>
          </table:table-cell>
        </table:table-row>
        <table:table-row table:style-name="ro1">
          <table:table-cell office:value-type="date" office:date-value="2024-09-11" calcext:value-type="date">
            <text:p>09/11/24</text:p>
          </table:table-cell>
          <table:table-cell office:value-type="float" office:value="0.314215" calcext:value-type="float">
            <text:p>0.314215</text:p>
          </table:table-cell>
        </table:table-row>
        <table:table-row table:style-name="ro1">
          <table:table-cell office:value-type="date" office:date-value="2024-09-12" calcext:value-type="date">
            <text:p>09/12/24</text:p>
          </table:table-cell>
          <table:table-cell office:value-type="float" office:value="0.313892" calcext:value-type="float">
            <text:p>0.313892</text:p>
          </table:table-cell>
        </table:table-row>
        <table:table-row table:style-name="ro1">
          <table:table-cell office:value-type="date" office:date-value="2024-09-13" calcext:value-type="date">
            <text:p>09/13/24</text:p>
          </table:table-cell>
          <table:table-cell office:value-type="float" office:value="0.31471" calcext:value-type="float">
            <text:p>0.31471</text:p>
          </table:table-cell>
        </table:table-row>
        <table:table-row table:style-name="ro1">
          <table:table-cell office:value-type="date" office:date-value="2024-09-14" calcext:value-type="date">
            <text:p>09/14/24</text:p>
          </table:table-cell>
          <table:table-cell office:value-type="float" office:value="0.31471" calcext:value-type="float">
            <text:p>0.31471</text:p>
          </table:table-cell>
        </table:table-row>
        <table:table-row table:style-name="ro1">
          <table:table-cell office:value-type="date" office:date-value="2024-09-15" calcext:value-type="date">
            <text:p>09/15/24</text:p>
          </table:table-cell>
          <table:table-cell office:value-type="float" office:value="0.31471" calcext:value-type="float">
            <text:p>0.31471</text:p>
          </table:table-cell>
        </table:table-row>
        <table:table-row table:style-name="ro1">
          <table:table-cell office:value-type="date" office:date-value="2024-09-16" calcext:value-type="date">
            <text:p>09/16/24</text:p>
          </table:table-cell>
          <table:table-cell office:value-type="float" office:value="0.316621" calcext:value-type="float">
            <text:p>0.316621</text:p>
          </table:table-cell>
        </table:table-row>
        <table:table-row table:style-name="ro1">
          <table:table-cell office:value-type="date" office:date-value="2024-09-17" calcext:value-type="date">
            <text:p>09/17/24</text:p>
          </table:table-cell>
          <table:table-cell office:value-type="float" office:value="0.319392" calcext:value-type="float">
            <text:p>0.319392</text:p>
          </table:table-cell>
        </table:table-row>
        <table:table-row table:style-name="ro1">
          <table:table-cell office:value-type="date" office:date-value="2024-09-18" calcext:value-type="date">
            <text:p>09/18/24</text:p>
          </table:table-cell>
          <table:table-cell office:value-type="float" office:value="0.320933" calcext:value-type="float">
            <text:p>0.320933</text:p>
          </table:table-cell>
        </table:table-row>
        <table:table-row table:style-name="ro1">
          <table:table-cell office:value-type="date" office:date-value="2024-09-19" calcext:value-type="date">
            <text:p>09/19/24</text:p>
          </table:table-cell>
          <table:table-cell office:value-type="float" office:value="0.324673" calcext:value-type="float">
            <text:p>0.324673</text:p>
          </table:table-cell>
        </table:table-row>
        <table:table-row table:style-name="ro1">
          <table:table-cell office:value-type="date" office:date-value="2024-09-20" calcext:value-type="date">
            <text:p>09/20/24</text:p>
          </table:table-cell>
          <table:table-cell office:value-type="float" office:value="0.322904" calcext:value-type="float">
            <text:p>0.322904</text:p>
          </table:table-cell>
        </table:table-row>
        <table:table-row table:style-name="ro1">
          <table:table-cell office:value-type="date" office:date-value="2024-09-21" calcext:value-type="date">
            <text:p>09/21/24</text:p>
          </table:table-cell>
          <table:table-cell office:value-type="float" office:value="0.322904" calcext:value-type="float">
            <text:p>0.322904</text:p>
          </table:table-cell>
        </table:table-row>
        <table:table-row table:style-name="ro1">
          <table:table-cell office:value-type="date" office:date-value="2024-09-22" calcext:value-type="date">
            <text:p>09/22/24</text:p>
          </table:table-cell>
          <table:table-cell office:value-type="float" office:value="0.322904" calcext:value-type="float">
            <text:p>0.322904</text:p>
          </table:table-cell>
        </table:table-row>
        <table:table-row table:style-name="ro1">
          <table:table-cell office:value-type="date" office:date-value="2024-09-23" calcext:value-type="date">
            <text:p>09/23/24</text:p>
          </table:table-cell>
          <table:table-cell office:value-type="float" office:value="0.322904" calcext:value-type="float">
            <text:p>0.322904</text:p>
          </table:table-cell>
        </table:table-row>
        <table:table-row table:style-name="ro1">
          <table:table-cell office:value-type="date" office:date-value="2024-09-24" calcext:value-type="date">
            <text:p>09/24/24</text:p>
          </table:table-cell>
          <table:table-cell office:value-type="float" office:value="0.318695" calcext:value-type="float">
            <text:p>0.318695</text:p>
          </table:table-cell>
        </table:table-row>
        <table:table-row table:style-name="ro1">
          <table:table-cell office:value-type="date" office:date-value="2024-09-25" calcext:value-type="date">
            <text:p>09/25/24</text:p>
          </table:table-cell>
          <table:table-cell office:value-type="float" office:value="0.320082" calcext:value-type="float">
            <text:p>0.320082</text:p>
          </table:table-cell>
        </table:table-row>
        <table:table-row table:style-name="ro1">
          <table:table-cell office:value-type="date" office:date-value="2024-09-26" calcext:value-type="date">
            <text:p>09/26/24</text:p>
          </table:table-cell>
          <table:table-cell office:value-type="float" office:value="0.323963" calcext:value-type="float">
            <text:p>0.323963</text:p>
          </table:table-cell>
        </table:table-row>
        <table:table-row table:style-name="ro1">
          <table:table-cell office:value-type="date" office:date-value="2024-09-27" calcext:value-type="date">
            <text:p>09/27/24</text:p>
          </table:table-cell>
          <table:table-cell office:value-type="float" office:value="0.322382" calcext:value-type="float">
            <text:p>0.322382</text:p>
          </table:table-cell>
        </table:table-row>
        <table:table-row table:style-name="ro1">
          <table:table-cell office:value-type="date" office:date-value="2024-09-28" calcext:value-type="date">
            <text:p>09/28/24</text:p>
          </table:table-cell>
          <table:table-cell office:value-type="float" office:value="0.322382" calcext:value-type="float">
            <text:p>0.322382</text:p>
          </table:table-cell>
        </table:table-row>
        <table:table-row table:style-name="ro1">
          <table:table-cell office:value-type="date" office:date-value="2024-09-29" calcext:value-type="date">
            <text:p>09/29/24</text:p>
          </table:table-cell>
          <table:table-cell office:value-type="float" office:value="0.322382" calcext:value-type="float">
            <text:p>0.322382</text:p>
          </table:table-cell>
        </table:table-row>
        <table:table-row table:style-name="ro1">
          <table:table-cell office:value-type="date" office:date-value="2024-09-30" calcext:value-type="date">
            <text:p>09/30/24</text:p>
          </table:table-cell>
          <table:table-cell office:value-type="float" office:value="0.323256" calcext:value-type="float">
            <text:p>0.323256</text:p>
          </table:table-cell>
        </table:table-row>
        <table:table-row table:style-name="ro1">
          <table:table-cell office:value-type="date" office:date-value="2024-10-01" calcext:value-type="date">
            <text:p>10/01/24</text:p>
          </table:table-cell>
          <table:table-cell office:value-type="float" office:value="0.323936" calcext:value-type="float">
            <text:p>0.323936</text:p>
          </table:table-cell>
        </table:table-row>
        <table:table-row table:style-name="ro1">
          <table:table-cell office:value-type="date" office:date-value="2024-10-02" calcext:value-type="date">
            <text:p>10/02/24</text:p>
          </table:table-cell>
          <table:table-cell office:value-type="float" office:value="0.326184" calcext:value-type="float">
            <text:p>0.326184</text:p>
          </table:table-cell>
        </table:table-row>
        <table:table-row table:style-name="ro1">
          <table:table-cell office:value-type="date" office:date-value="2024-10-03" calcext:value-type="date">
            <text:p>10/03/24</text:p>
          </table:table-cell>
          <table:table-cell office:value-type="float" office:value="0.324328" calcext:value-type="float">
            <text:p>0.324328</text:p>
          </table:table-cell>
        </table:table-row>
        <table:table-row table:style-name="ro1">
          <table:table-cell office:value-type="date" office:date-value="2024-10-04" calcext:value-type="date">
            <text:p>10/04/24</text:p>
          </table:table-cell>
          <table:table-cell office:value-type="float" office:value="0.322904" calcext:value-type="float">
            <text:p>0.322904</text:p>
          </table:table-cell>
        </table:table-row>
        <table:table-row table:style-name="ro1">
          <table:table-cell office:value-type="date" office:date-value="2024-10-05" calcext:value-type="date">
            <text:p>10/05/24</text:p>
          </table:table-cell>
          <table:table-cell office:value-type="float" office:value="0.322904" calcext:value-type="float">
            <text:p>0.322904</text:p>
          </table:table-cell>
        </table:table-row>
        <table:table-row table:style-name="ro1">
          <table:table-cell office:value-type="date" office:date-value="2024-10-06" calcext:value-type="date">
            <text:p>10/06/24</text:p>
          </table:table-cell>
          <table:table-cell office:value-type="float" office:value="0.322904" calcext:value-type="float">
            <text:p>0.322904</text:p>
          </table:table-cell>
        </table:table-row>
        <table:table-row table:style-name="ro1">
          <table:table-cell office:value-type="date" office:date-value="2024-10-07" calcext:value-type="date">
            <text:p>10/07/24</text:p>
          </table:table-cell>
          <table:table-cell office:value-type="float" office:value="0.3275" calcext:value-type="float">
            <text:p>0.3275</text:p>
          </table:table-cell>
        </table:table-row>
        <table:table-row table:style-name="ro1">
          <table:table-cell office:value-type="date" office:date-value="2024-10-08" calcext:value-type="date">
            <text:p>10/08/24</text:p>
          </table:table-cell>
          <table:table-cell office:value-type="float" office:value="0.323128" calcext:value-type="float">
            <text:p>0.323128</text:p>
          </table:table-cell>
        </table:table-row>
        <table:table-row table:style-name="ro1">
          <table:table-cell office:value-type="date" office:date-value="2024-10-09" calcext:value-type="date">
            <text:p>10/09/24</text:p>
          </table:table-cell>
          <table:table-cell office:value-type="float" office:value="0.321984" calcext:value-type="float">
            <text:p>0.321984</text:p>
          </table:table-cell>
        </table:table-row>
        <table:table-row table:style-name="ro1">
          <table:table-cell office:value-type="date" office:date-value="2024-10-10" calcext:value-type="date">
            <text:p>10/10/24</text:p>
          </table:table-cell>
          <table:table-cell office:value-type="float" office:value="0.320308" calcext:value-type="float">
            <text:p>0.320308</text:p>
          </table:table-cell>
        </table:table-row>
        <table:table-row table:style-name="ro1">
          <table:table-cell office:value-type="date" office:date-value="2024-10-11" calcext:value-type="date">
            <text:p>10/11/24</text:p>
          </table:table-cell>
          <table:table-cell office:value-type="float" office:value="0.321228" calcext:value-type="float">
            <text:p>0.321228</text:p>
          </table:table-cell>
        </table:table-row>
        <table:table-row table:style-name="ro1">
          <table:table-cell office:value-type="date" office:date-value="2024-10-12" calcext:value-type="date">
            <text:p>10/12/24</text:p>
          </table:table-cell>
          <table:table-cell office:value-type="float" office:value="0.321228" calcext:value-type="float">
            <text:p>0.321228</text:p>
          </table:table-cell>
        </table:table-row>
        <table:table-row table:style-name="ro1">
          <table:table-cell office:value-type="date" office:date-value="2024-10-13" calcext:value-type="date">
            <text:p>10/13/24</text:p>
          </table:table-cell>
          <table:table-cell office:value-type="float" office:value="0.321228" calcext:value-type="float">
            <text:p>0.321228</text:p>
          </table:table-cell>
        </table:table-row>
        <table:table-row table:style-name="ro1">
          <table:table-cell office:value-type="date" office:date-value="2024-10-14" calcext:value-type="date">
            <text:p>10/14/24</text:p>
          </table:table-cell>
          <table:table-cell office:value-type="float" office:value="0.318316" calcext:value-type="float">
            <text:p>0.318316</text:p>
          </table:table-cell>
        </table:table-row>
        <table:table-row table:style-name="ro1">
          <table:table-cell office:value-type="date" office:date-value="2024-10-15" calcext:value-type="date">
            <text:p>10/15/24</text:p>
          </table:table-cell>
          <table:table-cell office:value-type="float" office:value="0.320896" calcext:value-type="float">
            <text:p>0.320896</text:p>
          </table:table-cell>
        </table:table-row>
        <table:table-row table:style-name="ro1">
          <table:table-cell office:value-type="date" office:date-value="2024-10-16" calcext:value-type="date">
            <text:p>10/16/24</text:p>
          </table:table-cell>
          <table:table-cell office:value-type="float" office:value="0.318373" calcext:value-type="float">
            <text:p>0.318373</text:p>
          </table:table-cell>
        </table:table-row>
        <table:table-row table:style-name="ro1">
          <table:table-cell office:value-type="date" office:date-value="2024-10-17" calcext:value-type="date">
            <text:p>10/17/24</text:p>
          </table:table-cell>
          <table:table-cell office:value-type="float" office:value="0.316739" calcext:value-type="float">
            <text:p>0.316739</text:p>
          </table:table-cell>
        </table:table-row>
        <table:table-row table:style-name="ro1">
          <table:table-cell office:value-type="date" office:date-value="2024-10-18" calcext:value-type="date">
            <text:p>10/18/24</text:p>
          </table:table-cell>
          <table:table-cell office:value-type="float" office:value="0.318913" calcext:value-type="float">
            <text:p>0.318913</text:p>
          </table:table-cell>
        </table:table-row>
        <table:table-row table:style-name="ro1">
          <table:table-cell office:value-type="date" office:date-value="2024-10-19" calcext:value-type="date">
            <text:p>10/19/24</text:p>
          </table:table-cell>
          <table:table-cell office:value-type="float" office:value="0.318913" calcext:value-type="float">
            <text:p>0.318913</text:p>
          </table:table-cell>
        </table:table-row>
        <table:table-row table:style-name="ro1">
          <table:table-cell office:value-type="date" office:date-value="2024-10-20" calcext:value-type="date">
            <text:p>10/20/24</text:p>
          </table:table-cell>
          <table:table-cell office:value-type="float" office:value="0.318913" calcext:value-type="float">
            <text:p>0.318913</text:p>
          </table:table-cell>
        </table:table-row>
        <table:table-row table:style-name="ro1">
          <table:table-cell office:value-type="date" office:date-value="2024-10-21" calcext:value-type="date">
            <text:p>10/21/24</text:p>
          </table:table-cell>
          <table:table-cell office:value-type="float" office:value="0.315696" calcext:value-type="float">
            <text:p>0.315696</text:p>
          </table:table-cell>
        </table:table-row>
        <table:table-row table:style-name="ro1">
          <table:table-cell office:value-type="date" office:date-value="2024-10-22" calcext:value-type="date">
            <text:p>10/22/24</text:p>
          </table:table-cell>
          <table:table-cell office:value-type="float" office:value="0.317319" calcext:value-type="float">
            <text:p>0.317319</text:p>
          </table:table-cell>
        </table:table-row>
        <table:table-row table:style-name="ro1">
          <table:table-cell office:value-type="date" office:date-value="2024-10-23" calcext:value-type="date">
            <text:p>10/23/24</text:p>
          </table:table-cell>
          <table:table-cell office:value-type="float" office:value="0.317593" calcext:value-type="float">
            <text:p>0.317593</text:p>
          </table:table-cell>
        </table:table-row>
        <table:table-row table:style-name="ro1">
          <table:table-cell office:value-type="date" office:date-value="2024-10-24" calcext:value-type="date">
            <text:p>10/24/24</text:p>
          </table:table-cell>
          <table:table-cell office:value-type="float" office:value="0.318088" calcext:value-type="float">
            <text:p>0.318088</text:p>
          </table:table-cell>
        </table:table-row>
        <table:table-row table:style-name="ro1">
          <table:table-cell office:value-type="date" office:date-value="2024-10-25" calcext:value-type="date">
            <text:p>10/25/24</text:p>
          </table:table-cell>
          <table:table-cell office:value-type="float" office:value="0.318435" calcext:value-type="float">
            <text:p>0.318435</text:p>
          </table:table-cell>
        </table:table-row>
        <table:table-row table:style-name="ro1">
          <table:table-cell office:value-type="date" office:date-value="2024-10-26" calcext:value-type="date">
            <text:p>10/26/24</text:p>
          </table:table-cell>
          <table:table-cell office:value-type="float" office:value="0.318435" calcext:value-type="float">
            <text:p>0.318435</text:p>
          </table:table-cell>
        </table:table-row>
        <table:table-row table:style-name="ro1">
          <table:table-cell office:value-type="date" office:date-value="2024-10-27" calcext:value-type="date">
            <text:p>10/27/24</text:p>
          </table:table-cell>
          <table:table-cell office:value-type="float" office:value="0.318435" calcext:value-type="float">
            <text:p>0.318435</text:p>
          </table:table-cell>
        </table:table-row>
        <table:table-row table:style-name="ro1">
          <table:table-cell office:value-type="date" office:date-value="2024-10-28" calcext:value-type="date">
            <text:p>10/28/24</text:p>
          </table:table-cell>
          <table:table-cell office:value-type="float" office:value="0.317763" calcext:value-type="float">
            <text:p>0.317763</text:p>
          </table:table-cell>
        </table:table-row>
        <table:table-row table:style-name="ro1">
          <table:table-cell office:value-type="date" office:date-value="2024-10-29" calcext:value-type="date">
            <text:p>10/29/24</text:p>
          </table:table-cell>
          <table:table-cell office:value-type="float" office:value="0.317438" calcext:value-type="float">
            <text:p>0.317438</text:p>
          </table:table-cell>
        </table:table-row>
        <table:table-row table:style-name="ro1">
          <table:table-cell office:value-type="date" office:date-value="2024-10-30" calcext:value-type="date">
            <text:p>10/30/24</text:p>
          </table:table-cell>
          <table:table-cell office:value-type="float" office:value="0.312613" calcext:value-type="float">
            <text:p>0.312613</text:p>
          </table:table-cell>
        </table:table-row>
        <table:table-row table:style-name="ro1">
          <table:table-cell office:value-type="date" office:date-value="2024-10-31" calcext:value-type="date">
            <text:p>10/31/24</text:p>
          </table:table-cell>
          <table:table-cell office:value-type="float" office:value="0.312258" calcext:value-type="float">
            <text:p>0.312258</text:p>
          </table:table-cell>
        </table:table-row>
        <table:table-row table:style-name="ro1">
          <table:table-cell office:value-type="date" office:date-value="2024-11-01" calcext:value-type="date">
            <text:p>11/01/24</text:p>
          </table:table-cell>
          <table:table-cell office:value-type="float" office:value="0.311373" calcext:value-type="float">
            <text:p>0.311373</text:p>
          </table:table-cell>
        </table:table-row>
        <table:table-row table:style-name="ro1">
          <table:table-cell office:value-type="date" office:date-value="2024-11-02" calcext:value-type="date">
            <text:p>11/02/24</text:p>
          </table:table-cell>
          <table:table-cell office:value-type="float" office:value="0.311373" calcext:value-type="float">
            <text:p>0.311373</text:p>
          </table:table-cell>
        </table:table-row>
        <table:table-row table:style-name="ro1">
          <table:table-cell office:value-type="date" office:date-value="2024-11-03" calcext:value-type="date">
            <text:p>11/03/24</text:p>
          </table:table-cell>
          <table:table-cell office:value-type="float" office:value="0.311373" calcext:value-type="float">
            <text:p>0.311373</text:p>
          </table:table-cell>
        </table:table-row>
        <table:table-row table:style-name="ro1">
          <table:table-cell office:value-type="date" office:date-value="2024-11-04" calcext:value-type="date">
            <text:p>11/04/24</text:p>
          </table:table-cell>
          <table:table-cell office:value-type="float" office:value="0.308763" calcext:value-type="float">
            <text:p>0.308763</text:p>
          </table:table-cell>
        </table:table-row>
        <table:table-row table:style-name="ro1">
          <table:table-cell office:value-type="date" office:date-value="2024-11-05" calcext:value-type="date">
            <text:p>11/05/24</text:p>
          </table:table-cell>
          <table:table-cell office:value-type="float" office:value="0.310257" calcext:value-type="float">
            <text:p>0.310257</text:p>
          </table:table-cell>
        </table:table-row>
        <table:table-row table:style-name="ro1">
          <table:table-cell office:value-type="date" office:date-value="2024-11-06" calcext:value-type="date">
            <text:p>11/06/24</text:p>
          </table:table-cell>
          <table:table-cell office:value-type="float" office:value="0.314812" calcext:value-type="float">
            <text:p>0.314812</text:p>
          </table:table-cell>
        </table:table-row>
        <table:table-row table:style-name="ro1">
          <table:table-cell office:value-type="date" office:date-value="2024-11-07" calcext:value-type="date">
            <text:p>11/07/24</text:p>
          </table:table-cell>
          <table:table-cell office:value-type="float" office:value="0.320691" calcext:value-type="float">
            <text:p>0.320691</text:p>
          </table:table-cell>
        </table:table-row>
        <table:table-row table:style-name="ro1">
          <table:table-cell office:value-type="date" office:date-value="2024-11-08" calcext:value-type="date">
            <text:p>11/08/24</text:p>
          </table:table-cell>
          <table:table-cell office:value-type="float" office:value="0.315284" calcext:value-type="float">
            <text:p>0.315284</text:p>
          </table:table-cell>
        </table:table-row>
        <table:table-row table:style-name="ro1">
          <table:table-cell office:value-type="date" office:date-value="2024-11-09" calcext:value-type="date">
            <text:p>11/09/24</text:p>
          </table:table-cell>
          <table:table-cell office:value-type="float" office:value="0.315284" calcext:value-type="float">
            <text:p>0.315284</text:p>
          </table:table-cell>
        </table:table-row>
        <table:table-row table:style-name="ro1">
          <table:table-cell office:value-type="date" office:date-value="2024-11-10" calcext:value-type="date">
            <text:p>11/10/24</text:p>
          </table:table-cell>
          <table:table-cell office:value-type="float" office:value="0.315284" calcext:value-type="float">
            <text:p>0.315284</text:p>
          </table:table-cell>
        </table:table-row>
        <table:table-row table:style-name="ro1">
          <table:table-cell office:value-type="date" office:date-value="2024-11-11" calcext:value-type="date">
            <text:p>11/11/24</text:p>
          </table:table-cell>
          <table:table-cell office:value-type="float" office:value="0.316084" calcext:value-type="float">
            <text:p>0.316084</text:p>
          </table:table-cell>
        </table:table-row>
        <table:table-row table:style-name="ro1">
          <table:table-cell office:value-type="date" office:date-value="2024-11-12" calcext:value-type="date">
            <text:p>11/12/24</text:p>
          </table:table-cell>
          <table:table-cell office:value-type="float" office:value="0.319941" calcext:value-type="float">
            <text:p>0.319941</text:p>
          </table:table-cell>
        </table:table-row>
        <table:table-row table:style-name="ro1">
          <table:table-cell office:value-type="date" office:date-value="2024-11-13" calcext:value-type="date">
            <text:p>11/13/24</text:p>
          </table:table-cell>
          <table:table-cell office:value-type="float" office:value="0.320465" calcext:value-type="float">
            <text:p>0.320465</text:p>
          </table:table-cell>
        </table:table-row>
        <table:table-row table:style-name="ro1">
          <table:table-cell office:value-type="date" office:date-value="2024-11-14" calcext:value-type="date">
            <text:p>11/14/24</text:p>
          </table:table-cell>
          <table:table-cell office:value-type="float" office:value="0.319988" calcext:value-type="float">
            <text:p>0.319988</text:p>
          </table:table-cell>
        </table:table-row>
        <table:table-row table:style-name="ro1">
          <table:table-cell office:value-type="date" office:date-value="2024-11-15" calcext:value-type="date">
            <text:p>11/15/24</text:p>
          </table:table-cell>
          <table:table-cell office:value-type="float" office:value="0.318877" calcext:value-type="float">
            <text:p>0.318877</text:p>
          </table:table-cell>
        </table:table-row>
        <table:table-row table:style-name="ro1">
          <table:table-cell office:value-type="date" office:date-value="2024-11-16" calcext:value-type="date">
            <text:p>11/16/24</text:p>
          </table:table-cell>
          <table:table-cell office:value-type="float" office:value="0.318877" calcext:value-type="float">
            <text:p>0.318877</text:p>
          </table:table-cell>
        </table:table-row>
        <table:table-row table:style-name="ro1">
          <table:table-cell office:value-type="date" office:date-value="2024-11-17" calcext:value-type="date">
            <text:p>11/17/24</text:p>
          </table:table-cell>
          <table:table-cell office:value-type="float" office:value="0.318877" calcext:value-type="float">
            <text:p>0.318877</text:p>
          </table:table-cell>
        </table:table-row>
        <table:table-row table:style-name="ro1">
          <table:table-cell office:value-type="date" office:date-value="2024-11-18" calcext:value-type="date">
            <text:p>11/18/24</text:p>
          </table:table-cell>
          <table:table-cell office:value-type="float" office:value="0.32047" calcext:value-type="float">
            <text:p>0.32047</text:p>
          </table:table-cell>
        </table:table-row>
        <table:table-row table:style-name="ro1">
          <table:table-cell office:value-type="date" office:date-value="2024-11-19" calcext:value-type="date">
            <text:p>11/19/24</text:p>
          </table:table-cell>
          <table:table-cell office:value-type="float" office:value="0.319517" calcext:value-type="float">
            <text:p>0.319517</text:p>
          </table:table-cell>
        </table:table-row>
        <table:table-row table:style-name="ro1">
          <table:table-cell office:value-type="date" office:date-value="2024-11-20" calcext:value-type="date">
            <text:p>11/20/24</text:p>
          </table:table-cell>
          <table:table-cell office:value-type="float" office:value="0.320759" calcext:value-type="float">
            <text:p>0.320759</text:p>
          </table:table-cell>
        </table:table-row>
        <table:table-row table:style-name="ro1">
          <table:table-cell office:value-type="date" office:date-value="2024-11-21" calcext:value-type="date">
            <text:p>11/21/24</text:p>
          </table:table-cell>
          <table:table-cell office:value-type="float" office:value="0.319178" calcext:value-type="float">
            <text:p>0.319178</text:p>
          </table:table-cell>
        </table:table-row>
        <table:table-row table:style-name="ro1">
          <table:table-cell office:value-type="date" office:date-value="2024-11-22" calcext:value-type="date">
            <text:p>11/22/24</text:p>
          </table:table-cell>
          <table:table-cell office:value-type="float" office:value="0.323369" calcext:value-type="float">
            <text:p>0.323369</text:p>
          </table:table-cell>
        </table:table-row>
        <table:table-row table:style-name="ro1">
          <table:table-cell office:value-type="date" office:date-value="2024-11-23" calcext:value-type="date">
            <text:p>11/23/24</text:p>
          </table:table-cell>
          <table:table-cell office:value-type="float" office:value="0.323369" calcext:value-type="float">
            <text:p>0.323369</text:p>
          </table:table-cell>
        </table:table-row>
        <table:table-row table:style-name="ro1">
          <table:table-cell office:value-type="date" office:date-value="2024-11-24" calcext:value-type="date">
            <text:p>11/24/24</text:p>
          </table:table-cell>
          <table:table-cell office:value-type="float" office:value="0.323369" calcext:value-type="float">
            <text:p>0.323369</text:p>
          </table:table-cell>
        </table:table-row>
        <table:table-row table:style-name="ro1">
          <table:table-cell office:value-type="date" office:date-value="2024-11-25" calcext:value-type="date">
            <text:p>11/25/24</text:p>
          </table:table-cell>
          <table:table-cell office:value-type="float" office:value="0.320938" calcext:value-type="float">
            <text:p>0.320938</text:p>
          </table:table-cell>
        </table:table-row>
        <table:table-row table:style-name="ro1">
          <table:table-cell office:value-type="date" office:date-value="2024-11-26" calcext:value-type="date">
            <text:p>11/26/24</text:p>
          </table:table-cell>
          <table:table-cell office:value-type="float" office:value="0.320602" calcext:value-type="float">
            <text:p>0.320602</text:p>
          </table:table-cell>
        </table:table-row>
        <table:table-row table:style-name="ro1">
          <table:table-cell office:value-type="date" office:date-value="2024-11-27" calcext:value-type="date">
            <text:p>11/27/24</text:p>
          </table:table-cell>
          <table:table-cell office:value-type="float" office:value="0.319095" calcext:value-type="float">
            <text:p>0.319095</text:p>
          </table:table-cell>
        </table:table-row>
        <table:table-row table:style-name="ro1">
          <table:table-cell office:value-type="date" office:date-value="2024-11-28" calcext:value-type="date">
            <text:p>11/28/24</text:p>
          </table:table-cell>
          <table:table-cell office:value-type="float" office:value="0.310987" calcext:value-type="float">
            <text:p>0.310987</text:p>
          </table:table-cell>
        </table:table-row>
        <table:table-row table:style-name="ro1">
          <table:table-cell office:value-type="date" office:date-value="2024-11-29" calcext:value-type="date">
            <text:p>11/29/24</text:p>
          </table:table-cell>
          <table:table-cell office:value-type="float" office:value="0.303884" calcext:value-type="float">
            <text:p>0.303884</text:p>
          </table:table-cell>
        </table:table-row>
        <table:table-row table:style-name="ro1">
          <table:table-cell office:value-type="date" office:date-value="2024-11-30" calcext:value-type="date">
            <text:p>11/30/24</text:p>
          </table:table-cell>
          <table:table-cell office:value-type="float" office:value="0.303884" calcext:value-type="float">
            <text:p>0.303884</text:p>
          </table:table-cell>
        </table:table-row>
        <table:table-row table:style-name="ro1">
          <table:table-cell office:value-type="date" office:date-value="2024-12-01" calcext:value-type="date">
            <text:p>12/01/24</text:p>
          </table:table-cell>
          <table:table-cell office:value-type="float" office:value="0.303884" calcext:value-type="float">
            <text:p>0.303884</text:p>
          </table:table-cell>
        </table:table-row>
        <table:table-row table:style-name="ro1">
          <table:table-cell office:value-type="date" office:date-value="2024-12-02" calcext:value-type="date">
            <text:p>12/02/24</text:p>
          </table:table-cell>
          <table:table-cell office:value-type="float" office:value="0.308866" calcext:value-type="float">
            <text:p>0.308866</text:p>
          </table:table-cell>
        </table:table-row>
        <table:table-row table:style-name="ro1">
          <table:table-cell office:value-type="date" office:date-value="2024-12-03" calcext:value-type="date">
            <text:p>12/03/24</text:p>
          </table:table-cell>
          <table:table-cell office:value-type="float" office:value="0.30646" calcext:value-type="float">
            <text:p>0.30646</text:p>
          </table:table-cell>
        </table:table-row>
        <table:table-row table:style-name="ro1">
          <table:table-cell office:value-type="date" office:date-value="2024-12-04" calcext:value-type="date">
            <text:p>12/04/24</text:p>
          </table:table-cell>
          <table:table-cell office:value-type="float" office:value="0.308141" calcext:value-type="float">
            <text:p>0.308141</text:p>
          </table:table-cell>
        </table:table-row>
        <table:table-row table:style-name="ro1">
          <table:table-cell office:value-type="date" office:date-value="2024-12-05" calcext:value-type="date">
            <text:p>12/05/24</text:p>
          </table:table-cell>
          <table:table-cell office:value-type="float" office:value="0.309374" calcext:value-type="float">
            <text:p>0.309374</text:p>
          </table:table-cell>
        </table:table-row>
        <table:table-row table:style-name="ro1">
          <table:table-cell office:value-type="date" office:date-value="2024-12-06" calcext:value-type="date">
            <text:p>12/06/24</text:p>
          </table:table-cell>
          <table:table-cell office:value-type="float" office:value="0.307782" calcext:value-type="float">
            <text:p>0.307782</text:p>
          </table:table-cell>
        </table:table-row>
        <table:table-row table:style-name="ro1">
          <table:table-cell office:value-type="date" office:date-value="2024-12-07" calcext:value-type="date">
            <text:p>12/07/24</text:p>
          </table:table-cell>
          <table:table-cell office:value-type="float" office:value="0.307782" calcext:value-type="float">
            <text:p>0.307782</text:p>
          </table:table-cell>
        </table:table-row>
        <table:table-row table:style-name="ro1">
          <table:table-cell office:value-type="date" office:date-value="2024-12-08" calcext:value-type="date">
            <text:p>12/08/24</text:p>
          </table:table-cell>
          <table:table-cell office:value-type="float" office:value="0.307782" calcext:value-type="float">
            <text:p>0.307782</text:p>
          </table:table-cell>
        </table:table-row>
        <table:table-row table:style-name="ro1">
          <table:table-cell office:value-type="date" office:date-value="2024-12-09" calcext:value-type="date">
            <text:p>12/09/24</text:p>
          </table:table-cell>
          <table:table-cell office:value-type="float" office:value="0.306307" calcext:value-type="float">
            <text:p>0.306307</text:p>
          </table:table-cell>
        </table:table-row>
        <table:table-row table:style-name="ro1">
          <table:table-cell office:value-type="date" office:date-value="2024-12-10" calcext:value-type="date">
            <text:p>12/10/24</text:p>
          </table:table-cell>
          <table:table-cell office:value-type="float" office:value="0.306504" calcext:value-type="float">
            <text:p>0.306504</text:p>
          </table:table-cell>
        </table:table-row>
        <table:table-row table:style-name="ro1">
          <table:table-cell office:value-type="date" office:date-value="2024-12-11" calcext:value-type="date">
            <text:p>12/11/24</text:p>
          </table:table-cell>
          <table:table-cell office:value-type="float" office:value="0.30834" calcext:value-type="float">
            <text:p>0.30834</text:p>
          </table:table-cell>
        </table:table-row>
        <table:table-row table:style-name="ro1">
          <table:table-cell office:value-type="date" office:date-value="2024-12-12" calcext:value-type="date">
            <text:p>12/12/24</text:p>
          </table:table-cell>
          <table:table-cell office:value-type="float" office:value="0.315584" calcext:value-type="float">
            <text:p>0.315584</text:p>
          </table:table-cell>
        </table:table-row>
        <table:table-row table:style-name="ro1">
          <table:table-cell office:value-type="date" office:date-value="2024-12-13" calcext:value-type="date">
            <text:p>12/13/24</text:p>
          </table:table-cell>
          <table:table-cell office:value-type="float" office:value="0.308097" calcext:value-type="float">
            <text:p>0.308097</text:p>
          </table:table-cell>
        </table:table-row>
        <table:table-row table:style-name="ro1">
          <table:table-cell office:value-type="date" office:date-value="2024-12-14" calcext:value-type="date">
            <text:p>12/14/24</text:p>
          </table:table-cell>
          <table:table-cell office:value-type="float" office:value="0.308097" calcext:value-type="float">
            <text:p>0.308097</text:p>
          </table:table-cell>
        </table:table-row>
        <table:table-row table:style-name="ro1">
          <table:table-cell office:value-type="date" office:date-value="2024-12-15" calcext:value-type="date">
            <text:p>12/15/24</text:p>
          </table:table-cell>
          <table:table-cell office:value-type="float" office:value="0.308097" calcext:value-type="float">
            <text:p>0.308097</text:p>
          </table:table-cell>
        </table:table-row>
        <table:table-row table:style-name="ro1">
          <table:table-cell office:value-type="date" office:date-value="2024-12-16" calcext:value-type="date">
            <text:p>12/16/24</text:p>
          </table:table-cell>
          <table:table-cell office:value-type="float" office:value="0.308505" calcext:value-type="float">
            <text:p>0.308505</text:p>
          </table:table-cell>
        </table:table-row>
        <table:table-row table:style-name="ro1">
          <table:table-cell office:value-type="date" office:date-value="2024-12-17" calcext:value-type="date">
            <text:p>12/17/24</text:p>
          </table:table-cell>
          <table:table-cell office:value-type="float" office:value="0.302835" calcext:value-type="float">
            <text:p>0.302835</text:p>
          </table:table-cell>
        </table:table-row>
        <table:table-row table:style-name="ro1">
          <table:table-cell office:value-type="date" office:date-value="2024-12-18" calcext:value-type="date">
            <text:p>12/18/24</text:p>
          </table:table-cell>
          <table:table-cell office:value-type="float" office:value="0.303023" calcext:value-type="float">
            <text:p>0.303023</text:p>
          </table:table-cell>
        </table:table-row>
        <table:table-row table:style-name="ro1">
          <table:table-cell office:value-type="date" office:date-value="2024-12-19" calcext:value-type="date">
            <text:p>12/19/24</text:p>
          </table:table-cell>
          <table:table-cell office:value-type="float" office:value="0.299354" calcext:value-type="float">
            <text:p>0.299354</text:p>
          </table:table-cell>
        </table:table-row>
        <table:table-row table:style-name="ro1">
          <table:table-cell office:value-type="date" office:date-value="2024-12-20" calcext:value-type="date">
            <text:p>12/20/24</text:p>
          </table:table-cell>
          <table:table-cell office:value-type="float" office:value="0.309599" calcext:value-type="float">
            <text:p>0.309599</text:p>
          </table:table-cell>
        </table:table-row>
        <table:table-row table:style-name="ro1">
          <table:table-cell office:value-type="date" office:date-value="2024-12-21" calcext:value-type="date">
            <text:p>12/21/24</text:p>
          </table:table-cell>
          <table:table-cell office:value-type="float" office:value="0.309599" calcext:value-type="float">
            <text:p>0.309599</text:p>
          </table:table-cell>
        </table:table-row>
        <table:table-row table:style-name="ro1">
          <table:table-cell office:value-type="date" office:date-value="2024-12-22" calcext:value-type="date">
            <text:p>12/22/24</text:p>
          </table:table-cell>
          <table:table-cell office:value-type="float" office:value="0.309599" calcext:value-type="float">
            <text:p>0.309599</text:p>
          </table:table-cell>
        </table:table-row>
        <table:table-row table:style-name="ro1">
          <table:table-cell office:value-type="date" office:date-value="2024-12-23" calcext:value-type="date">
            <text:p>12/23/24</text:p>
          </table:table-cell>
          <table:table-cell office:value-type="float" office:value="0.306" calcext:value-type="float">
            <text:p>0.306</text:p>
          </table:table-cell>
        </table:table-row>
        <table:table-row table:style-name="ro1">
          <table:table-cell office:value-type="date" office:date-value="2024-12-24" calcext:value-type="date">
            <text:p>12/24/24</text:p>
          </table:table-cell>
          <table:table-cell office:value-type="float" office:value="0.306" calcext:value-type="float">
            <text:p>0.306</text:p>
          </table:table-cell>
        </table:table-row>
        <table:table-row table:style-name="ro1">
          <table:table-cell office:value-type="date" office:date-value="2024-12-25" calcext:value-type="date">
            <text:p>12/25/24</text:p>
          </table:table-cell>
          <table:table-cell office:value-type="float" office:value="0.306" calcext:value-type="float">
            <text:p>0.306</text:p>
          </table:table-cell>
        </table:table-row>
        <table:table-row table:style-name="ro1">
          <table:table-cell office:value-type="date" office:date-value="2024-12-26" calcext:value-type="date">
            <text:p>12/26/24</text:p>
          </table:table-cell>
          <table:table-cell office:value-type="float" office:value="0.306" calcext:value-type="float">
            <text:p>0.306</text:p>
          </table:table-cell>
        </table:table-row>
        <table:table-row table:style-name="ro1">
          <table:table-cell office:value-type="date" office:date-value="2024-12-27" calcext:value-type="date">
            <text:p>12/27/24</text:p>
          </table:table-cell>
          <table:table-cell office:value-type="float" office:value="0.302826" calcext:value-type="float">
            <text:p>0.302826</text:p>
          </table:table-cell>
        </table:table-row>
        <table:table-row table:style-name="ro1">
          <table:table-cell office:value-type="date" office:date-value="2024-12-28" calcext:value-type="date">
            <text:p>12/28/24</text:p>
          </table:table-cell>
          <table:table-cell office:value-type="float" office:value="0.302826" calcext:value-type="float">
            <text:p>0.302826</text:p>
          </table:table-cell>
        </table:table-row>
        <table:table-row table:style-name="ro1">
          <table:table-cell office:value-type="date" office:date-value="2024-12-29" calcext:value-type="date">
            <text:p>12/29/24</text:p>
          </table:table-cell>
          <table:table-cell office:value-type="float" office:value="0.302826" calcext:value-type="float">
            <text:p>0.302826</text:p>
          </table:table-cell>
        </table:table-row>
        <table:table-row table:style-name="ro1">
          <table:table-cell office:value-type="date" office:date-value="2024-12-30" calcext:value-type="date">
            <text:p>12/30/24</text:p>
          </table:table-cell>
          <table:table-cell office:value-type="float" office:value="0.302012" calcext:value-type="float">
            <text:p>0.302012</text:p>
          </table:table-cell>
        </table:table-row>
        <table:table-row table:style-name="ro1">
          <table:table-cell office:value-type="date" office:date-value="2024-12-31" calcext:value-type="date">
            <text:p>12/31/24</text:p>
          </table:table-cell>
          <table:table-cell office:value-type="float" office:value="0.304395" calcext:value-type="float">
            <text:p>0.30439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31">00/00/0000</text:date>, <text:time style:data-style-name="N2" text:time-value="03:09:11.2387057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31T03:14:46.897731713</dc:date>
    <meta:editing-duration>PT9H5M35S</meta:editing-duration>
    <meta:editing-cycles>143</meta:editing-cycles>
    <meta:document-statistic meta:table-count="8" meta:cell-count="5411"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CellA As Object
    Dim oCellB As Object
    Dim oCellC As Object
    Dim oCellD As Object
    Dim oCellF As Object
    Dim oCellG As Object
    Dim nLastRow As Integer
    Dim nRow As Integer
    Dim oDateValue As Date
    Dim sCurrencyCode As String
    Dim sFormulaF As String
    Dim sFormulaG As String
    
    ' Get the sheet named "currency_conversion_calculator"
    oSheet = ThisComponent.getSheets().getByName("currency_conversion_calculator")
    
    ' Find the last row with data in column A
    nLastRow = FindLastRow(oSheet, "A", 3)

    ' If bCleanDataActual is True, clear the contents of columns  B, C, F, G from row 4 onwards
    If bCleanDataActual Then
        ClearColumns oSheet, nLastRow
    End If

    
    ' Loop through each row starting from A3
    For nRow = 3 To nLastRow
        ' Get the cell reference for column A
        oCellA = oSheet.getCellByPosition(0, nRow)
        
        ' Check if the cell in column A is not empty
        If oCellA.getString() &lt;&gt; "" Then
            ' Get the value (date) from the cell in column A
            oDateValue = oCellA.getValue()
            
            ' Check if the value is a valid date and not before 2000
            If IsDate(oDateValue) And oDateValue &gt;= DateValue("2000-01-01") Then
                ' Get the cell references for other columns in the same row
                oCellB = oSheet.getCellByPosition(1, nRow)
                oCellC = oSheet.getCellByPosition(2, nRow)
                oCellD = oSheet.getCellByPosition(3, nRow)
                oCellF = oSheet.getCellByPosition(5, nRow)
                oCellG = oSheet.getCellByPosition(6, nRow)
                
                ' Create formula to link B and C to A (like =A3, =A4, etc.)
                oCellB.FormulaLocal = "=A" &amp; (nRow + 1)
                oCellC.FormulaLocal = "=A" &amp; (nRow + 1)
                
                ' Get the currency code from column D
                sCurrencyCode = oCellD.getString()
                
                ' Check if the currency code is not empty
                If sCurrencyCode &lt;&gt; "" Then
                    If sCurrencyCode = "EUR" Then
                        ' Fixed rate for EUR
                        oCellF.setValue(1.95583)
                    ElseIf sCurrencyCode = "BGN" Then 
                        ' Fixed rate for BGN
                        oCellF.setValue(1)
                    Else
                        ' Dynamically construct the formula for other currencies
                        sFormulaF = "=INDEX(" &amp; sCurrencyCode &amp; ".B:B, MATCH(A" &amp; (nRow + 1) &amp; ", " &amp; sCurrencyCode &amp; ".A:A, 0))"
                        oCellF.FormulaLocal = sFormulaF ' Use FormulaLocal for locale-specific syntax
                    End If
                End If
                
                ' Insert the formula for column G
                sFormulaG = "=ROUND(E" &amp; (nRow + 1) &amp; "*F" &amp; (nRow + 1) &amp; ",2)"
                oCellG.FormulaLocal = sFormulaG ' Use FormulaLocal for locale-specific syntax
            End If
        End If
    Next nRow

    ' Set formula for sum in cell I6
    oSheet.getCellByPosition(8, 5).FormulaLocal = "=SUM(G4:G" &amp; nLastRow &amp; ")"
    
    ' Force recalculation of all formulas in the document
    ThisComponent.calculateAll()

    MsgBox "Макросът приключи работа.", 64, "Done"
End Sub

' ---------------------------------------------------------------------


Sub RUN_ME_with_cleaning()
    ' Run the main function with cleaning enabled
    RUN_ME True
End Sub

Sub ClearColumns(oSheet As Object, nLastRow As Integer)
    Dim nRow As Integer
    Dim oCellB As Object
    Dim oCellC As Object
    Dim oCellF As Object
    Dim oCellG As Object
    
    ' Loop from row 4 to the last row with data
    For nRow = 3 To nLastRow
        ' Get the cell references for columns B, C, F, G
        oCellB = oSheet.getCellByPosition(1, nRow)
        oCellC = oSheet.getCellByPosition(2, nRow)
        oCellF = oSheet.getCellByPosition(5, nRow)
        oCellG = oSheet.getCellByPosition(6, nRow)
        
        ' Clear the contents of the cells in these columns
        oCellB.setString("")
        oCellC.setString("")
        oCellF.setString("")
        oCellG.setString("")
    Next nRow
End Sub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